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Lohit Hindi" svg:font-family="'Lohit Hindi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Таблица1" style:family="table">
      <style:table-properties style:width="10.804cm" table:align="left"/>
    </style:style>
    <style:style style:name="Таблица1.A" style:family="table-column">
      <style:table-column-properties style:column-width="4.415cm"/>
    </style:style>
    <style:style style:name="Таблица1.B" style:family="table-column">
      <style:table-column-properties style:column-width="4.637cm"/>
    </style:style>
    <style:style style:name="Таблица1.C" style:family="table-column">
      <style:table-column-properties style:column-width="1.752cm"/>
    </style:style>
    <style:style style:name="Таблица1.A1" style:family="table-cell">
      <style:table-cell-properties style:vertical-align="middle" fo:background-color="#ffd32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="none"/>
    </style:style>
    <style:style style:name="Таблица1.B6" style:family="table-cell">
      <style:table-cell-properties style:vertical-align="middle" fo:padding="0.097cm" fo:border="none"/>
    </style:style>
    <style:style style:name="Таблица1.C6" style:family="table-cell">
      <style:table-cell-properties style:vertical-align="middle" fo:padding="0.097cm" fo:border="none"/>
    </style:style>
    <style:style style:name="Таблица1.A7" style:family="table-cell">
      <style:table-cell-properties style:vertical-align="middle" fo:padding="0.097cm" fo:border="none"/>
    </style:style>
    <style:style style:name="Таблица1.B7" style:family="table-cell">
      <style:table-cell-properties style:vertical-align="middle" fo:padding="0.097cm" fo:border="none"/>
    </style:style>
    <style:style style:name="Таблица1.C7" style:family="table-cell">
      <style:table-cell-properties style:vertical-align="middle" fo:padding="0.097cm" fo:border="none"/>
    </style:style>
    <style:style style:name="Таблица1.A8" style:family="table-cell">
      <style:table-cell-properties style:vertical-align="middle" fo:padding="0.097cm" fo:border="none"/>
    </style:style>
    <style:style style:name="Таблица1.B8" style:family="table-cell">
      <style:table-cell-properties style:vertical-align="middle" fo:padding="0.097cm" fo:border="none"/>
    </style:style>
    <style:style style:name="Таблица1.C8" style:family="table-cell">
      <style:table-cell-properties style:vertical-align="middle" fo:padding="0.097cm" fo:border="none"/>
    </style:style>
    <style:style style:name="Таблица1.A9" style:family="table-cell">
      <style:table-cell-properties style:vertical-align="middle" fo:padding="0.097cm" fo:border="none"/>
    </style:style>
    <style:style style:name="Таблица1.B9" style:family="table-cell">
      <style:table-cell-properties style:vertical-align="middle" fo:padding="0.097cm" fo:border="none"/>
    </style:style>
    <style:style style:name="Таблица1.C9" style:family="table-cell">
      <style:table-cell-properties style:vertical-align="middle" fo:padding="0.097cm" fo:border="none"/>
    </style:style>
    <style:style style:name="Таблица1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" style:family="table">
      <style:table-properties style:width="10.8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2.A" style:family="table-column">
      <style:table-column-properties style:column-width="4.415cm"/>
    </style:style>
    <style:style style:name="Таблица2.B" style:family="table-column">
      <style:table-column-properties style:column-width="4.637cm"/>
    </style:style>
    <style:style style:name="Таблица2.C" style:family="table-column">
      <style:table-column-properties style:column-width="1.752cm"/>
    </style:style>
    <style:style style:name="Таблица2.1" style:family="table-row">
      <style:table-row-properties fo:background-color="transparent" fo:keep-together="auto">
        <style:background-image/>
      </style:table-row-properties>
    </style:style>
    <style:style style:name="Таблица2.A1" style:family="table-cell">
      <style:table-cell-properties style:vertical-align="middle" fo:background-color="#ffd32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="none"/>
    </style:style>
    <style:style style:name="Таблица2.B6" style:family="table-cell">
      <style:table-cell-properties style:vertical-align="middle" fo:padding="0.097cm" fo:border="none"/>
    </style:style>
    <style:style style:name="Таблица2.C6" style:family="table-cell">
      <style:table-cell-properties style:vertical-align="middle" fo:padding="0.097cm" fo:border="none"/>
    </style:style>
    <style:style style:name="Таблица2.A7" style:family="table-cell">
      <style:table-cell-properties style:vertical-align="middle" fo:padding="0.097cm" fo:border="none"/>
    </style:style>
    <style:style style:name="Таблица2.B7" style:family="table-cell">
      <style:table-cell-properties style:vertical-align="middle" fo:padding="0.097cm" fo:border="none"/>
    </style:style>
    <style:style style:name="Таблица2.C7" style:family="table-cell">
      <style:table-cell-properties style:vertical-align="middle" fo:padding="0.097cm" fo:border="none"/>
    </style:style>
    <style:style style:name="Таблица2.A8" style:family="table-cell">
      <style:table-cell-properties style:vertical-align="middle" fo:padding="0.097cm" fo:border="none"/>
    </style:style>
    <style:style style:name="Таблица2.B8" style:family="table-cell">
      <style:table-cell-properties style:vertical-align="middle" fo:padding="0.097cm" fo:border="none"/>
    </style:style>
    <style:style style:name="Таблица2.C8" style:family="table-cell">
      <style:table-cell-properties style:vertical-align="middle" fo:padding="0.097cm" fo:border="none"/>
    </style:style>
    <style:style style:name="Таблица2.A9" style:family="table-cell">
      <style:table-cell-properties style:vertical-align="middle" fo:padding="0.097cm" fo:border="none"/>
    </style:style>
    <style:style style:name="Таблица2.B9" style:family="table-cell">
      <style:table-cell-properties style:vertical-align="middle" fo:padding="0.097cm" fo:border="none"/>
    </style:style>
    <style:style style:name="Таблица2.C9" style:family="table-cell">
      <style:table-cell-properties style:vertical-align="middle" fo:padding="0.097cm" fo:border="none"/>
    </style:style>
    <style:style style:name="Таблица2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" style:family="table">
      <style:table-properties style:width="6.833cm" fo:margin-top="0cm" fo:margin-bottom="0.199cm" table:align="left"/>
    </style:style>
    <style:style style:name="Таблица3.A" style:family="table-column">
      <style:table-column-properties style:column-width="0.654cm"/>
    </style:style>
    <style:style style:name="Таблица3.B" style:family="table-column">
      <style:table-column-properties style:column-width="0.676cm"/>
    </style:style>
    <style:style style:name="Таблица3.C" style:family="table-column">
      <style:table-column-properties style:column-width="2.736cm"/>
    </style:style>
    <style:style style:name="Таблица3.D" style:family="table-column">
      <style:table-column-properties style:column-width="2.768cm"/>
    </style:style>
    <style:style style:name="Таблица3.A1" style:family="table-cell">
      <style:table-cell-properties style:vertical-align="middle" fo:background-color="#ffd32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3.A2" style:family="table-cell">
      <style:table-cell-properties style:vertical-align="middle" fo:padding="0.097cm" fo:border="none"/>
    </style:style>
    <style:style style:name="Таблица3.B2" style:family="table-cell">
      <style:table-cell-properties style:vertical-align="middle" fo:padding="0.097cm" fo:border="none"/>
    </style:style>
    <style:style style:name="Таблица3.C2" style:family="table-cell">
      <style:table-cell-properties style:vertical-align="middle" fo:padding="0.097cm" fo:border="none"/>
    </style:style>
    <style:style style:name="Таблица3.D2" style:family="table-cell">
      <style:table-cell-properties style:vertical-align="middle" fo:padding="0.097cm" fo:border="none"/>
    </style:style>
    <style:style style:name="Таблица3.A3" style:family="table-cell">
      <style:table-cell-properties style:vertical-align="middle" fo:padding="0.097cm" fo:border="none"/>
    </style:style>
    <style:style style:name="Таблица3.B3" style:family="table-cell">
      <style:table-cell-properties style:vertical-align="middle" fo:padding="0.097cm" fo:border="none"/>
    </style:style>
    <style:style style:name="Таблица3.C3" style:family="table-cell">
      <style:table-cell-properties style:vertical-align="middle" fo:padding="0.097cm" fo:border="none"/>
    </style:style>
    <style:style style:name="Таблица3.D3" style:family="table-cell">
      <style:table-cell-properties style:vertical-align="middle" fo:padding="0.097cm" fo:border="none"/>
    </style:style>
    <style:style style:name="Таблица3.A4" style:family="table-cell">
      <style:table-cell-properties style:vertical-align="middle" fo:padding="0.097cm" fo:border="none"/>
    </style:style>
    <style:style style:name="Таблица3.B4" style:family="table-cell">
      <style:table-cell-properties style:vertical-align="middle" fo:padding="0.097cm" fo:border="none"/>
    </style:style>
    <style:style style:name="Таблица3.C4" style:family="table-cell">
      <style:table-cell-properties style:vertical-align="middle" fo:padding="0.097cm" fo:border="none"/>
    </style:style>
    <style:style style:name="Таблица3.D4" style:family="table-cell">
      <style:table-cell-properties style:vertical-align="middle" fo:padding="0.097cm" fo:border="none"/>
    </style:style>
    <style:style style:name="Таблица3.A5" style:family="table-cell">
      <style:table-cell-properties style:vertical-align="middle" fo:padding="0.097cm" fo:border="none"/>
    </style:style>
    <style:style style:name="Таблица3.B5" style:family="table-cell">
      <style:table-cell-properties style:vertical-align="middle" fo:padding="0.097cm" fo:border="none"/>
    </style:style>
    <style:style style:name="Таблица3.C5" style:family="table-cell">
      <style:table-cell-properties style:vertical-align="middle" fo:padding="0.097cm" fo:border="none"/>
    </style:style>
    <style:style style:name="Таблица3.D5" style:family="table-cell">
      <style:table-cell-properties style:vertical-align="middle" fo:padding="0.097cm" fo:border="none"/>
    </style:style>
    <style:style style:name="Таблица3.A6" style:family="table-cell">
      <style:table-cell-properties style:vertical-align="middle" fo:padding="0.097cm" fo:border="none"/>
    </style:style>
    <style:style style:name="Таблица3.B6" style:family="table-cell">
      <style:table-cell-properties style:vertical-align="middle" fo:padding="0.097cm" fo:border="none"/>
    </style:style>
    <style:style style:name="Таблица3.C6" style:family="table-cell">
      <style:table-cell-properties style:vertical-align="middle" fo:padding="0.097cm" fo:border="none"/>
    </style:style>
    <style:style style:name="Таблица3.D6" style:family="table-cell">
      <style:table-cell-properties style:vertical-align="middle" fo:padding="0.097cm" fo:border="none"/>
    </style:style>
    <style:style style:name="Таблица3.A7" style:family="table-cell">
      <style:table-cell-properties style:vertical-align="middle" fo:padding="0.097cm" fo:border="none"/>
    </style:style>
    <style:style style:name="Таблица3.B7" style:family="table-cell">
      <style:table-cell-properties style:vertical-align="middle" fo:padding="0.097cm" fo:border="none"/>
    </style:style>
    <style:style style:name="Таблица3.C7" style:family="table-cell">
      <style:table-cell-properties style:vertical-align="middle" fo:padding="0.097cm" fo:border="none"/>
    </style:style>
    <style:style style:name="Таблица3.D7" style:family="table-cell">
      <style:table-cell-properties style:vertical-align="middle" fo:padding="0.097cm" fo:border="none"/>
    </style:style>
    <style:style style:name="Таблица3.A8" style:family="table-cell">
      <style:table-cell-properties style:vertical-align="middle" fo:padding="0.097cm" fo:border="none"/>
    </style:style>
    <style:style style:name="Таблица3.B8" style:family="table-cell">
      <style:table-cell-properties style:vertical-align="middle" fo:padding="0.097cm" fo:border="none"/>
    </style:style>
    <style:style style:name="Таблица3.C8" style:family="table-cell">
      <style:table-cell-properties style:vertical-align="middle" fo:padding="0.097cm" fo:border="none"/>
    </style:style>
    <style:style style:name="Таблица3.D8" style:family="table-cell">
      <style:table-cell-properties style:vertical-align="middle" fo:padding="0.097cm" fo:border="none"/>
    </style:style>
    <style:style style:name="Таблица3.A9" style:family="table-cell">
      <style:table-cell-properties style:vertical-align="middle" fo:padding="0.097cm" fo:border="none"/>
    </style:style>
    <style:style style:name="Таблица3.B9" style:family="table-cell">
      <style:table-cell-properties style:vertical-align="middle" fo:padding="0.097cm" fo:border="none"/>
    </style:style>
    <style:style style:name="Таблица3.C9" style:family="table-cell">
      <style:table-cell-properties style:vertical-align="middle" fo:padding="0.097cm" fo:border="none"/>
    </style:style>
    <style:style style:name="Таблица3.D9" style:family="table-cell">
      <style:table-cell-properties style:vertical-align="middle" fo:padding="0.097cm" fo:border="none"/>
    </style:style>
    <style:style style:name="Таблица3.A10" style:family="table-cell">
      <style:table-cell-properties style:vertical-align="middle" fo:padding="0.097cm" fo:border="none"/>
    </style:style>
    <style:style style:name="Таблица3.B10" style:family="table-cell">
      <style:table-cell-properties style:vertical-align="middle" fo:padding="0.097cm" fo:border="none"/>
    </style:style>
    <style:style style:name="Таблица3.C10" style:family="table-cell">
      <style:table-cell-properties style:vertical-align="middle" fo:padding="0.097cm" fo:border="none"/>
    </style:style>
    <style:style style:name="Таблица3.D10" style:family="table-cell">
      <style:table-cell-properties style:vertical-align="middle" fo:padding="0.097cm" fo:border="none"/>
    </style:style>
    <style:style style:name="Таблица3.A11" style:family="table-cell">
      <style:table-cell-properties style:vertical-align="middle" fo:padding="0.097cm" fo:border="none"/>
    </style:style>
    <style:style style:name="Таблица3.B11" style:family="table-cell">
      <style:table-cell-properties style:vertical-align="middle" fo:padding="0.097cm" fo:border="none"/>
    </style:style>
    <style:style style:name="Таблица3.C11" style:family="table-cell">
      <style:table-cell-properties style:vertical-align="middle" fo:padding="0.097cm" fo:border="none"/>
    </style:style>
    <style:style style:name="Таблица3.D11" style:family="table-cell">
      <style:table-cell-properties style:vertical-align="middle" fo:padding="0.097cm" fo:border="none"/>
    </style:style>
    <style:style style:name="Таблица3.A12" style:family="table-cell">
      <style:table-cell-properties style:vertical-align="middle" fo:padding="0.097cm" fo:border="none"/>
    </style:style>
    <style:style style:name="Таблица3.B12" style:family="table-cell">
      <style:table-cell-properties style:vertical-align="middle" fo:padding="0.097cm" fo:border="none"/>
    </style:style>
    <style:style style:name="Таблица3.C12" style:family="table-cell">
      <style:table-cell-properties style:vertical-align="middle" fo:padding="0.097cm" fo:border="none"/>
    </style:style>
    <style:style style:name="Таблица3.D12" style:family="table-cell">
      <style:table-cell-properties style:vertical-align="middle" fo:padding="0.097cm" fo:border="none"/>
    </style:style>
    <style:style style:name="Таблица3.A13" style:family="table-cell">
      <style:table-cell-properties style:vertical-align="middle" fo:padding="0.097cm" fo:border="none"/>
    </style:style>
    <style:style style:name="Таблица3.B13" style:family="table-cell">
      <style:table-cell-properties style:vertical-align="middle" fo:padding="0.097cm" fo:border="none"/>
    </style:style>
    <style:style style:name="Таблица3.C13" style:family="table-cell">
      <style:table-cell-properties style:vertical-align="middle" fo:padding="0.097cm" fo:border="none"/>
    </style:style>
    <style:style style:name="Таблица3.D13" style:family="table-cell">
      <style:table-cell-properties style:vertical-align="middle" fo:padding="0.097cm" fo:border="none"/>
    </style:style>
    <style:style style:name="Таблица3.A14" style:family="table-cell">
      <style:table-cell-properties style:vertical-align="middle" fo:padding="0.097cm" fo:border="none"/>
    </style:style>
    <style:style style:name="Таблица3.B14" style:family="table-cell">
      <style:table-cell-properties style:vertical-align="middle" fo:padding="0.097cm" fo:border="none"/>
    </style:style>
    <style:style style:name="Таблица3.C14" style:family="table-cell">
      <style:table-cell-properties style:vertical-align="middle" fo:padding="0.097cm" fo:border="none"/>
    </style:style>
    <style:style style:name="Таблица3.D14" style:family="table-cell">
      <style:table-cell-properties style:vertical-align="middle" fo:padding="0.097cm" fo:border="none"/>
    </style:style>
    <style:style style:name="Таблица3.A15" style:family="table-cell">
      <style:table-cell-properties style:vertical-align="middle" fo:padding="0.097cm" fo:border="none"/>
    </style:style>
    <style:style style:name="Таблица3.B15" style:family="table-cell">
      <style:table-cell-properties style:vertical-align="middle" fo:padding="0.097cm" fo:border="none"/>
    </style:style>
    <style:style style:name="Таблица3.C15" style:family="table-cell">
      <style:table-cell-properties style:vertical-align="middle" fo:padding="0.097cm" fo:border="none"/>
    </style:style>
    <style:style style:name="Таблица3.D15" style:family="table-cell">
      <style:table-cell-properties style:vertical-align="middle" fo:padding="0.097cm" fo:border="none"/>
    </style:style>
    <style:style style:name="Таблица3.A16" style:family="table-cell">
      <style:table-cell-properties style:vertical-align="middle" fo:padding="0.097cm" fo:border="none"/>
    </style:style>
    <style:style style:name="Таблица3.B16" style:family="table-cell">
      <style:table-cell-properties style:vertical-align="middle" fo:padding="0.097cm" fo:border="none"/>
    </style:style>
    <style:style style:name="Таблица3.C16" style:family="table-cell">
      <style:table-cell-properties style:vertical-align="middle" fo:padding="0.097cm" fo:border="none"/>
    </style:style>
    <style:style style:name="Таблица3.D16" style:family="table-cell">
      <style:table-cell-properties style:vertical-align="middle" fo:padding="0.097cm" fo:border="none"/>
    </style:style>
    <style:style style:name="Таблица3.A17" style:family="table-cell">
      <style:table-cell-properties style:vertical-align="middle" fo:padding="0.097cm" fo:border="none"/>
    </style:style>
    <style:style style:name="Таблица3.B17" style:family="table-cell">
      <style:table-cell-properties style:vertical-align="middle" fo:padding="0.097cm" fo:border="none"/>
    </style:style>
    <style:style style:name="Таблица3.C17" style:family="table-cell">
      <style:table-cell-properties style:vertical-align="middle" fo:padding="0.097cm" fo:border="none"/>
    </style:style>
    <style:style style:name="Таблица3.D17" style:family="table-cell">
      <style:table-cell-properties style:vertical-align="middle" fo:padding="0.097cm" fo:border="none"/>
    </style:style>
    <style:style style:name="Таблица3.A18" style:family="table-cell">
      <style:table-cell-properties style:vertical-align="middle" fo:padding="0.097cm" fo:border="none"/>
    </style:style>
    <style:style style:name="Таблица3.B18" style:family="table-cell">
      <style:table-cell-properties style:vertical-align="middle" fo:padding="0.097cm" fo:border="none"/>
    </style:style>
    <style:style style:name="Таблица3.C18" style:family="table-cell">
      <style:table-cell-properties style:vertical-align="middle" fo:padding="0.097cm" fo:border="none"/>
    </style:style>
    <style:style style:name="Таблица3.D18" style:family="table-cell">
      <style:table-cell-properties style:vertical-align="middle" fo:padding="0.097cm" fo:border="none"/>
    </style:style>
    <style:style style:name="Таблица3.A19" style:family="table-cell">
      <style:table-cell-properties style:vertical-align="middle" fo:padding="0.097cm" fo:border="none"/>
    </style:style>
    <style:style style:name="Таблица3.B19" style:family="table-cell">
      <style:table-cell-properties style:vertical-align="middle" fo:padding="0.097cm" fo:border="none"/>
    </style:style>
    <style:style style:name="Таблица3.C19" style:family="table-cell">
      <style:table-cell-properties style:vertical-align="middle" fo:padding="0.097cm" fo:border="none"/>
    </style:style>
    <style:style style:name="Таблица3.D19" style:family="table-cell">
      <style:table-cell-properties style:vertical-align="middle" fo:padding="0.097cm" fo:border="none"/>
    </style:style>
    <style:style style:name="Таблица3.A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.B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.C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.D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" style:family="table">
      <style:table-properties style:width="6.833cm" fo:margin-top="0cm" fo:margin-bottom="0.199cm" table:align="left"/>
    </style:style>
    <style:style style:name="Таблица4.A" style:family="table-column">
      <style:table-column-properties style:column-width="0.654cm"/>
    </style:style>
    <style:style style:name="Таблица4.B" style:family="table-column">
      <style:table-column-properties style:column-width="0.676cm"/>
    </style:style>
    <style:style style:name="Таблица4.C" style:family="table-column">
      <style:table-column-properties style:column-width="2.736cm"/>
    </style:style>
    <style:style style:name="Таблица4.D" style:family="table-column">
      <style:table-column-properties style:column-width="2.768cm"/>
    </style:style>
    <style:style style:name="Таблица4.A1" style:family="table-cell">
      <style:table-cell-properties style:vertical-align="middle" fo:background-color="#ffd32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A2" style:family="table-cell">
      <style:table-cell-properties style:vertical-align="middle" fo:padding="0.097cm" fo:border="none"/>
    </style:style>
    <style:style style:name="Таблица4.B2" style:family="table-cell">
      <style:table-cell-properties style:vertical-align="middle" fo:padding="0.097cm" fo:border="none"/>
    </style:style>
    <style:style style:name="Таблица4.C2" style:family="table-cell">
      <style:table-cell-properties style:vertical-align="middle" fo:padding="0.097cm" fo:border="none"/>
    </style:style>
    <style:style style:name="Таблица4.D2" style:family="table-cell">
      <style:table-cell-properties style:vertical-align="middle" fo:padding="0.097cm" fo:border="none"/>
    </style:style>
    <style:style style:name="Таблица4.A3" style:family="table-cell">
      <style:table-cell-properties style:vertical-align="middle" fo:padding="0.097cm" fo:border="none"/>
    </style:style>
    <style:style style:name="Таблица4.B3" style:family="table-cell">
      <style:table-cell-properties style:vertical-align="middle" fo:padding="0.097cm" fo:border="none"/>
    </style:style>
    <style:style style:name="Таблица4.C3" style:family="table-cell">
      <style:table-cell-properties style:vertical-align="middle" fo:padding="0.097cm" fo:border="none"/>
    </style:style>
    <style:style style:name="Таблица4.D3" style:family="table-cell">
      <style:table-cell-properties style:vertical-align="middle" fo:padding="0.097cm" fo:border="none"/>
    </style:style>
    <style:style style:name="Таблица4.A4" style:family="table-cell">
      <style:table-cell-properties style:vertical-align="middle" fo:padding="0.097cm" fo:border="none"/>
    </style:style>
    <style:style style:name="Таблица4.B4" style:family="table-cell">
      <style:table-cell-properties style:vertical-align="middle" fo:padding="0.097cm" fo:border="none"/>
    </style:style>
    <style:style style:name="Таблица4.C4" style:family="table-cell">
      <style:table-cell-properties style:vertical-align="middle" fo:padding="0.097cm" fo:border="none"/>
    </style:style>
    <style:style style:name="Таблица4.D4" style:family="table-cell">
      <style:table-cell-properties style:vertical-align="middle" fo:padding="0.097cm" fo:border="none"/>
    </style:style>
    <style:style style:name="Таблица4.A5" style:family="table-cell">
      <style:table-cell-properties style:vertical-align="middle" fo:padding="0.097cm" fo:border="none"/>
    </style:style>
    <style:style style:name="Таблица4.B5" style:family="table-cell">
      <style:table-cell-properties style:vertical-align="middle" fo:padding="0.097cm" fo:border="none"/>
    </style:style>
    <style:style style:name="Таблица4.C5" style:family="table-cell">
      <style:table-cell-properties style:vertical-align="middle" fo:padding="0.097cm" fo:border="none"/>
    </style:style>
    <style:style style:name="Таблица4.D5" style:family="table-cell">
      <style:table-cell-properties style:vertical-align="middle" fo:padding="0.097cm" fo:border="none"/>
    </style:style>
    <style:style style:name="Таблица4.A6" style:family="table-cell">
      <style:table-cell-properties style:vertical-align="middle" fo:padding="0.097cm" fo:border="none"/>
    </style:style>
    <style:style style:name="Таблица4.B6" style:family="table-cell">
      <style:table-cell-properties style:vertical-align="middle" fo:padding="0.097cm" fo:border="none"/>
    </style:style>
    <style:style style:name="Таблица4.C6" style:family="table-cell">
      <style:table-cell-properties style:vertical-align="middle" fo:padding="0.097cm" fo:border="none"/>
    </style:style>
    <style:style style:name="Таблица4.D6" style:family="table-cell">
      <style:table-cell-properties style:vertical-align="middle" fo:padding="0.097cm" fo:border="none"/>
    </style:style>
    <style:style style:name="Таблица4.A7" style:family="table-cell">
      <style:table-cell-properties style:vertical-align="middle" fo:padding="0.097cm" fo:border="none"/>
    </style:style>
    <style:style style:name="Таблица4.B7" style:family="table-cell">
      <style:table-cell-properties style:vertical-align="middle" fo:padding="0.097cm" fo:border="none"/>
    </style:style>
    <style:style style:name="Таблица4.C7" style:family="table-cell">
      <style:table-cell-properties style:vertical-align="middle" fo:padding="0.097cm" fo:border="none"/>
    </style:style>
    <style:style style:name="Таблица4.D7" style:family="table-cell">
      <style:table-cell-properties style:vertical-align="middle" fo:padding="0.097cm" fo:border="none"/>
    </style:style>
    <style:style style:name="Таблица4.A8" style:family="table-cell">
      <style:table-cell-properties style:vertical-align="middle" fo:padding="0.097cm" fo:border="none"/>
    </style:style>
    <style:style style:name="Таблица4.B8" style:family="table-cell">
      <style:table-cell-properties style:vertical-align="middle" fo:padding="0.097cm" fo:border="none"/>
    </style:style>
    <style:style style:name="Таблица4.C8" style:family="table-cell">
      <style:table-cell-properties style:vertical-align="middle" fo:padding="0.097cm" fo:border="none"/>
    </style:style>
    <style:style style:name="Таблица4.D8" style:family="table-cell">
      <style:table-cell-properties style:vertical-align="middle" fo:padding="0.097cm" fo:border="none"/>
    </style:style>
    <style:style style:name="Таблица4.A9" style:family="table-cell">
      <style:table-cell-properties style:vertical-align="middle" fo:padding="0.097cm" fo:border="none"/>
    </style:style>
    <style:style style:name="Таблица4.B9" style:family="table-cell">
      <style:table-cell-properties style:vertical-align="middle" fo:padding="0.097cm" fo:border="none"/>
    </style:style>
    <style:style style:name="Таблица4.C9" style:family="table-cell">
      <style:table-cell-properties style:vertical-align="middle" fo:padding="0.097cm" fo:border="none"/>
    </style:style>
    <style:style style:name="Таблица4.D9" style:family="table-cell">
      <style:table-cell-properties style:vertical-align="middle" fo:padding="0.097cm" fo:border="none"/>
    </style:style>
    <style:style style:name="Таблица4.A10" style:family="table-cell">
      <style:table-cell-properties style:vertical-align="middle" fo:padding="0.097cm" fo:border="none"/>
    </style:style>
    <style:style style:name="Таблица4.B10" style:family="table-cell">
      <style:table-cell-properties style:vertical-align="middle" fo:padding="0.097cm" fo:border="none"/>
    </style:style>
    <style:style style:name="Таблица4.C10" style:family="table-cell">
      <style:table-cell-properties style:vertical-align="middle" fo:padding="0.097cm" fo:border="none"/>
    </style:style>
    <style:style style:name="Таблица4.D10" style:family="table-cell">
      <style:table-cell-properties style:vertical-align="middle" fo:padding="0.097cm" fo:border="none"/>
    </style:style>
    <style:style style:name="Таблица4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D1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text-properties fo:font-weight="bold" officeooo:paragraph-rsid="007c9c5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7ec26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51f92" officeooo:paragraph-rsid="0085dc7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1f92" officeooo:paragraph-rsid="00bb9a8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2f32cb"/>
    </style:style>
    <style:style style:name="P8" style:family="paragraph" style:parent-style-name="Standard">
      <style:paragraph-properties fo:text-align="start" style:justify-single-word="false"/>
      <style:text-properties officeooo:paragraph-rsid="0031fbed"/>
    </style:style>
    <style:style style:name="P9" style:family="paragraph" style:parent-style-name="Standard">
      <style:paragraph-properties fo:text-align="start" style:justify-single-word="false"/>
      <style:text-properties officeooo:paragraph-rsid="003bb977"/>
    </style:style>
    <style:style style:name="P10" style:family="paragraph" style:parent-style-name="Standard">
      <style:paragraph-properties fo:text-align="start" style:justify-single-word="false"/>
      <style:text-properties officeooo:paragraph-rsid="0037cf27"/>
    </style:style>
    <style:style style:name="P11" style:family="paragraph" style:parent-style-name="Standard">
      <style:paragraph-properties fo:text-align="start" style:justify-single-word="false"/>
      <style:text-properties officeooo:paragraph-rsid="003c03bb"/>
    </style:style>
    <style:style style:name="P12" style:family="paragraph" style:parent-style-name="Standard">
      <style:paragraph-properties fo:text-align="start" style:justify-single-word="false"/>
      <style:text-properties officeooo:paragraph-rsid="0049f3e7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be7f51" officeooo:paragraph-rsid="00d1dac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be7f51" officeooo:paragraph-rsid="00ca843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be7f51" officeooo:paragraph-rsid="00d5cce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c71d8" officeooo:paragraph-rsid="007b61e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18" style:family="paragraph" style:parent-style-name="Standard">
      <style:text-properties officeooo:paragraph-rsid="007b61ed"/>
    </style:style>
    <style:style style:name="P19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.6cm" fo:margin-bottom="0cm" style:contextual-spacing="false"/>
      <style:text-properties officeooo:paragraph-rsid="007b61ed"/>
    </style:style>
    <style:style style:name="P21" style:family="paragraph" style:parent-style-name="Standard">
      <style:paragraph-properties fo:margin-top="0cm" fo:margin-bottom="0cm" style:contextual-spacing="false" fo:text-align="end" style:justify-single-word="false"/>
      <style:text-properties fo:font-size="13pt" fo:font-weight="bold" officeooo:rsid="001126b1" officeooo:paragraph-rsid="000e8cf3" style:font-size-asian="13pt" style:font-weight-asian="bold" style:font-name-complex="Courier New" style:font-size-complex="13pt" style:font-weight-complex="bold"/>
    </style:style>
    <style:style style:name="P22" style:family="paragraph" style:parent-style-name="Standard">
      <style:paragraph-properties fo:margin-top="0cm" fo:margin-bottom="0cm" style:contextual-spacing="false" fo:text-align="end" style:justify-single-word="false"/>
      <style:text-properties fo:font-size="13pt" fo:font-weight="bold" officeooo:rsid="001126b1" officeooo:paragraph-rsid="00e82989" style:font-size-asian="13pt" style:font-weight-asian="bold" style:font-name-complex="Courier New" style:font-size-complex="13pt" style:font-weight-complex="bold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1pt" fo:font-weight="bold" officeooo:rsid="00428234" officeooo:paragraph-rsid="000e8cf3" style:font-size-asian="11pt" style:font-weight-asian="bold" style:font-name-complex="Courier New" style:font-size-complex="11pt" style:font-weight-complex="bold"/>
    </style:style>
    <style:style style:name="P24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26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e6de47" style:font-size-asian="13pt" style:font-weight-asian="normal" style:font-name-complex="Arial" style:font-size-complex="13pt" style:font-weight-complex="normal"/>
    </style:style>
    <style:style style:name="P27" style:family="paragraph" style:parent-style-name="Text_20_body">
      <style:text-properties officeooo:paragraph-rsid="00c02b6c"/>
    </style:style>
    <style:style style:name="P28" style:family="paragraph" style:parent-style-name="Text_20_body">
      <style:text-properties officeooo:paragraph-rsid="00d4179a"/>
    </style:style>
    <style:style style:name="P29" style:family="paragraph" style:parent-style-name="Text_20_body">
      <style:text-properties officeooo:paragraph-rsid="005ad5ed"/>
    </style:style>
    <style:style style:name="P30" style:family="paragraph" style:parent-style-name="Text_20_body">
      <style:text-properties officeooo:paragraph-rsid="005e8eed"/>
    </style:style>
    <style:style style:name="P31" style:family="paragraph" style:parent-style-name="Text_20_body">
      <style:text-properties officeooo:paragraph-rsid="0064b051"/>
    </style:style>
    <style:style style:name="P32" style:family="paragraph" style:parent-style-name="Text_20_body">
      <style:text-properties officeooo:paragraph-rsid="00605b6c"/>
    </style:style>
    <style:style style:name="P33" style:family="paragraph" style:parent-style-name="Text_20_body">
      <style:text-properties officeooo:paragraph-rsid="0066a03e"/>
    </style:style>
    <style:style style:name="P34" style:family="paragraph" style:parent-style-name="Text_20_body">
      <style:text-properties officeooo:paragraph-rsid="00dc2d00"/>
    </style:style>
    <style:style style:name="P35" style:family="paragraph" style:parent-style-name="Text_20_body">
      <style:text-properties officeooo:paragraph-rsid="006884a8"/>
    </style:style>
    <style:style style:name="P36" style:family="paragraph" style:parent-style-name="Text_20_body">
      <style:text-properties officeooo:paragraph-rsid="007f8e62"/>
    </style:style>
    <style:style style:name="P37" style:family="paragraph" style:parent-style-name="Text_20_body">
      <style:text-properties officeooo:paragraph-rsid="00810b7b"/>
    </style:style>
    <style:style style:name="P38" style:family="paragraph" style:parent-style-name="Text_20_body">
      <style:text-properties officeooo:paragraph-rsid="0081e5e5"/>
    </style:style>
    <style:style style:name="P39" style:family="paragraph" style:parent-style-name="Text_20_body">
      <style:text-properties officeooo:paragraph-rsid="0072fef5"/>
    </style:style>
    <style:style style:name="P40" style:family="paragraph" style:parent-style-name="Text_20_body">
      <style:text-properties officeooo:paragraph-rsid="0073f843"/>
    </style:style>
    <style:style style:name="P41" style:family="paragraph" style:parent-style-name="Text_20_body">
      <style:text-properties officeooo:paragraph-rsid="006d99c6"/>
    </style:style>
    <style:style style:name="P42" style:family="paragraph" style:parent-style-name="Text_20_body">
      <style:text-properties officeooo:paragraph-rsid="00dda177"/>
    </style:style>
    <style:style style:name="P43" style:family="paragraph" style:parent-style-name="Text_20_body">
      <style:text-properties officeooo:paragraph-rsid="0082f0ac"/>
    </style:style>
    <style:style style:name="P44" style:family="paragraph" style:parent-style-name="Text_20_body">
      <style:text-properties officeooo:rsid="0082f0ac" officeooo:paragraph-rsid="0082f0ac"/>
    </style:style>
    <style:style style:name="P45" style:family="paragraph" style:parent-style-name="Text_20_body">
      <style:text-properties officeooo:rsid="0083d734" officeooo:paragraph-rsid="0083d734"/>
    </style:style>
    <style:style style:name="P46" style:family="paragraph" style:parent-style-name="Text_20_body">
      <style:text-properties officeooo:paragraph-rsid="00990b04"/>
    </style:style>
    <style:style style:name="P47" style:family="paragraph" style:parent-style-name="Text_20_body">
      <style:text-properties officeooo:paragraph-rsid="00de6cf8"/>
    </style:style>
    <style:style style:name="P48" style:family="paragraph" style:parent-style-name="Text_20_body">
      <style:text-properties officeooo:paragraph-rsid="00a049a0"/>
    </style:style>
    <style:style style:name="P49" style:family="paragraph" style:parent-style-name="Text_20_body">
      <style:text-properties officeooo:paragraph-rsid="009d387d"/>
    </style:style>
    <style:style style:name="P50" style:family="paragraph" style:parent-style-name="Text_20_body">
      <style:text-properties officeooo:paragraph-rsid="00a5800e"/>
    </style:style>
    <style:style style:name="P51" style:family="paragraph" style:parent-style-name="Text_20_body">
      <style:text-properties officeooo:paragraph-rsid="00df0a04"/>
    </style:style>
    <style:style style:name="P52" style:family="paragraph" style:parent-style-name="Text_20_body">
      <style:text-properties officeooo:paragraph-rsid="00e0c6ac"/>
    </style:style>
    <style:style style:name="P53" style:family="paragraph" style:parent-style-name="Text_20_body">
      <style:text-properties officeooo:paragraph-rsid="00a86d6c"/>
    </style:style>
    <style:style style:name="P54" style:family="paragraph" style:parent-style-name="Text_20_body">
      <style:text-properties officeooo:paragraph-rsid="00a9f5cc"/>
    </style:style>
    <style:style style:name="P55" style:family="paragraph" style:parent-style-name="Text_20_body">
      <style:text-properties officeooo:paragraph-rsid="00aa10b4"/>
    </style:style>
    <style:style style:name="P56" style:family="paragraph" style:parent-style-name="Text_20_body">
      <style:text-properties officeooo:paragraph-rsid="006fb393"/>
    </style:style>
    <style:style style:name="P57" style:family="paragraph" style:parent-style-name="Text_20_body">
      <style:text-properties officeooo:paragraph-rsid="00722581"/>
    </style:style>
    <style:style style:name="P58" style:family="paragraph" style:parent-style-name="Text_20_body">
      <style:text-properties officeooo:paragraph-rsid="00acb3d3"/>
    </style:style>
    <style:style style:name="P59" style:family="paragraph" style:parent-style-name="Text_20_body">
      <style:text-properties officeooo:paragraph-rsid="00addcb1"/>
    </style:style>
    <style:style style:name="P60" style:family="paragraph" style:parent-style-name="Text_20_body">
      <style:text-properties officeooo:paragraph-rsid="00b682d9"/>
    </style:style>
    <style:style style:name="P61" style:family="paragraph" style:parent-style-name="Heading_20_1">
      <style:text-properties officeooo:rsid="00520ca6" officeooo:paragraph-rsid="00520ca6"/>
    </style:style>
    <style:style style:name="P62" style:family="paragraph" style:parent-style-name="Heading_20_1">
      <style:text-properties officeooo:rsid="00acb3d3" officeooo:paragraph-rsid="00acb3d3"/>
    </style:style>
    <style:style style:name="P63" style:family="paragraph" style:parent-style-name="Heading_20_1">
      <style:text-properties officeooo:rsid="0011af58" officeooo:paragraph-rsid="0011af58"/>
    </style:style>
    <style:style style:name="P64" style:family="paragraph" style:parent-style-name="Table_20_Contents">
      <style:paragraph-properties fo:text-align="center" style:justify-single-word="false"/>
    </style:style>
    <style:style style:name="P65" style:family="paragraph" style:parent-style-name="Table_20_Contents">
      <style:paragraph-properties fo:text-align="center" style:justify-single-word="false"/>
      <style:text-properties officeooo:paragraph-rsid="00b253e0"/>
    </style:style>
    <style:style style:name="P66" style:family="paragraph" style:parent-style-name="Table_20_Contents">
      <style:paragraph-properties fo:text-align="center" style:justify-single-word="false"/>
      <style:text-properties officeooo:paragraph-rsid="00d9453d"/>
    </style:style>
    <style:style style:name="P67" style:family="paragraph" style:parent-style-name="Table_20_Contents">
      <style:paragraph-properties fo:text-align="center" style:justify-single-word="false"/>
      <style:text-properties officeooo:paragraph-rsid="00b5d82c"/>
    </style:style>
    <style:style style:name="P68" style:family="paragraph" style:parent-style-name="Table_20_Contents">
      <style:paragraph-properties fo:text-align="center" style:justify-single-word="false"/>
      <style:text-properties officeooo:paragraph-rsid="00b4a822"/>
    </style:style>
    <style:style style:name="P69" style:family="paragraph" style:parent-style-name="Table_20_Contents">
      <style:paragraph-properties fo:text-align="center" style:justify-single-word="false"/>
      <style:text-properties officeooo:paragraph-rsid="00da6011"/>
    </style:style>
    <style:style style:name="P70" style:family="paragraph" style:parent-style-name="Table_20_Contents">
      <style:paragraph-properties fo:text-align="center" style:justify-single-word="false"/>
      <style:text-properties officeooo:paragraph-rsid="0014adc6"/>
    </style:style>
    <style:style style:name="P71" style:family="paragraph" style:parent-style-name="Table_20_Contents">
      <style:paragraph-properties fo:text-align="center" style:justify-single-word="false"/>
      <style:text-properties officeooo:paragraph-rsid="0011af58"/>
    </style:style>
    <style:style style:name="P72" style:family="paragraph" style:parent-style-name="Table_20_Contents">
      <style:paragraph-properties fo:text-align="center" style:justify-single-word="false"/>
      <style:text-properties officeooo:paragraph-rsid="00155ac0"/>
    </style:style>
    <style:style style:name="P73" style:family="paragraph" style:parent-style-name="Table_20_Contents">
      <style:paragraph-properties fo:text-align="center" style:justify-single-word="false"/>
      <style:text-properties officeooo:paragraph-rsid="0016a79d"/>
    </style:style>
    <style:style style:name="P74" style:family="paragraph" style:parent-style-name="Table_20_Contents">
      <style:paragraph-properties fo:text-align="center" style:justify-single-word="false"/>
      <style:text-properties officeooo:paragraph-rsid="001773f2"/>
    </style:style>
    <style:style style:name="P75" style:family="paragraph" style:parent-style-name="Table_20_Contents">
      <style:paragraph-properties fo:text-align="center" style:justify-single-word="false"/>
      <style:text-properties officeooo:paragraph-rsid="003e70cb"/>
    </style:style>
    <style:style style:name="P76" style:family="paragraph" style:parent-style-name="Table_20_Contents">
      <style:paragraph-properties fo:text-align="center" style:justify-single-word="false"/>
      <style:text-properties officeooo:paragraph-rsid="00400c36"/>
    </style:style>
    <style:style style:name="P77" style:family="paragraph" style:parent-style-name="Table_20_Contents">
      <style:paragraph-properties fo:text-align="center" style:justify-single-word="false"/>
      <style:text-properties officeooo:paragraph-rsid="0040086f"/>
    </style:style>
    <style:style style:name="P78" style:family="paragraph" style:parent-style-name="Table_20_Contents">
      <style:paragraph-properties fo:text-align="center" style:justify-single-word="false"/>
      <style:text-properties officeooo:paragraph-rsid="0026ac4f"/>
    </style:style>
    <style:style style:name="P79" style:family="paragraph" style:parent-style-name="Table_20_Contents">
      <style:paragraph-properties fo:text-align="center" style:justify-single-word="false"/>
      <style:text-properties officeooo:paragraph-rsid="0027cfd7"/>
    </style:style>
    <style:style style:name="P80" style:family="paragraph" style:parent-style-name="Table_20_Contents">
      <style:paragraph-properties fo:text-align="center" style:justify-single-word="false"/>
      <style:text-properties officeooo:paragraph-rsid="0027f3bd"/>
    </style:style>
    <style:style style:name="P81" style:family="paragraph" style:parent-style-name="Table_20_Contents">
      <style:paragraph-properties fo:text-align="center" style:justify-single-word="false"/>
      <style:text-properties officeooo:paragraph-rsid="00299fad"/>
    </style:style>
    <style:style style:name="P82" style:family="paragraph" style:parent-style-name="Table_20_Contents">
      <style:paragraph-properties fo:text-align="center" style:justify-single-word="false"/>
      <style:text-properties officeooo:rsid="00b253e0" officeooo:paragraph-rsid="00b253e0"/>
    </style:style>
    <style:style style:name="P83" style:family="paragraph" style:parent-style-name="Table_20_Contents">
      <style:paragraph-properties fo:text-align="center" style:justify-single-word="false"/>
      <style:text-properties officeooo:rsid="00d9453d" officeooo:paragraph-rsid="00d9453d"/>
    </style:style>
    <style:style style:name="P8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officeooo:rsid="0015a994" officeooo:paragraph-rsid="000e8cf3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rsid="0015a994" officeooo:paragraph-rsid="0026ac4f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officeooo:rsid="00da6011" officeooo:paragraph-rsid="00da6011"/>
    </style:style>
    <style:style style:name="P89" style:family="paragraph" style:parent-style-name="Table_20_Contents">
      <style:paragraph-properties fo:text-align="center" style:justify-single-word="false"/>
      <style:text-properties officeooo:rsid="0011af58" officeooo:paragraph-rsid="0011af58"/>
    </style:style>
    <style:style style:name="P90" style:family="paragraph" style:parent-style-name="Table_20_Contents">
      <style:paragraph-properties fo:text-align="center" style:justify-single-word="false"/>
      <style:text-properties officeooo:rsid="0011af58" officeooo:paragraph-rsid="0026ac4f"/>
    </style:style>
    <style:style style:name="P91" style:family="paragraph" style:parent-style-name="Table_20_Contents">
      <style:paragraph-properties fo:text-align="center" style:justify-single-word="false"/>
      <style:text-properties officeooo:rsid="003e70cb" officeooo:paragraph-rsid="003e70cb"/>
    </style:style>
    <style:style style:name="P92" style:family="paragraph" style:parent-style-name="Heading_20_2">
      <style:text-properties officeooo:rsid="0052a688" officeooo:paragraph-rsid="0052a688"/>
    </style:style>
    <style:style style:name="P93" style:family="paragraph" style:parent-style-name="Heading_20_2">
      <style:text-properties officeooo:rsid="006008d8" officeooo:paragraph-rsid="006008d8"/>
    </style:style>
    <style:style style:name="P94" style:family="paragraph" style:parent-style-name="Heading_20_2">
      <style:text-properties officeooo:rsid="007f8e62" officeooo:paragraph-rsid="007f8e62"/>
    </style:style>
    <style:style style:name="P95" style:family="paragraph" style:parent-style-name="Heading_20_2">
      <style:text-properties officeooo:rsid="0072fef5" officeooo:paragraph-rsid="0072fef5"/>
    </style:style>
    <style:style style:name="P96" style:family="paragraph" style:parent-style-name="Heading_20_2">
      <style:text-properties officeooo:rsid="006d99c6" officeooo:paragraph-rsid="006d99c6"/>
    </style:style>
    <style:style style:name="P97" style:family="paragraph" style:parent-style-name="Heading_20_2">
      <style:text-properties officeooo:rsid="0082f0ac" officeooo:paragraph-rsid="0082f0ac"/>
    </style:style>
    <style:style style:name="P98" style:family="paragraph" style:parent-style-name="Heading_20_2">
      <style:text-properties officeooo:rsid="00990b04" officeooo:paragraph-rsid="00990b04"/>
    </style:style>
    <style:style style:name="P99" style:family="paragraph" style:parent-style-name="Heading_20_2">
      <style:text-properties officeooo:rsid="009c7229" officeooo:paragraph-rsid="009c7229"/>
    </style:style>
    <style:style style:name="P100" style:family="paragraph" style:parent-style-name="Heading_20_2">
      <style:text-properties officeooo:rsid="00a5800e" officeooo:paragraph-rsid="00a5800e"/>
    </style:style>
    <style:style style:name="P101" style:family="paragraph" style:parent-style-name="Heading_20_2">
      <style:text-properties officeooo:rsid="00a86d6c" officeooo:paragraph-rsid="00a86d6c"/>
    </style:style>
    <style:style style:name="P102" style:family="paragraph" style:parent-style-name="Heading_20_2">
      <style:text-properties officeooo:rsid="006fb393" officeooo:paragraph-rsid="006fb393"/>
    </style:style>
    <style:style style:name="P103" style:family="paragraph" style:parent-style-name="Heading_20_2">
      <style:text-properties officeooo:rsid="00acb3d3" officeooo:paragraph-rsid="00acb3d3"/>
    </style:style>
    <style:style style:name="P104" style:family="paragraph" style:parent-style-name="Heading_20_2">
      <style:text-properties officeooo:rsid="00addcb1" officeooo:paragraph-rsid="00addcb1"/>
    </style:style>
    <style:style style:name="P105" style:family="paragraph" style:parent-style-name="Heading_20_2">
      <style:text-properties officeooo:rsid="00b682d9" officeooo:paragraph-rsid="00b682d9"/>
    </style:style>
    <style:style style:name="P106" style:family="paragraph" style:parent-style-name="Heading_20_2">
      <style:text-properties fo:font-weight="bold" officeooo:rsid="0011af58" officeooo:paragraph-rsid="0011af58" style:font-weight-asian="bold" style:font-weight-complex="bold"/>
    </style:style>
    <style:style style:name="P107" style:family="paragraph" style:parent-style-name="Heading_20_2">
      <style:text-properties officeooo:rsid="0024ca53" officeooo:paragraph-rsid="0024ca53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fo:color="#800080" officeooo:rsid="002dd98c"/>
    </style:style>
    <style:style style:name="T5" style:family="text">
      <style:text-properties officeooo:rsid="0051db22"/>
    </style:style>
    <style:style style:name="T6" style:family="text">
      <style:text-properties officeooo:rsid="00532ea3"/>
    </style:style>
    <style:style style:name="T7" style:family="text">
      <style:text-properties fo:color="#ff3366"/>
    </style:style>
    <style:style style:name="T8" style:family="text">
      <style:text-properties fo:color="#ff3366" officeooo:rsid="00e65d29" style:font-name-complex="Times New Roman1"/>
    </style:style>
    <style:style style:name="T9" style:family="text">
      <style:text-properties fo:color="#ff3366" officeooo:rsid="00e82989"/>
    </style:style>
    <style:style style:name="T10" style:family="text">
      <style:text-properties fo:color="#ff3366" officeooo:rsid="00e8ff4e"/>
    </style:style>
    <style:style style:name="T11" style:family="text">
      <style:text-properties fo:color="#00ae00"/>
    </style:style>
    <style:style style:name="T12" style:family="text">
      <style:text-properties fo:color="#00ae00" officeooo:rsid="00473854"/>
    </style:style>
    <style:style style:name="T13" style:family="text">
      <style:text-properties fo:color="#00ae00" officeooo:rsid="00e82989"/>
    </style:style>
    <style:style style:name="T14" style:family="text">
      <style:text-properties fo:color="#00ae00" officeooo:rsid="00e8ff4e"/>
    </style:style>
    <style:style style:name="T15" style:family="text">
      <style:text-properties officeooo:rsid="00473854"/>
    </style:style>
    <style:style style:name="T16" style:family="text">
      <style:text-properties officeooo:rsid="00461444"/>
    </style:style>
    <style:style style:name="T17" style:family="text">
      <style:text-properties officeooo:rsid="0049dc04" style:font-name-complex="Arial2"/>
    </style:style>
    <style:style style:name="T18" style:family="text">
      <style:text-properties officeooo:rsid="0049dc04" style:font-name-complex="Times New Roman1"/>
    </style:style>
    <style:style style:name="T19" style:family="text">
      <style:text-properties officeooo:rsid="0011af58" style:font-name-complex="Times New Roman1"/>
    </style:style>
    <style:style style:name="T20" style:family="text">
      <style:text-properties officeooo:rsid="00e26891" style:font-name-complex="Times New Roman1"/>
    </style:style>
    <style:style style:name="T21" style:family="text">
      <style:text-properties officeooo:rsid="00e5f534" style:font-name-complex="Times New Roman1"/>
    </style:style>
    <style:style style:name="T22" style:family="text">
      <style:text-properties officeooo:rsid="00e65d29" style:font-name-complex="Times New Roman1"/>
    </style:style>
    <style:style style:name="T23" style:family="text">
      <style:text-properties officeooo:rsid="004be36f"/>
    </style:style>
    <style:style style:name="T24" style:family="text">
      <style:text-properties officeooo:rsid="00103086"/>
    </style:style>
    <style:style style:name="T25" style:family="text">
      <style:text-properties officeooo:rsid="00136d08"/>
    </style:style>
    <style:style style:name="T26" style:family="text">
      <style:text-properties officeooo:rsid="0014adc6"/>
    </style:style>
    <style:style style:name="T27" style:family="text">
      <style:text-properties officeooo:rsid="00155ac0"/>
    </style:style>
    <style:style style:name="T28" style:family="text">
      <style:text-properties officeooo:rsid="0016a79d"/>
    </style:style>
    <style:style style:name="T29" style:family="text">
      <style:text-properties officeooo:rsid="001773f2"/>
    </style:style>
    <style:style style:name="T30" style:family="text">
      <style:text-properties officeooo:rsid="001915c8"/>
    </style:style>
    <style:style style:name="T31" style:family="text">
      <style:text-properties officeooo:rsid="001c25fb"/>
    </style:style>
    <style:style style:name="T32" style:family="text">
      <style:text-properties officeooo:rsid="001db4fb"/>
    </style:style>
    <style:style style:name="T33" style:family="text">
      <style:text-properties officeooo:rsid="002257e3"/>
    </style:style>
    <style:style style:name="T34" style:family="text">
      <style:text-properties officeooo:rsid="0023680e"/>
    </style:style>
    <style:style style:name="T35" style:family="text">
      <style:text-properties officeooo:rsid="0026ac4f"/>
    </style:style>
    <style:style style:name="T36" style:family="text">
      <style:text-properties officeooo:rsid="0027cfd7"/>
    </style:style>
    <style:style style:name="T37" style:family="text">
      <style:text-properties officeooo:rsid="0027f3bd"/>
    </style:style>
    <style:style style:name="T38" style:family="text">
      <style:text-properties officeooo:rsid="00299fad"/>
    </style:style>
    <style:style style:name="T39" style:family="text">
      <style:text-properties officeooo:rsid="002a1e33"/>
    </style:style>
    <style:style style:name="T40" style:family="text">
      <style:text-properties style:text-position="super 58%" officeooo:rsid="002a1e33"/>
    </style:style>
    <style:style style:name="T41" style:family="text">
      <style:text-properties officeooo:rsid="002c4841"/>
    </style:style>
    <style:style style:name="T42" style:family="text">
      <style:text-properties officeooo:rsid="002f32cb"/>
    </style:style>
    <style:style style:name="T43" style:family="text">
      <style:text-properties officeooo:rsid="0031fbed"/>
    </style:style>
    <style:style style:name="T44" style:family="text">
      <style:text-properties officeooo:rsid="0034c243"/>
    </style:style>
    <style:style style:name="T45" style:family="text">
      <style:text-properties officeooo:rsid="003500b0"/>
    </style:style>
    <style:style style:name="T46" style:family="text">
      <style:text-properties officeooo:rsid="003684e1"/>
    </style:style>
    <style:style style:name="T47" style:family="text">
      <style:text-properties officeooo:rsid="0037cf27"/>
    </style:style>
    <style:style style:name="T48" style:family="text">
      <style:text-properties officeooo:rsid="0039e8e1"/>
    </style:style>
    <style:style style:name="T49" style:family="text">
      <style:text-properties officeooo:rsid="003a4305"/>
    </style:style>
    <style:style style:name="T50" style:family="text">
      <style:text-properties officeooo:rsid="003aab0c"/>
    </style:style>
    <style:style style:name="T51" style:family="text">
      <style:text-properties officeooo:rsid="003b7c73"/>
    </style:style>
    <style:style style:name="T52" style:family="text">
      <style:text-properties officeooo:rsid="003bb977"/>
    </style:style>
    <style:style style:name="T53" style:family="text">
      <style:text-properties officeooo:rsid="003c03bb"/>
    </style:style>
    <style:style style:name="T54" style:family="text">
      <style:text-properties officeooo:rsid="003dc003"/>
    </style:style>
    <style:style style:name="T55" style:family="text">
      <style:text-properties officeooo:rsid="00400c36"/>
    </style:style>
    <style:style style:name="T56" style:family="text">
      <style:text-properties officeooo:rsid="00425044"/>
    </style:style>
    <style:style style:name="T57" style:family="text">
      <style:text-properties officeooo:rsid="0043a571"/>
    </style:style>
    <style:style style:name="T58" style:family="text">
      <style:text-properties officeooo:rsid="00483b40"/>
    </style:style>
    <style:style style:name="T59" style:family="text">
      <style:text-properties officeooo:rsid="0049f3e7"/>
    </style:style>
    <style:style style:name="T60" style:family="text">
      <style:text-properties officeooo:rsid="004b92e5"/>
    </style:style>
    <style:style style:name="T61" style:family="text">
      <style:text-properties officeooo:rsid="004d4bc2"/>
    </style:style>
    <style:style style:name="T62" style:family="text">
      <style:text-properties officeooo:rsid="004e1f46"/>
    </style:style>
    <style:style style:name="T63" style:family="text">
      <style:text-properties officeooo:rsid="004fec1e"/>
    </style:style>
    <style:style style:name="T64" style:family="text">
      <style:text-properties officeooo:rsid="00518080"/>
    </style:style>
    <style:style style:name="T65" style:family="text">
      <style:text-properties officeooo:rsid="0052a688"/>
    </style:style>
    <style:style style:name="T66" style:family="text">
      <style:text-properties officeooo:rsid="00531940"/>
    </style:style>
    <style:style style:name="T67" style:family="text">
      <style:text-properties officeooo:rsid="005426d8"/>
    </style:style>
    <style:style style:name="T68" style:family="text">
      <style:text-properties officeooo:rsid="0054adff"/>
    </style:style>
    <style:style style:name="T69" style:family="text">
      <style:text-properties officeooo:rsid="00566002"/>
    </style:style>
    <style:style style:name="T70" style:family="text">
      <style:text-properties officeooo:rsid="00570ded"/>
    </style:style>
    <style:style style:name="T71" style:family="text">
      <style:text-properties officeooo:rsid="00583ab5"/>
    </style:style>
    <style:style style:name="T72" style:family="text">
      <style:text-properties officeooo:rsid="0058dae7"/>
    </style:style>
    <style:style style:name="T73" style:family="text">
      <style:text-properties officeooo:rsid="005ad5ed"/>
    </style:style>
    <style:style style:name="T74" style:family="text">
      <style:text-properties officeooo:rsid="005e8eed"/>
    </style:style>
    <style:style style:name="T75" style:family="text">
      <style:text-properties officeooo:rsid="005f8bcc"/>
    </style:style>
    <style:style style:name="T76" style:family="text">
      <style:text-properties officeooo:rsid="006008d8"/>
    </style:style>
    <style:style style:name="T77" style:family="text">
      <style:text-properties officeooo:rsid="00605b6c"/>
    </style:style>
    <style:style style:name="T78" style:family="text">
      <style:text-properties officeooo:rsid="00639ebb"/>
    </style:style>
    <style:style style:name="T79" style:family="text">
      <style:text-properties officeooo:rsid="0064b051"/>
    </style:style>
    <style:style style:name="T80" style:family="text">
      <style:text-properties officeooo:rsid="0066a03e"/>
    </style:style>
    <style:style style:name="T81" style:family="text">
      <style:text-properties officeooo:rsid="006884a8"/>
    </style:style>
    <style:style style:name="T82" style:family="text">
      <style:text-properties officeooo:rsid="006a5f72"/>
    </style:style>
    <style:style style:name="T83" style:family="text">
      <style:text-properties officeooo:rsid="006c0d58"/>
    </style:style>
    <style:style style:name="T84" style:family="text">
      <style:text-properties officeooo:rsid="006d99c6"/>
    </style:style>
    <style:style style:name="T85" style:family="text">
      <style:text-properties officeooo:rsid="006f12cc"/>
    </style:style>
    <style:style style:name="T86" style:family="text">
      <style:text-properties officeooo:rsid="006f20b5"/>
    </style:style>
    <style:style style:name="T87" style:family="text">
      <style:text-properties officeooo:rsid="006f4ea8"/>
    </style:style>
    <style:style style:name="T88" style:family="text">
      <style:text-properties officeooo:rsid="006fb393"/>
    </style:style>
    <style:style style:name="T89" style:family="text">
      <style:text-properties officeooo:rsid="007066b0"/>
    </style:style>
    <style:style style:name="T90" style:family="text">
      <style:text-properties officeooo:rsid="00722581"/>
    </style:style>
    <style:style style:name="T91" style:family="text">
      <style:text-properties officeooo:rsid="0072fef5"/>
    </style:style>
    <style:style style:name="T92" style:family="text">
      <style:text-properties officeooo:rsid="0073f843"/>
    </style:style>
    <style:style style:name="T93" style:family="text">
      <style:text-properties fo:font-weight="normal" officeooo:rsid="001e21e7" style:font-weight-asian="normal" style:font-weight-complex="normal"/>
    </style:style>
    <style:style style:name="T94" style:family="text">
      <style:text-properties fo:font-weight="normal" officeooo:rsid="000f29b3" style:font-weight-asian="normal" style:font-weight-complex="normal"/>
    </style:style>
    <style:style style:name="T95" style:family="text">
      <style:text-properties fo:font-weight="normal" officeooo:rsid="001f57b0" style:font-weight-asian="normal" style:font-weight-complex="normal"/>
    </style:style>
    <style:style style:name="T96" style:family="text">
      <style:text-properties fo:font-weight="normal" officeooo:rsid="001fbd3d" style:font-weight-asian="normal" style:font-weight-complex="normal"/>
    </style:style>
    <style:style style:name="T97" style:family="text">
      <style:text-properties fo:font-weight="normal" officeooo:rsid="001fde3d" style:font-weight-asian="normal" style:font-weight-complex="normal"/>
    </style:style>
    <style:style style:name="T98" style:family="text">
      <style:text-properties fo:font-weight="normal" officeooo:rsid="00160491" style:font-weight-asian="normal" style:font-weight-complex="normal"/>
    </style:style>
    <style:style style:name="T99" style:family="text">
      <style:text-properties fo:font-weight="normal" officeooo:rsid="000bf78c" style:font-weight-asian="normal" style:font-weight-complex="normal"/>
    </style:style>
    <style:style style:name="T100" style:family="text">
      <style:text-properties fo:font-weight="normal" officeooo:rsid="000b026e" style:font-weight-asian="normal" style:font-weight-complex="normal"/>
    </style:style>
    <style:style style:name="T101" style:family="text">
      <style:text-properties fo:font-weight="normal" officeooo:rsid="0011a388" style:font-weight-asian="normal" style:font-weight-complex="normal"/>
    </style:style>
    <style:style style:name="T102" style:family="text">
      <style:text-properties fo:font-weight="normal" officeooo:rsid="00166b90" style:font-weight-asian="normal" style:font-weight-complex="normal"/>
    </style:style>
    <style:style style:name="T103" style:family="text">
      <style:text-properties fo:font-weight="normal" officeooo:rsid="007d7172" style:font-weight-asian="normal" style:font-weight-complex="normal"/>
    </style:style>
    <style:style style:name="T104" style:family="text">
      <style:text-properties fo:font-weight="normal" officeooo:rsid="007ec260" style:font-weight-asian="normal" style:font-weight-complex="normal"/>
    </style:style>
    <style:style style:name="T105" style:family="text">
      <style:text-properties fo:font-weight="normal" officeooo:rsid="007ee063" style:font-weight-asian="normal" style:font-weight-complex="normal"/>
    </style:style>
    <style:style style:name="T106" style:family="text">
      <style:text-properties fo:font-weight="normal" officeooo:rsid="00858e4f" style:font-weight-asian="normal" style:font-weight-complex="normal"/>
    </style:style>
    <style:style style:name="T107" style:family="text">
      <style:text-properties fo:font-weight="normal" officeooo:rsid="0085dc7d" style:font-weight-asian="normal" style:font-weight-complex="normal"/>
    </style:style>
    <style:style style:name="T108" style:family="text">
      <style:text-properties fo:font-weight="normal" officeooo:rsid="009f37cd" style:font-weight-asian="normal" style:font-weight-complex="normal"/>
    </style:style>
    <style:style style:name="T109" style:family="text">
      <style:text-properties fo:font-weight="normal" officeooo:rsid="00bb9a81" style:font-weight-asian="normal" style:font-weight-complex="normal"/>
    </style:style>
    <style:style style:name="T110" style:family="text">
      <style:text-properties fo:font-weight="normal" officeooo:rsid="00bd0a32" style:font-weight-asian="normal" style:font-weight-complex="normal"/>
    </style:style>
    <style:style style:name="T111" style:family="text">
      <style:text-properties fo:font-weight="normal" officeooo:rsid="00eff138" style:font-weight-asian="normal" style:font-weight-complex="normal"/>
    </style:style>
    <style:style style:name="T112" style:family="text">
      <style:text-properties fo:font-weight="normal" officeooo:rsid="00f0ce6e" style:font-weight-asian="normal" style:font-weight-complex="normal"/>
    </style:style>
    <style:style style:name="T113" style:family="text">
      <style:text-properties fo:font-weight="bold" officeooo:rsid="001e21e7" style:font-weight-asian="bold" style:font-weight-complex="bold"/>
    </style:style>
    <style:style style:name="T114" style:family="text">
      <style:text-properties fo:font-weight="bold" officeooo:rsid="006f12cc" style:font-weight-asian="bold" style:font-weight-complex="bold"/>
    </style:style>
    <style:style style:name="T115" style:family="text">
      <style:text-properties fo:font-weight="bold" officeooo:rsid="006f20b5" style:font-weight-asian="bold" style:font-weight-complex="bold"/>
    </style:style>
    <style:style style:name="T116" style:family="text">
      <style:text-properties fo:font-weight="bold" officeooo:rsid="006fb393" style:font-weight-asian="bold" style:font-weight-complex="bold"/>
    </style:style>
    <style:style style:name="T117" style:family="text">
      <style:text-properties officeooo:rsid="0010dd90"/>
    </style:style>
    <style:style style:name="T118" style:family="text">
      <style:text-properties officeooo:rsid="000bf78c"/>
    </style:style>
    <style:style style:name="T119" style:family="text">
      <style:text-properties officeooo:rsid="000ded2b"/>
    </style:style>
    <style:style style:name="T120" style:family="text">
      <style:text-properties officeooo:rsid="000b026e"/>
    </style:style>
    <style:style style:name="T121" style:family="text">
      <style:text-properties officeooo:rsid="0011a388"/>
    </style:style>
    <style:style style:name="T122" style:family="text">
      <style:text-properties officeooo:rsid="000f29b3"/>
    </style:style>
    <style:style style:name="T123" style:family="text">
      <style:text-properties officeooo:rsid="00166b90"/>
    </style:style>
    <style:style style:name="T124" style:family="text">
      <style:text-properties officeooo:rsid="001368de"/>
    </style:style>
    <style:style style:name="T125" style:family="text">
      <style:text-properties officeooo:rsid="0014a057"/>
    </style:style>
    <style:style style:name="T126" style:family="text">
      <style:text-properties officeooo:rsid="007c9c51"/>
    </style:style>
    <style:style style:name="T127" style:family="text">
      <style:text-properties officeooo:rsid="007f8e62"/>
    </style:style>
    <style:style style:name="T128" style:family="text">
      <style:text-properties officeooo:rsid="00804c43"/>
    </style:style>
    <style:style style:name="T129" style:family="text">
      <style:text-properties officeooo:rsid="00810b7b"/>
    </style:style>
    <style:style style:name="T130" style:family="text">
      <style:text-properties officeooo:rsid="0081e5e5"/>
    </style:style>
    <style:style style:name="T131" style:family="text">
      <style:text-properties officeooo:rsid="0082f0ac"/>
    </style:style>
    <style:style style:name="T132" style:family="text">
      <style:text-properties officeooo:rsid="0083d734"/>
    </style:style>
    <style:style style:name="T133" style:family="text">
      <style:text-properties officeooo:rsid="008942c9"/>
    </style:style>
    <style:style style:name="T134" style:family="text">
      <style:text-properties officeooo:rsid="008a12d1"/>
    </style:style>
    <style:style style:name="T135" style:family="text">
      <style:text-properties officeooo:rsid="008b5500"/>
    </style:style>
    <style:style style:name="T136" style:family="text">
      <style:text-properties officeooo:rsid="008c128e"/>
    </style:style>
    <style:style style:name="T137" style:family="text">
      <style:text-properties officeooo:rsid="008e0bb8"/>
    </style:style>
    <style:style style:name="T138" style:family="text">
      <style:text-properties officeooo:rsid="008f6b5c"/>
    </style:style>
    <style:style style:name="T139" style:family="text">
      <style:text-properties officeooo:rsid="0090c11e"/>
    </style:style>
    <style:style style:name="T140" style:family="text">
      <style:text-properties officeooo:rsid="00910742"/>
    </style:style>
    <style:style style:name="T141" style:family="text">
      <style:text-properties officeooo:rsid="0092fd56"/>
    </style:style>
    <style:style style:name="T142" style:family="text">
      <style:text-properties officeooo:rsid="00930079"/>
    </style:style>
    <style:style style:name="T143" style:family="text">
      <style:text-properties officeooo:rsid="0096221a"/>
    </style:style>
    <style:style style:name="T144" style:family="text">
      <style:text-properties officeooo:rsid="00990b04"/>
    </style:style>
    <style:style style:name="T145" style:family="text">
      <style:text-properties officeooo:rsid="009c7229"/>
    </style:style>
    <style:style style:name="T146" style:family="text">
      <style:text-properties officeooo:rsid="009d387d"/>
    </style:style>
    <style:style style:name="T147" style:family="text">
      <style:text-properties officeooo:rsid="00a049a0"/>
    </style:style>
    <style:style style:name="T148" style:family="text">
      <style:text-properties officeooo:rsid="00a2959f"/>
    </style:style>
    <style:style style:name="T149" style:family="text">
      <style:text-properties officeooo:rsid="00a5800e"/>
    </style:style>
    <style:style style:name="T150" style:family="text">
      <style:text-properties officeooo:rsid="00a86d6c"/>
    </style:style>
    <style:style style:name="T151" style:family="text">
      <style:text-properties officeooo:rsid="00a986e8"/>
    </style:style>
    <style:style style:name="T152" style:family="text">
      <style:text-properties officeooo:rsid="00a9e720"/>
    </style:style>
    <style:style style:name="T153" style:family="text">
      <style:text-properties officeooo:rsid="00a9f5cc"/>
    </style:style>
    <style:style style:name="T154" style:family="text">
      <style:text-properties officeooo:rsid="00aa10b4"/>
    </style:style>
    <style:style style:name="T155" style:family="text">
      <style:text-properties officeooo:rsid="00acb3d3"/>
    </style:style>
    <style:style style:name="T156" style:family="text">
      <style:text-properties officeooo:rsid="00addcb1"/>
    </style:style>
    <style:style style:name="T157" style:family="text">
      <style:text-properties officeooo:rsid="00af68d0"/>
    </style:style>
    <style:style style:name="T158" style:family="text">
      <style:text-properties officeooo:rsid="00b0d086"/>
    </style:style>
    <style:style style:name="T159" style:family="text">
      <style:text-properties officeooo:rsid="00b253e0"/>
    </style:style>
    <style:style style:name="T160" style:family="text">
      <style:text-properties officeooo:rsid="00b4a822"/>
    </style:style>
    <style:style style:name="T161" style:family="text">
      <style:text-properties officeooo:rsid="00b5d82c"/>
    </style:style>
    <style:style style:name="T162" style:family="text">
      <style:text-properties officeooo:rsid="00b682d9"/>
    </style:style>
    <style:style style:name="T163" style:family="text">
      <style:text-properties officeooo:rsid="00bfb463"/>
    </style:style>
    <style:style style:name="T164" style:family="text">
      <style:text-properties officeooo:rsid="00bfde6f"/>
    </style:style>
    <style:style style:name="T165" style:family="text">
      <style:text-properties officeooo:rsid="00c12464"/>
    </style:style>
    <style:style style:name="T166" style:family="text">
      <style:text-properties officeooo:rsid="00c20453"/>
    </style:style>
    <style:style style:name="T167" style:family="text">
      <style:text-properties officeooo:rsid="00c235ac"/>
    </style:style>
    <style:style style:name="T168" style:family="text">
      <style:text-properties officeooo:rsid="00c4a3c0"/>
    </style:style>
    <style:style style:name="T169" style:family="text">
      <style:text-properties officeooo:rsid="00c7dfa5"/>
    </style:style>
    <style:style style:name="T170" style:family="text">
      <style:text-properties officeooo:rsid="00c861ac"/>
    </style:style>
    <style:style style:name="T171" style:family="text">
      <style:text-properties officeooo:rsid="00c8ff73"/>
    </style:style>
    <style:style style:name="T172" style:family="text">
      <style:text-properties officeooo:rsid="00ca8430"/>
    </style:style>
    <style:style style:name="T173" style:family="text">
      <style:text-properties officeooo:rsid="00cc7a3f"/>
    </style:style>
    <style:style style:name="T174" style:family="text">
      <style:text-properties officeooo:rsid="00ccefd2"/>
    </style:style>
    <style:style style:name="T175" style:family="text">
      <style:text-properties officeooo:rsid="00cdb517"/>
    </style:style>
    <style:style style:name="T176" style:family="text">
      <style:text-properties officeooo:rsid="00d0d6c6"/>
    </style:style>
    <style:style style:name="T177" style:family="text">
      <style:text-properties officeooo:rsid="00d1dac0"/>
    </style:style>
    <style:style style:name="T178" style:family="text">
      <style:text-properties officeooo:rsid="00d4179a"/>
    </style:style>
    <style:style style:name="T179" style:family="text">
      <style:text-properties officeooo:rsid="00d4cc0b"/>
    </style:style>
    <style:style style:name="T180" style:family="text">
      <style:text-properties officeooo:rsid="00d5cced"/>
    </style:style>
    <style:style style:name="T181" style:family="text">
      <style:text-properties officeooo:rsid="00d7e2e6"/>
    </style:style>
    <style:style style:name="T182" style:family="text">
      <style:text-properties officeooo:rsid="00d9453d"/>
    </style:style>
    <style:style style:name="T183" style:family="text">
      <style:text-properties officeooo:rsid="00da6011"/>
    </style:style>
    <style:style style:name="T184" style:family="text">
      <style:text-properties officeooo:rsid="00dac76b"/>
    </style:style>
    <style:style style:name="T185" style:family="text">
      <style:text-properties officeooo:rsid="00dc2d00"/>
    </style:style>
    <style:style style:name="T186" style:family="text">
      <style:text-properties officeooo:rsid="00dda177"/>
    </style:style>
    <style:style style:name="T187" style:family="text">
      <style:text-properties officeooo:rsid="00de6cf8"/>
    </style:style>
    <style:style style:name="T188" style:family="text">
      <style:text-properties officeooo:rsid="00df0a04"/>
    </style:style>
    <style:style style:name="T189" style:family="text">
      <style:text-properties officeooo:rsid="00e26891"/>
    </style:style>
    <style:style style:name="T190" style:family="text">
      <style:text-properties officeooo:rsid="00e53cb0"/>
    </style:style>
    <style:style style:name="T191" style:family="text">
      <style:text-properties officeooo:rsid="00e63e99"/>
    </style:style>
    <style:style style:name="T192" style:family="text">
      <style:text-properties officeooo:rsid="00e7303d"/>
    </style:style>
    <style:style style:name="T193" style:family="text">
      <style:text-properties style:use-window-font-color="true" officeooo:rsid="00e82989"/>
    </style:style>
    <style:style style:name="T194" style:family="text">
      <style:text-properties style:use-window-font-color="true" officeooo:rsid="00e8ff4e"/>
    </style:style>
    <style:style style:name="T195" style:family="text">
      <style:text-properties fo:color="#aecf00"/>
    </style:style>
    <style:style style:name="T196" style:family="text">
      <style:text-properties fo:color="#579d1c"/>
    </style:style>
    <style:style style:name="T197" style:family="text">
      <style:text-properties fo:color="#23ff23"/>
    </style:style>
    <style:style style:name="T198" style:family="text">
      <style:text-properties fo:color="#33cc66"/>
    </style:style>
    <style:style style:name="T199" style:family="text">
      <style:text-properties fo:color="#33cc66" officeooo:rsid="00473854"/>
    </style:style>
    <style:style style:name="T200" style:family="text">
      <style:text-properties fo:color="#3deb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بسم <text:span text:style-name="T7">الله</text:span> <text:span text:style-name="T198">الرحمن الرحيم</text:span></text:p>
      <text:p text:style-name="P22"><text:span text:style-name="T193">الحمد</text:span><text:span text:style-name="T13"> </text:span><text:span text:style-name="T9">لله </text:span><text:span text:style-name="T10">رب</text:span><text:span text:style-name="T14"> </text:span><text:span text:style-name="T194">العالمين</text:span></text:p>
      <text:p text:style-name="P23">سلام عليكم</text:p>
      <text:p text:style-name="P6"/>
      <text:p text:style-name="P24"><text:span text:style-name="T192">:</text:span>قال <text:span text:style-name="T7">الله</text:span> <text:span text:style-name="T199">تعالي</text:span> ف<text:span text:style-name="T15">ي</text:span> كتاب<text:span text:style-name="T7">ه</text:span> <text:span text:style-name="T15">ال</text:span>كريم</text:p>
      <text:p text:style-name="P25"><text:span text:style-name="T189">قُلْ هَلْ يَسْتَوِى آلَّذِينَ يَعْلَمُونَ وَآلَّذِينَ لَا يَعْلَمُونَ ...</text:span><text:span text:style-name="T16"> – </text:span><text:span text:style-name="T189">الزمر</text:span><text:span text:style-name="T191">،</text:span><text:span text:style-name="T17"> </text:span><text:span text:style-name="T20">٩</text:span><text:span text:style-name="T18"> ...</text:span></text:p>
      <text:p text:style-name="P24"><text:span text:style-name="T190">بِلِسَانٍ عَرَبِىٍّ مُبِينٍ</text:span><text:span text:style-name="T23"> – </text:span><text:span text:style-name="T21">الشعراء، ١٩٥</text:span></text:p>
      <text:p text:style-name="P26"><text:span text:style-name="T22">إِنَّا جَعَلْ</text:span><text:span text:style-name="T8">نَ</text:span><text:span text:style-name="T22">اهُ قُرْآنً عَرَبِيًّا لَعَلَّكُمْ تَعْقِلُونَ </text:span><text:span text:style-name="T16">–</text:span><text:span text:style-name="T22"> الزخرف، ٣</text:span></text:p>
      <text:p text:style-name="P19">Грамматика. Справочник. Часть <text:span text:style-name="T24">2</text:span></text:p>
      <text:h text:style-name="P61" text:outline-level="1">Породы. <text:span text:style-name="T148">Имена</text:span></text:h>
      <text:h text:style-name="P92" text:outline-level="2">I <text:span text:style-name="T76">п</text:span>орода</text:h>
      <text:p text:style-name="Standard"><text:span text:style-name="Пункт"><text:span text:style-name="T65">Формулы</text:span></text:span><text:span text:style-name="T65"> — </text:span><text:span text:style-name="Арабиййун"><text:span text:style-name="T65">فَعَُِلَ</text:span></text:span><text:span text:style-name="T65">. С фатхой обычно имеет переходное значение, с даммой — непереходное, с кясрой — как переходное, так и непереходное.</text:span></text:p>
      <text:p text:style-name="P27"><text:span text:style-name="Пункт"><text:span text:style-name="T66">Повелительное наклонение</text:span></text:span><text:span text:style-name="T66"> образуется от формы 2-го лица настояще-будущего времени путем постановки сукуна над последней коренной и прибавления в начале соединительной хамзы </text:span><text:span text:style-name="T67">либо с </text:span><text:span text:style-name="T66">даммой, если средняя коренная также с даммой, либо с кясрой, </text:span><text:span text:style-name="T67">если средняя коренная с фатхой или кясрой. </text:span><text:span text:style-name="T68">Окончание </text:span><text:span text:style-name="Арабиййун"><text:span text:style-name="T68">ن</text:span></text:span><text:span text:style-name="T68"> после долгого гласного при этом опускается: </text:span><text:span text:style-name="Арабиййун"><text:span text:style-name="T181">أُفْعُلْ؛ إِفْعَِلْ</text:span></text:span><text:span text:style-name="T68">. </text:span><text:span text:style-name="T72">Форма повелительного наклонения с отрицанием не употребляется.</text:span></text:p>
      <text:p text:style-name="P28"><text:span text:style-name="Пункт"><text:span text:style-name="T163">Условное наклонение</text:span></text:span><text:span text:style-name="T163"> </text:span><text:span text:style-name="T165">(</text:span><text:span text:style-name="Акцент"><text:span text:style-name="T165">усеченная форма</text:span></text:span><text:span text:style-name="T165">)</text:span><text:span text:style-name="T163"> </text:span><text:span text:style-name="T70">образуется путем </text:span><text:span text:style-name="T66">постановки сукуна над последней коренной, </text:span><text:span text:style-name="T70">опущения конечных </text:span><text:span text:style-name="Акцент"><text:span text:style-name="T70">нунов</text:span></text:span><text:span text:style-name="T70"> (кроме </text:span><text:span text:style-name="Арабиййун"><text:span text:style-name="T70">ـْنَ</text:span></text:span><text:span text:style-name="T70"> в 3 л. ж. р. мн. числа). </text:span><text:span text:style-name="T165">Значение условного действия получается в сочетании с частицами </text:span><text:span text:style-name="Арабиййун"><text:span text:style-name="T167">مَتَى، إِنْ، إِذَا، لَئِنْ، إِذَامَا</text:span></text:span><text:span text:style-name="T165"> в значении </text:span><text:span text:style-name="Акцент"><text:span text:style-name="T165">если</text:span></text:span><text:span text:style-name="T165">, после условных наречий </text:span><text:span text:style-name="Арабиййун"><text:span text:style-name="T167">كُلَّمَا</text:span></text:span><text:span text:style-name="T165"> </text:span><text:span text:style-name="T167">в значении </text:span><text:span text:style-name="Акцент"><text:span text:style-name="T165">всякий раз, как</text:span></text:span><text:span text:style-name="T165">, </text:span><text:span text:style-name="Арабиййун"><text:span text:style-name="T167">حَيْثُمَا</text:span></text:span><text:span text:style-name="T165"> </text:span><text:span text:style-name="T167">в значении </text:span><text:span text:style-name="Акцент"><text:span text:style-name="T165">если где</text:span></text:span><text:span text:style-name="T165"> и т. п., а также после относительного местоимения </text:span><text:span text:style-name="Арабиййун"><text:span text:style-name="T167">مَنْ</text:span></text:span><text:span text:style-name="T165"> в значении </text:span><text:span text:style-name="Акцент"><text:span text:style-name="T165">если кто</text:span></text:span><text:span text:style-name="T165"> в условных предложениях.</text:span><text:span text:style-name="T72"> </text:span><text:span text:style-name="T165">П</text:span><text:span text:style-name="T69">овелени</text:span><text:span text:style-name="T165">е по</text:span><text:span text:style-name="T69"> отно</text:span><text:span text:style-name="T165">шению к </text:span><text:span text:style-name="T69">1 и 3 лиц</text:span><text:span text:style-name="T165">ам</text:span><text:span text:style-name="T69"> </text:span><text:span text:style-name="T165">получается в </text:span><text:span text:style-name="T71">сочетании с </text:span><text:span text:style-name="T69">повелительной частиц</text:span><text:span text:style-name="T71">ей</text:span><text:span text:style-name="T69"> </text:span><text:span text:style-name="Арабиййун"><text:span text:style-name="T69">لِ</text:span></text:span><text:span text:style-name="T69">. </text:span><text:span text:style-name="T72">Для выражения запрещения используется </text:span><text:span text:style-name="T166">в сочетании </text:span><text:span text:style-name="T72">с отрицанием </text:span><text:span text:style-name="Арабиййун"><text:span text:style-name="T72">لا</text:span></text:span><text:span text:style-name="T72">. </text:span><text:span text:style-name="T166">В</text:span><text:span text:style-name="T164"> сочетании с частиц</text:span><text:span text:style-name="T179">ами</text:span><text:span text:style-name="T164"> </text:span><text:span text:style-name="Арабиййун"><text:span text:style-name="T164">لَمْ</text:span></text:span><text:span text:style-name="T164"> </text:span><text:span text:style-name="T178">и </text:span><text:span text:style-name="Арабиййун"><text:span text:style-name="T178">لَمَّا</text:span></text:span><text:span text:style-name="T178"> </text:span><text:span text:style-name="T164">(</text:span><text:span text:style-name="Акцент"><text:span text:style-name="T164">не</text:span></text:span><text:span text:style-name="T164">) получает значение прошедшего времени с категоричностью отрицания (</text:span><text:span text:style-name="Акцент"><text:span text:style-name="T164">совсем, отнюдь</text:span></text:span><text:span text:style-name="T164">).</text:span></text:p>
      <text:p text:style-name="P29"><text:span text:style-name="Пункт"><text:span text:style-name="T73">Наиболее употребительный формулы масдара</text:span></text:span><text:span text:style-name="T73">: от переходных глаголов часто образуется по формуле </text:span><text:span text:style-name="Арабиййун"><text:span text:style-name="T73">فَعْلٌ</text:span></text:span><text:span text:style-name="T73">; от непереходных типа </text:span><text:span text:style-name="Арабиййун"><text:span text:style-name="T73">فَعَلَ</text:span></text:span><text:span text:style-name="T73"> и глаголов, обозначающих движение — </text:span><text:span text:style-name="Арабиййун"><text:span text:style-name="T73">فُعُولٌ</text:span></text:span><text:span text:style-name="T73">; от глаголов типа </text:span><text:span text:style-name="Арабиййун"><text:span text:style-name="T73">فَعِلَ</text:span></text:span><text:span text:style-name="T73">, выражающих временное состояние — </text:span><text:span text:style-name="Арабиййун"><text:span text:style-name="T73">فَعَلٌ</text:span></text:span><text:span text:style-name="T73">; от глаголов типа </text:span><text:span text:style-name="Арабиййун"><text:span text:style-name="T73">فَعُلَ</text:span></text:span><text:span text:style-name="T73">, </text:span><text:soft-page-break/><text:span text:style-name="T73">выражающих постоянное состояние — </text:span><text:span text:style-name="Арабиййун"><text:span text:style-name="T73">فُعُولَةٌ</text:span></text:span><text:span text:style-name="T73"> либо </text:span><text:span text:style-name="Арабиййун"><text:span text:style-name="T73">فِعَلٌ</text:span></text:span><text:span text:style-name="T73">.</text:span></text:p>
      <text:p text:style-name="P30"><text:span text:style-name="Пункт"><text:span text:style-name="T74">Причастие</text:span></text:span><text:span text:style-name="T74"> действительного залога — </text:span><text:span text:style-name="Арабиййун"><text:span text:style-name="T75">فَاعِلٌ</text:span></text:span><text:span text:style-name="T74">, страдательного (практически образу</text:span><text:span text:style-name="T75">е</text:span><text:span text:style-name="T74">тся лишь от переходных глаголов) — </text:span><text:span text:style-name="Арабиййун"><text:span text:style-name="T75">مَفْعُولٌ</text:span></text:span><text:span text:style-name="T74">.</text:span></text:p>
      <text:h text:style-name="P93" text:outline-level="2">II порода</text:h>
      <text:p text:style-name="P31"><text:span text:style-name="Пункт"><text:span text:style-name="T77">Формула</text:span></text:span><text:span text:style-name="T77"> — </text:span><text:span text:style-name="Арабиййун"><text:span text:style-name="T77">فَعَّلَ</text:span></text:span><text:span text:style-name="T77">. </text:span><text:span text:style-name="T78">Настояще-будущее время образуется по стандартной схеме, однако огласовкой </text:span><text:span text:style-name="T92">личного </text:span><text:span text:style-name="T78">преформатива является дамма, </text:span><text:span text:style-name="T79">первой </text:span><text:span text:style-name="T78">коренной — </text:span><text:span text:style-name="T79">фатха</text:span><text:span text:style-name="T78">, средней коренной — кясра: </text:span><text:span text:style-name="Арабиййун"><text:span text:style-name="T133">يُفَعِّلُ</text:span></text:span><text:span text:style-name="T78">.</text:span></text:p>
      <text:p text:style-name="P32"><text:span text:style-name="Пункт"><text:span text:style-name="T77">Основные значения</text:span></text:span><text:span text:style-name="T77">: усиленное или учащенное действие </text:span><text:span text:style-name="T134">(</text:span><text:span text:style-name="Акцент"><text:span text:style-name="T134">резать</text:span></text:span><text:span text:style-name="T134"> — </text:span><text:span text:style-name="Акцент"><text:span text:style-name="T134">резать на куски</text:span></text:span><text:span text:style-name="T134">; </text:span><text:span text:style-name="Акцент"><text:span text:style-name="T134">рвать</text:span></text:span><text:span text:style-name="T134"> — </text:span><text:span text:style-name="Акцент"><text:span text:style-name="T134">рвать на куски, в клочья</text:span></text:span><text:span text:style-name="T134">)</text:span><text:span text:style-name="T77">; сообщение переходности глаголам непереходным или двойной переходности глаголам переходным (понудительное значение) по большей части с оттенком длительности действия </text:span><text:span text:style-name="T134">(</text:span><text:span text:style-name="Акцент"><text:span text:style-name="T134">быть чистым</text:span></text:span><text:span text:style-name="T134"> — </text:span><text:span text:style-name="Акцент"><text:span text:style-name="T134">чистить</text:span></text:span><text:span text:style-name="T134">; </text:span><text:span text:style-name="Акцент"><text:span text:style-name="T134">знать</text:span></text:span><text:span text:style-name="T134"> — </text:span><text:span text:style-name="Акцент"><text:span text:style-name="T134">обучать</text:span></text:span><text:span text:style-name="T134">; </text:span><text:span text:style-name="Акцент"><text:span text:style-name="T134">кушать</text:span></text:span><text:span text:style-name="T134"> — </text:span><text:span text:style-name="Акцент"><text:span text:style-name="T134">кормить</text:span></text:span><text:span text:style-name="T134">)</text:span><text:span text:style-name="T77">; объявительное (декларативное) значение </text:span><text:span text:style-name="T134">(</text:span><text:span text:style-name="Акцент"><text:span text:style-name="T134">говорить правду, быть правдивым</text:span></text:span><text:span text:style-name="T134"> — </text:span><text:span text:style-name="Акцент"><text:span text:style-name="T134">считать правдивым, верить</text:span></text:span><text:span text:style-name="T134">)</text:span><text:span text:style-name="T77">; будучи образованным от имени — </text:span><text:span text:style-name="Акцент"><text:span text:style-name="T77">превращать в то, что обозначает имя</text:span></text:span><text:span text:style-name="T77">, </text:span><text:span text:style-name="Акцент"><text:span text:style-name="T77">делать похожим на то, что обозначает имя</text:span></text:span><text:span text:style-name="T77">.</text:span></text:p>
      <text:p text:style-name="P33"><text:span text:style-name="Пункт"><text:span text:style-name="T80">Повелительное наклонение</text:span></text:span><text:span text:style-name="T80"> — </text:span><text:span text:style-name="Арабиййун"><text:span text:style-name="T80">فَعِّلْ</text:span></text:span><text:span text:style-name="T80">.</text:span></text:p>
      <text:p text:style-name="P34"><text:span text:style-name="Пункт"><text:span text:style-name="T81">Масдар</text:span></text:span><text:span text:style-name="T81"> — </text:span><text:span text:style-name="Арабиййун"><text:span text:style-name="T82">تَفْعِيلٌ </text:span></text:span><text:span text:style-name="T185">или </text:span><text:span text:style-name="Арабиййун"><text:span text:style-name="T82">تَفْعِل</text:span></text:span><text:span text:style-name="Арабиййун"><text:span text:style-name="T185">َةٌ</text:span></text:span><text:span text:style-name="T185">,</text:span><text:span text:style-name="T81"> </text:span><text:span text:style-name="T83">от четырехсогласных — </text:span><text:span text:style-name="Арабиййун"><text:span text:style-name="T83">فَعْلَلَةٌ</text:span></text:span><text:span text:style-name="T83"> или </text:span><text:span text:style-name="Арабиййун"><text:span text:style-name="T83">فِعْلَالٌ</text:span></text:span><text:span text:style-name="T83">.</text:span></text:p>
      <text:p text:style-name="P35"><text:span text:style-name="Пункт"><text:span text:style-name="T81">Причастие</text:span></text:span><text:span text:style-name="T81"> действительного залога — </text:span><text:span text:style-name="Арабиййун"><text:span text:style-name="T82">مُفَعِّلٌ</text:span></text:span><text:span text:style-name="T81">, страдательного — </text:span><text:span text:style-name="Арабиййун"><text:span text:style-name="T82">مُفَعَّلٌ</text:span></text:span><text:span text:style-name="T81">.</text:span></text:p>
      <text:h text:style-name="P94" text:outline-level="2">III порода</text:h>
      <text:p text:style-name="P36"><text:span text:style-name="Пункт"><text:span text:style-name="T127">Формула</text:span></text:span><text:span text:style-name="T127"> — </text:span><text:span text:style-name="Арабиййун"><text:span text:style-name="T127">فَاعَلَ</text:span></text:span><text:span text:style-name="T127">. Настояще-будущее время образуется по стандартной схеме, но огласовкой личного преформатива является дамма, средней коренной — кясра:</text:span><text:span text:style-name="T128"> </text:span><text:span text:style-name="Арабиййун"><text:span text:style-name="T128">يُفَاعِلُ</text:span></text:span><text:span text:style-name="T128">.</text:span></text:p>
      <text:p text:style-name="P36"><text:span text:style-name="Пункт"><text:span text:style-name="T127">Основные значения</text:span></text:span><text:span text:style-name="T127">: взаимное действие между двумя лицами (сторонами) </text:span><text:span text:style-name="T140">(</text:span><text:span text:style-name="Акцент"><text:span text:style-name="T127">писать</text:span></text:span><text:span text:style-name="T127"> — </text:span><text:span text:style-name="Акцент"><text:span text:style-name="T127">переписываться</text:span></text:span><text:span text:style-name="T127">; </text:span><text:span text:style-name="Акцент"><text:span text:style-name="T127">говорить</text:span></text:span><text:span text:style-name="T127"> — </text:span><text:span text:style-name="Акцент"><text:span text:style-name="T127">общаться</text:span></text:span><text:span text:style-name="T127">; </text:span><text:span text:style-name="Акцент"><text:span text:style-name="T127">сидеть</text:span></text:span><text:span text:style-name="T127"> — </text:span><text:span text:style-name="Акцент"><text:span text:style-name="T127">сидеть вместе, заседать</text:span></text:span><text:span text:style-name="T140">);</text:span><text:span text:style-name="T127"> применение по отношению к другому лицу (стороне) того, что заключено в глаголе </text:span><text:span text:style-name="T141">(</text:span><text:span text:style-name="Акцент"><text:span text:style-name="T127">быть правдивым, </text:span></text:span><text:span text:style-name="Акцент"><text:span text:style-name="T142">искренним</text:span></text:span><text:span text:style-name="T127"> — </text:span><text:span text:style-name="Акцент"><text:span text:style-name="T127">обходиться по-дружески</text:span></text:span><text:span text:style-name="T127">; </text:span><text:span text:style-name="Акцент"><text:span text:style-name="T127">быть хорошим</text:span></text:span><text:span text:style-name="T127"> — </text:span><text:span text:style-name="Акцент"><text:span text:style-name="T127">обходиться по-хорошему</text:span></text:span><text:span text:style-name="T127">; </text:span><text:span text:style-name="Акцент"><text:span text:style-name="T127">работать</text:span></text:span><text:span text:style-name="T127"> — </text:span><text:span text:style-name="Акцент"><text:span text:style-name="T127">обращаться, обходиться, поступать (с кем-л.)</text:span></text:span><text:span text:style-name="T127">; </text:span><text:span text:style-name="Акцент"><text:span text:style-name="T127">делать</text:span></text:span><text:span text:style-name="T127"> — </text:span><text:span text:style-name="Акцент"><text:span text:style-name="T127">иметь дело (с кем-л.)</text:span></text:span><text:span text:style-name="T141">).</text:span></text:p>
      <text:p text:style-name="P37"><text:span text:style-name="Пункт"><text:span text:style-name="T129">Повелительное наклонение</text:span></text:span><text:span text:style-name="T129"> — </text:span><text:span text:style-name="Арабиййун"><text:span text:style-name="T129">فَاعِلْ</text:span></text:span><text:span text:style-name="T129">.</text:span></text:p>
      <text:p text:style-name="P37"><text:span text:style-name="Пункт"><text:span text:style-name="T129">Масдар</text:span></text:span><text:span text:style-name="T129"> — </text:span><text:span text:style-name="Арабиййун"><text:span text:style-name="T129">مُفَاعَلَةٌ</text:span></text:span><text:span text:style-name="T129"> или </text:span><text:span text:style-name="Арабиййун"><text:span text:style-name="T129">فِعَالٌ</text:span></text:span><text:span text:style-name="T129">.</text:span></text:p>
      <text:p text:style-name="P38"><text:span text:style-name="Пункт"><text:span text:style-name="T130">Причастие</text:span></text:span><text:span text:style-name="T130"> действительного залога — </text:span><text:span text:style-name="Арабиййун"><text:span text:style-name="T130">مُفَاعِلٌ</text:span></text:span><text:span text:style-name="T130">, страдательного — </text:span><text:span text:style-name="Арабиййун"><text:span text:style-name="T130">مُفَاعَلٌ</text:span></text:span><text:span text:style-name="T130">.</text:span></text:p>
      <text:h text:style-name="P95" text:outline-level="2">IV порода</text:h>
      <text:p text:style-name="P39"><text:span text:style-name="Пункт"><text:span text:style-name="T91">Формула</text:span></text:span><text:span text:style-name="T91"> — </text:span><text:span text:style-name="Арабиййун"><text:span text:style-name="T91">أَفْعَلَ</text:span></text:span><text:span text:style-name="T91">. </text:span><text:span text:style-name="T92">Настояще-будущее время образуется по стандартной схеме, но при этом </text:span><text:soft-page-break/><text:span text:style-name="T92">преформативная хамза IV породы опускается, личный преформатив огласуется даммой, средний коренной — кясрой: </text:span><text:span text:style-name="Арабиййун"><text:span text:style-name="T139">يُفْعِلُ</text:span></text:span><text:span text:style-name="T92">.</text:span></text:p>
      <text:p text:style-name="P39"><text:span text:style-name="Пункт"><text:span text:style-name="T91">Основные значения</text:span></text:span><text:span text:style-name="T91">: сообщение переходности непереходным глаголам и двойной переходности переходным глаголам, но в отличии от II породы, IV порода имеет более кратковременный характер протекания </text:span><text:span text:style-name="T137">(</text:span><text:span text:style-name="Акцент"><text:span text:style-name="T137">вставать, подниматься</text:span></text:span><text:span text:style-name="T137"> — </text:span><text:span text:style-name="Акцент"><text:span text:style-name="T137">поднимать</text:span></text:span><text:span text:style-name="T137">; </text:span><text:span text:style-name="Акцент"><text:span text:style-name="T137">знать</text:span></text:span><text:span text:style-name="T137"> — </text:span><text:span text:style-name="Акцент"><text:span text:style-name="T137">сообщать, уведомлять</text:span></text:span><text:span text:style-name="T137">)</text:span><text:span text:style-name="T91">; при отыменном образовании — </text:span><text:span text:style-name="Акцент"><text:span text:style-name="T91">отправление в место, обозначенное именем </text:span></text:span><text:span text:style-name="T138">(</text:span><text:span text:style-name="Акцент"><text:span text:style-name="T138">море</text:span></text:span><text:span text:style-name="T138"> — </text:span><text:span text:style-name="Акцент"><text:span text:style-name="T138">отправляться в море, отплывать</text:span></text:span><text:span text:style-name="T138">).</text:span></text:p>
      <text:p text:style-name="P40"><text:span text:style-name="Пункт"><text:span text:style-name="T92">Повелительное наклонение</text:span></text:span><text:span text:style-name="T92"> — </text:span><text:span text:style-name="Арабиййун"><text:span text:style-name="T92">أَفْعِلْ</text:span></text:span><text:span text:style-name="T92">.</text:span></text:p>
      <text:p text:style-name="P40"><text:span text:style-name="Пункт"><text:span text:style-name="T92">Масдар</text:span></text:span><text:span text:style-name="T92"> — </text:span><text:span text:style-name="Арабиййун"><text:span text:style-name="T92">إِفْعَالٌ</text:span></text:span><text:span text:style-name="T92">.</text:span></text:p>
      <text:p text:style-name="P40"><text:span text:style-name="Пункт"><text:span text:style-name="T92">Причастие</text:span></text:span><text:span text:style-name="T92"> действительного залога — </text:span><text:span text:style-name="Арабиййун"><text:span text:style-name="T92">مُفْعِلٌ</text:span></text:span><text:span text:style-name="T92">, страдательного — </text:span><text:span text:style-name="Арабиййун"><text:span text:style-name="T92">مُفْعَلٌ</text:span></text:span><text:span text:style-name="T92">.</text:span></text:p>
      <text:h text:style-name="P96" text:outline-level="2">V порода</text:h>
      <text:p text:style-name="P41"><text:span text:style-name="Пункт"><text:span text:style-name="T84">Формула</text:span></text:span><text:span text:style-name="T84"> — </text:span><text:span text:style-name="Арабиййун"><text:span text:style-name="T84">تَفَعَّلَ</text:span></text:span><text:span text:style-name="T84">, </text:span><text:span text:style-name="T136">для настояще-будущего времени — </text:span><text:span text:style-name="Арабиййун"><text:span text:style-name="T136">يَتَفَعَّلُ</text:span></text:span><text:span text:style-name="T136">.</text:span></text:p>
      <text:p text:style-name="P41"><text:span text:style-name="Пункт"><text:span text:style-name="T84">Основное значение</text:span></text:span><text:span text:style-name="T84"> — возвратное по отношению ко II породе </text:span><text:span text:style-name="T135">(</text:span><text:span text:style-name="Акцент"><text:span text:style-name="T135">учить, обучать</text:span></text:span><text:span text:style-name="T135"> — </text:span><text:span text:style-name="Акцент"><text:span text:style-name="T135">учиться, обучаться</text:span></text:span><text:span text:style-name="T135">)</text:span><text:span text:style-name="T84">.</text:span></text:p>
      <text:p text:style-name="P41"><text:span text:style-name="Пункт"><text:span text:style-name="T84">Повелительное наклонение</text:span></text:span><text:span text:style-name="T84"> — </text:span><text:span text:style-name="Арабиййун"><text:span text:style-name="T84">تَفَعَّلْ</text:span></text:span><text:span text:style-name="T84">.</text:span></text:p>
      <text:p text:style-name="P41"><text:span text:style-name="Пункт"><text:span text:style-name="T84">Масдар</text:span></text:span><text:span text:style-name="T84"> — </text:span><text:span text:style-name="Арабиййун"><text:span text:style-name="T84">تَفَعُّلٌ</text:span></text:span><text:span text:style-name="T84">.</text:span></text:p>
      <text:p text:style-name="P42"><text:span text:style-name="Пункт"><text:span text:style-name="T84">Причастие</text:span></text:span><text:span text:style-name="T84"> действительного залога — </text:span><text:span text:style-name="Арабиййун"><text:span text:style-name="T84">مُتَفَعِّلٌ</text:span></text:span><text:span text:style-name="T84">, </text:span><text:span text:style-name="T186">страдательного — </text:span><text:span text:style-name="Арабиййун"><text:span text:style-name="T84">مُتَفَع</text:span></text:span><text:span text:style-name="Арабиййун"><text:span text:style-name="T186">َّ</text:span></text:span><text:span text:style-name="Арабиййун"><text:span text:style-name="T84">لٌ</text:span></text:span><text:span text:style-name="T186">.</text:span></text:p>
      <text:h text:style-name="P97" text:outline-level="2">VI порода</text:h>
      <text:p text:style-name="P43"><text:span text:style-name="Пункт"><text:span text:style-name="T131">Формула</text:span></text:span><text:span text:style-name="T131"> — </text:span><text:span text:style-name="Арабиййун"><text:span text:style-name="T131">تَفَاعَلَ</text:span></text:span><text:span text:style-name="T131">. </text:span><text:span text:style-name="T132">Настояще-будущее время — </text:span><text:span text:style-name="Арабиййун"><text:span text:style-name="T132">يَتَفَاعَلُ</text:span></text:span><text:span text:style-name="T132">.</text:span></text:p>
      <text:p text:style-name="P44"><text:span text:style-name="Пункт">Основные значения </text:span><text:span text:style-name="T145">по отношению к III породе: </text:span>взаимно-массовое действие <text:span text:style-name="T143">(</text:span><text:span text:style-name="Акцент"><text:span text:style-name="T143">писать</text:span></text:span><text:span text:style-name="T143"> — </text:span><text:span text:style-name="Акцент"><text:span text:style-name="T143">переписываться</text:span></text:span><text:span text:style-name="T143">; </text:span><text:span text:style-name="Акцент"><text:span text:style-name="T143">падать</text:span></text:span><text:span text:style-name="T143"> — </text:span><text:span text:style-name="Акцент"><text:span text:style-name="T143">осыпаться</text:span></text:span><text:span text:style-name="T143">; </text:span><text:span text:style-name="Акцент"><text:span text:style-name="T143">обеспечивать, гарантировать</text:span></text:span><text:span text:style-name="T143"> — </text:span><text:span text:style-name="Акцент"><text:span text:style-name="T143">ручаться друг за друга, объединяться</text:span></text:span><text:span text:style-name="T143">; </text:span><text:span text:style-name="Акцент"><text:span text:style-name="T143">подниматься</text:span></text:span><text:span text:style-name="T143"> — </text:span><text:span text:style-name="Акцент"><text:span text:style-name="T143">подниматься массой, клубиться (о дыме)</text:span></text:span><text:span text:style-name="T143">)</text:span>; постепенное нарастание или спад в развитии действия <text:span text:style-name="T143">(</text:span><text:span text:style-name="Акцент"><text:span text:style-name="T143">быть многочисленным</text:span></text:span><text:span text:style-name="T143"> — </text:span><text:span text:style-name="Акцент"><text:span text:style-name="T143">вырастать количественно, умножаться</text:span></text:span><text:span text:style-name="T143">; </text:span><text:span text:style-name="Акцент"><text:span text:style-name="T143">спускаться</text:span></text:span><text:span text:style-name="T143"> — </text:span><text:span text:style-name="Акцент"><text:span text:style-name="T143">постепенно спускаться, уступать</text:span></text:span><text:span text:style-name="T143">)</text:span>; симуляция действия или состояния <text:span text:style-name="T143">(</text:span><text:span text:style-name="Акцент"><text:span text:style-name="T143">не знать</text:span></text:span><text:span text:style-name="T143"> — </text:span><text:span text:style-name="Акцент"><text:span text:style-name="T143">претворяться незнающим, игнорировать</text:span></text:span><text:span text:style-name="T143">)</text:span>.</text:p>
      <text:p text:style-name="P45"><text:span text:style-name="Пункт">Повелительное наклонение</text:span> — <text:span text:style-name="Арабиййун">تَفَاعَلْ</text:span>.</text:p>
      <text:p text:style-name="P45"><text:span text:style-name="Пункт">Масдар</text:span> — <text:span text:style-name="Арабиййун">تَفَاعُلٌ</text:span>.</text:p>
      <text:p text:style-name="P45"><text:span text:style-name="Пункт">Причастие</text:span> действительного залога — <text:span text:style-name="Арабиййун">مُتَفَاعِلٌ</text:span>, страдательного — <text:span text:style-name="Арабиййун">مُتَفَاعَلٌ</text:span>.</text:p>
      <text:h text:style-name="P98" text:outline-level="2"><text:soft-page-break/>VII порода</text:h>
      <text:p text:style-name="P46"><text:span text:style-name="Пункт"><text:span text:style-name="T144">Формула</text:span></text:span><text:span text:style-name="T144"> — </text:span><text:span text:style-name="Арабиййун"><text:span text:style-name="T144">إِنْفَعَلَ</text:span></text:span><text:span text:style-name="T144">, настояще-будущее время — </text:span><text:span text:style-name="Арабиййун"><text:span text:style-name="T144">يَنْفَعِلُ</text:span></text:span><text:span text:style-name="T144">.</text:span></text:p>
      <text:p text:style-name="P46"><text:span text:style-name="Пункт"><text:span text:style-name="T144">Основная функция</text:span></text:span><text:span text:style-name="T144"> — сообщение страдательного значения (</text:span><text:span text:style-name="Акцент"><text:span text:style-name="T144">делить</text:span></text:span><text:span text:style-name="T144"> — </text:span><text:span text:style-name="Акцент"><text:span text:style-name="T144">делиться на, быть разделенным</text:span></text:span><text:span text:style-name="T144">; </text:span><text:span text:style-name="Акцент"><text:span text:style-name="T144">созывать, заключать</text:span></text:span><text:span text:style-name="T144"> — </text:span><text:span text:style-name="Акцент"><text:span text:style-name="T144">быть созванным, быть заключенным</text:span></text:span><text:span text:style-name="T144">).</text:span></text:p>
      <text:p text:style-name="P46"><text:span text:style-name="Пункт"><text:span text:style-name="T144">Всегда непереходные</text:span></text:span><text:span text:style-name="T144">, поэтому не имеют при себе дополнения.</text:span></text:p>
      <text:p text:style-name="P46"><text:span text:style-name="Пункт"><text:span text:style-name="T144">Повелительное наклонение</text:span></text:span><text:span text:style-name="T144"> — </text:span><text:span text:style-name="Арабиййун"><text:span text:style-name="T144">إِنْفَعِلْ</text:span></text:span><text:span text:style-name="T144">.</text:span></text:p>
      <text:p text:style-name="P46"><text:span text:style-name="Пункт"><text:span text:style-name="T144">Масдар</text:span></text:span><text:span text:style-name="T144"> — </text:span><text:span text:style-name="Арабиййун"><text:span text:style-name="T144">إِنْفِعَالٌ</text:span></text:span><text:span text:style-name="T144">.</text:span></text:p>
      <text:p text:style-name="P47"><text:span text:style-name="Пункт"><text:span text:style-name="T144">Причастие</text:span></text:span><text:span text:style-name="T144"> действительного залога — </text:span><text:span text:style-name="Арабиййун"><text:span text:style-name="T144">مُنْفَعِلٌ</text:span></text:span><text:span text:style-name="T144">, </text:span><text:span text:style-name="T187">страдательного — </text:span><text:span text:style-name="Арабиййун"><text:span text:style-name="T144">مُنْفَع</text:span></text:span><text:span text:style-name="Арабиййун"><text:span text:style-name="T187">َ</text:span></text:span><text:span text:style-name="Арабиййун"><text:span text:style-name="T144">لٌ</text:span></text:span><text:span text:style-name="T187">.</text:span></text:p>
      <text:p text:style-name="P48"><text:span text:style-name="Пункт"><text:span text:style-name="T147">Начальная хамза</text:span></text:span><text:span text:style-name="T147"> в форме прошедшего времени, масдара и повелительного наклонения является соединительной.</text:span></text:p>
      <text:h text:style-name="P99" text:outline-level="2">VIII порода</text:h>
      <text:p text:style-name="P49"><text:span text:style-name="Пункт"><text:span text:style-name="T146">Формула</text:span></text:span><text:span text:style-name="T146"> — </text:span><text:span text:style-name="Арабиййун"><text:span text:style-name="T146">إِفْتَعَلَ</text:span></text:span><text:span text:style-name="T146"> , </text:span><text:span text:style-name="T147">настояще-будущее время — </text:span><text:span text:style-name="Арабиййун"><text:span text:style-name="T147">يَفْتَعِلُ</text:span></text:span><text:span text:style-name="T147">.</text:span></text:p>
      <text:p text:style-name="P49"><text:span text:style-name="Пункт"><text:span text:style-name="T146">Особенность</text:span></text:span><text:span text:style-name="T146"> — если первая коренная одна из </text:span><text:span text:style-name="Арабиййун"><text:span text:style-name="T146">ص، ض، ط، ظ</text:span></text:span><text:span text:style-name="T146"> или </text:span><text:span text:style-name="Арабиййун"><text:span text:style-name="T146">د، ذ، ز</text:span></text:span><text:span text:style-name="T146">, то инфикс </text:span><text:span text:style-name="Арабиййун"><text:span text:style-name="T146">ت</text:span></text:span><text:span text:style-name="T146"> превращается в </text:span><text:span text:style-name="Арабиййун"><text:span text:style-name="T146">ط</text:span></text:span><text:span text:style-name="T146"> или </text:span><text:span text:style-name="Арабиййун"><text:span text:style-name="T146">د</text:span></text:span><text:span text:style-name="T146">, соответственно.</text:span></text:p>
      <text:p text:style-name="P49"><text:span text:style-name="Пункт"><text:span text:style-name="T146">Основное значение</text:span></text:span><text:span text:style-name="T146"> — возвратное для I породы (</text:span><text:span text:style-name="Акцент"><text:span text:style-name="T146">собирать</text:span></text:span><text:span text:style-name="T146"> — </text:span><text:span text:style-name="Акцент"><text:span text:style-name="T146">собираться</text:span></text:span><text:span text:style-name="T146">; </text:span><text:span text:style-name="Акцент"><text:span text:style-name="T146">поднимать</text:span></text:span><text:span text:style-name="T146"> — </text:span><text:span text:style-name="Акцент"><text:span text:style-name="T146">подниматься</text:span></text:span><text:span text:style-name="T146">; </text:span><text:span text:style-name="Акцент"><text:span text:style-name="T146">приобретать</text:span></text:span><text:span text:style-name="T146"> — </text:span><text:span text:style-name="Акцент"><text:span text:style-name="T146">приобретать себе, зарабатывать</text:span></text:span><text:span text:style-name="T146">; </text:span><text:span text:style-name="Акцент"><text:span text:style-name="T146">делить</text:span></text:span><text:span text:style-name="T146"> — </text:span><text:span text:style-name="Акцент"><text:span text:style-name="T146">делить между собой</text:span></text:span><text:span text:style-name="T146">).</text:span></text:p>
      <text:p text:style-name="P48"><text:span text:style-name="Пункт"><text:span text:style-name="T147">Повелительное наклонение</text:span></text:span><text:span text:style-name="T147"> — </text:span><text:span text:style-name="Арабиййун"><text:span text:style-name="T147">إِفْتَعِلْ</text:span></text:span><text:span text:style-name="T147">.</text:span></text:p>
      <text:p text:style-name="P48"><text:span text:style-name="Пункт"><text:span text:style-name="T147">Масдар</text:span></text:span><text:span text:style-name="T147"> — </text:span><text:span text:style-name="Арабиййун"><text:span text:style-name="T147">إِفْتِعَالٌ</text:span></text:span><text:span text:style-name="T147">.</text:span></text:p>
      <text:p text:style-name="P48"><text:span text:style-name="Пункт"><text:span text:style-name="T147">Причастие</text:span></text:span><text:span text:style-name="T147"> действительного залога — </text:span><text:span text:style-name="Арабиййун"><text:span text:style-name="T147">مُفْتَعِلٌ</text:span></text:span><text:span text:style-name="T147">, страдательного — </text:span><text:span text:style-name="Арабиййун"><text:span text:style-name="T147">مُفْتَعَلٌ</text:span></text:span><text:span text:style-name="T147">.</text:span></text:p>
      <text:p text:style-name="P48"><text:span text:style-name="Пункт"><text:span text:style-name="T147">Начальная хамза</text:span></text:span><text:span text:style-name="T147"> в форме прошедшего времени, масдара и повелительного наклонения является соединительной.</text:span></text:p>
      <text:h text:style-name="P100" text:outline-level="2">IX порода</text:h>
      <text:p text:style-name="P50"><text:span text:style-name="Пункт"><text:span text:style-name="T149">Формула</text:span></text:span><text:span text:style-name="T149"> — </text:span><text:span text:style-name="Арабиййун"><text:span text:style-name="T149">إِفْعَلَّ</text:span></text:span><text:span text:style-name="T149">, настояще-будущее время — </text:span><text:span text:style-name="Арабиййун"><text:span text:style-name="T149">يَفْعَلُّ</text:span></text:span><text:span text:style-name="T149">.</text:span></text:p>
      <text:p text:style-name="P50"><text:span text:style-name="Пункт"><text:span text:style-name="T149">Значение</text:span></text:span><text:span text:style-name="T149"> — становиться такого-то цвета или получать такое-то внешнее качество (</text:span><text:span text:style-name="Акцент"><text:span text:style-name="T149">красный</text:span></text:span><text:span text:style-name="T149"> — </text:span><text:span text:style-name="Акцент"><text:span text:style-name="T149">становиться красным, краснеть</text:span></text:span><text:span text:style-name="T149">).</text:span></text:p>
      <text:p text:style-name="P50"><text:span text:style-name="Пункт"><text:span text:style-name="T149">Масдар</text:span></text:span><text:span text:style-name="T149"> — </text:span><text:span text:style-name="Арабиййун"><text:span text:style-name="T149">إِفْعِلَالٌ</text:span></text:span><text:span text:style-name="T149">.</text:span></text:p>
      <text:p text:style-name="P51"><text:span text:style-name="Пункт"><text:span text:style-name="T188">Повелительное наклонение</text:span></text:span><text:span text:style-name="T188"> — </text:span><text:span text:style-name="Арабиййун"><text:span text:style-name="T188">إِفْعَلِلْ</text:span></text:span><text:span text:style-name="T188">.</text:span></text:p>
      <text:p text:style-name="P50"><text:span text:style-name="Пункт"><text:span text:style-name="T149">Причастие</text:span></text:span><text:span text:style-name="T149"> действительного залога — </text:span><text:span text:style-name="Арабиййун"><text:span text:style-name="T149">مُفْعَلٌّ</text:span></text:span><text:span text:style-name="T149">.</text:span></text:p>
      <text:p text:style-name="P52"><text:soft-page-break/><text:span text:style-name="Пункт"><text:span text:style-name="T147">Начальная хамза</text:span></text:span><text:span text:style-name="T147"> в форме прошедшего времени, масдара и повелительного наклонения является соединительной.</text:span></text:p>
      <text:h text:style-name="P101" text:outline-level="2">X порода</text:h>
      <text:p text:style-name="P53"><text:span text:style-name="Пункт"><text:span text:style-name="T150">Формула</text:span></text:span><text:span text:style-name="T150"> — </text:span><text:span text:style-name="Арабиййун"><text:span text:style-name="T150">إِسْتَفْعَلَ</text:span></text:span><text:span text:style-name="T150">, </text:span><text:span text:style-name="T153">настояще-будущее время — </text:span><text:span text:style-name="Арабиййун"><text:span text:style-name="T153">يَسْتَفْعِلُ</text:span></text:span><text:span text:style-name="T153">.</text:span></text:p>
      <text:p text:style-name="P53"><text:span text:style-name="Пункт"><text:span text:style-name="T150">Основные значения</text:span></text:span><text:span text:style-name="T150">: возвратное для глаголов IV породы (</text:span><text:span text:style-name="Акцент"><text:span text:style-name="T150">будить</text:span></text:span><text:span text:style-name="T150"> — </text:span><text:span text:style-name="Акцент"><text:span text:style-name="T150">просыпаться</text:span></text:span><text:span text:style-name="T150">; </text:span><text:span text:style-name="Акцент"><text:span text:style-name="T150">давать покой</text:span></text:span><text:span text:style-name="T150"> — </text:span><text:span text:style-name="Акцент"><text:span text:style-name="T150">отдыхать</text:span></text:span><text:span text:style-name="T150">; </text:span><text:span text:style-name="Акцент"><text:span text:style-name="T150">напоминать</text:span></text:span><text:span text:style-name="T150"> — </text:span><text:span text:style-name="Акцент"><text:span text:style-name="T150">вспоминать, выучить наизусть</text:span></text:span><text:span text:style-name="T150">); </text:span><text:span text:style-name="T151">просьба, привлечение со стороны (</text:span><text:span text:style-name="Акцент"><text:span text:style-name="T151">служить</text:span></text:span><text:span text:style-name="T151"> — </text:span><text:span text:style-name="Акцент"><text:span text:style-name="T151">брать на службу, использовать</text:span></text:span><text:span text:style-name="T151">; </text:span><text:span text:style-name="Акцент"><text:span text:style-name="T151">выходить</text:span></text:span><text:span text:style-name="T151"> — </text:span><text:span text:style-name="Акцент"><text:span text:style-name="T151">извлекать, добывать</text:span></text:span><text:span text:style-name="T151">; </text:span><text:span text:style-name="Акцент"><text:span text:style-name="T151">прибывать</text:span></text:span><text:span text:style-name="T151"> — </text:span><text:span text:style-name="Акцент"><text:span text:style-name="T151">просить прибыть, пригласить</text:span></text:span><text:span text:style-name="T151">; </text:span><text:span text:style-name="Акцент"><text:span text:style-name="T151">писать</text:span></text:span><text:span text:style-name="T151"> — </text:span><text:span text:style-name="Акцент"><text:span text:style-name="T151">выписывать</text:span></text:span><text:span text:style-name="T151">); </text:span><text:span text:style-name="T152">находить в чем-либо качество, заключенное в значении глагола (</text:span><text:span text:style-name="Акцент"><text:span text:style-name="T152">быть большим</text:span></text:span><text:span text:style-name="T152"> — </text:span><text:span text:style-name="Акцент"><text:span text:style-name="T152">считать большим, важным</text:span></text:span><text:span text:style-name="T152">; </text:span><text:span text:style-name="Акцент"><text:span text:style-name="T152">быть хорошим</text:span></text:span><text:span text:style-name="T152"> — </text:span><text:span text:style-name="Акцент"><text:span text:style-name="T152">находить хорошим, одобрять</text:span></text:span><text:span text:style-name="T152">); при отыменном образовании — </text:span><text:span text:style-name="Акцент"><text:span text:style-name="T152">становиться тем, что означает имя</text:span></text:span><text:span text:style-name="T152"> (</text:span><text:span text:style-name="Акцент"><text:span text:style-name="T152">камень</text:span></text:span><text:span text:style-name="T152"> — </text:span><text:span text:style-name="Акцент"><text:span text:style-name="T152">превратиться в камень, окаменеть</text:span></text:span><text:span text:style-name="T152">).</text:span></text:p>
      <text:p text:style-name="P54"><text:span text:style-name="Пункт"><text:span text:style-name="T153">Повелительное наклонение</text:span></text:span><text:span text:style-name="T153"> — </text:span><text:span text:style-name="Арабиййун"><text:span text:style-name="T153">إِسْتَفْعِلْ</text:span></text:span><text:span text:style-name="T153">.</text:span></text:p>
      <text:p text:style-name="P54"><text:span text:style-name="Пункт"><text:span text:style-name="T153">Масдар</text:span></text:span><text:span text:style-name="T153"> — </text:span><text:span text:style-name="Арабиййун"><text:span text:style-name="T153">إِسْتِفْعَالٌ</text:span></text:span><text:span text:style-name="T153">.</text:span></text:p>
      <text:p text:style-name="P55"><text:span text:style-name="Пункт"><text:span text:style-name="T154">Причастие</text:span></text:span><text:span text:style-name="T154"> действительного залога — </text:span><text:span text:style-name="Арабиййун"><text:span text:style-name="T154">مُسْتَفْعِلٌ</text:span></text:span><text:span text:style-name="T154">, страдательного — </text:span><text:span text:style-name="Арабиййун"><text:span text:style-name="T154">مُسْتَفْعَلٌ</text:span></text:span><text:span text:style-name="T154">.</text:span></text:p>
      <text:p text:style-name="P55"><text:span text:style-name="Пункт"><text:span text:style-name="T147">Начальная хамза</text:span></text:span><text:span text:style-name="T147"> в форме прошедшего времени, масдара и повелительного наклонения является соединительной.</text:span></text:p>
      <text:h text:style-name="P102" text:outline-level="2">Имена</text:h>
      <text:p text:style-name="P56"><text:span text:style-name="Пункт"><text:span text:style-name="T85">Имя места и времени</text:span></text:span><text:span text:style-name="T85"> образу</text:span><text:span text:style-name="T86">е</text:span><text:span text:style-name="T85">тся </text:span><text:span text:style-name="T88">от I породы </text:span><text:span text:style-name="T85">по формулам </text:span><text:span text:style-name="Арабиййун"><text:span text:style-name="T86">مَفْعِلٌ</text:span></text:span><text:span text:style-name="T85"> и </text:span><text:span text:style-name="Арабиййун"><text:span text:style-name="T86">مَفْعَلٌ</text:span></text:span><text:span text:style-name="T85">, </text:span><text:span text:style-name="T87">множественное число — </text:span><text:span text:style-name="Арабиййун"><text:span text:style-name="T87">مَفَاعِلُ</text:span></text:span><text:span text:style-name="T87">.</text:span><text:span text:style-name="T85"> </text:span><text:span text:style-name="T86">По первой формуле о</text:span><text:span text:style-name="T85">бразуется имя </text:span><text:span text:style-name="T114">места</text:span><text:span text:style-name="T85"> от глаголов с типовой огласовкой кясра, </text:span><text:span text:style-name="T86">по второй, за редким исключением, — имя </text:span><text:span text:style-name="T115">места</text:span><text:span text:style-name="T86"> в остальных случаях. </text:span><text:span text:style-name="T88">Имя </text:span><text:span text:style-name="T116">места</text:span><text:span text:style-name="T88"> от всех производных пород и от четырехсогласных глаголов по форме совпадает с причастием страдательного залога.</text:span></text:p>
      <text:p text:style-name="P56"><text:span text:style-name="Пункт"><text:span text:style-name="T88">Имя орудия или инструмента</text:span></text:span><text:span text:style-name="T88"> образуется по формулам </text:span><text:span text:style-name="Арабиййун"><text:span text:style-name="T89">مِفْعَالٌ</text:span></text:span><text:span text:style-name="T88"> или </text:span><text:span text:style-name="Арабиййун"><text:span text:style-name="T89">مِفْعَلَةٌ</text:span></text:span><text:span text:style-name="T88">, множественное число — </text:span><text:span text:style-name="Арабиййун"><text:span text:style-name="T89">مَفَاعِيلُ</text:span></text:span><text:span text:style-name="T88"> и </text:span><text:span text:style-name="Арабиййун"><text:span text:style-name="T89">مَفَاعِلُ</text:span></text:span><text:span text:style-name="T88">, соответственно.</text:span></text:p>
      <text:p text:style-name="P57"><text:span text:style-name="Пункт"><text:span text:style-name="T90">Имена-названия лиц</text:span></text:span><text:span text:style-name="T90">, имеющих постоянный род занятий или профессию, образуются по формуле </text:span><text:span text:style-name="Арабиййун"><text:span text:style-name="T90">فَعَّالٌ</text:span></text:span><text:span text:style-name="T90">.</text:span></text:p>
      <text:p text:style-name="P57"><text:span text:style-name="Пункт"><text:span text:style-name="T90">Имена-названия рода занятий</text:span></text:span><text:span text:style-name="T90"> или ремесло образуются по формуле </text:span><text:span text:style-name="Арабиййун"><text:span text:style-name="T90">فِعَالَةٌ</text:span></text:span><text:span text:style-name="T90">.</text:span></text:p>
      <text:h text:style-name="P62" text:outline-level="1">Страдательный залог</text:h>
      <text:h text:style-name="P103" text:outline-level="2">Прошедшего времени</text:h>
      <text:p text:style-name="P58"><text:span text:style-name="T155">Для всех пород образуется от формы действительного залога прошедшего времени </text:span><text:soft-page-break/><text:span text:style-name="T155">соответствующих пород путем замены огласовки средней коренной на кясру, а всех предыдущих — на дамму; долгое </text:span><text:span text:style-name="Арабиййун"><text:span text:style-name="T155">ـَا</text:span></text:span><text:span text:style-name="T155"> превращается в долгое </text:span><text:span text:style-name="Арабиййун"><text:span text:style-name="T155">ـُو</text:span></text:span><text:span text:style-name="T155">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65"><text:span text:style-name="Заголовок_20_таблицы"><text:span text:style-name="T159">Страдательный залог</text:span></text:span></text:p>
            </table:table-cell>
            <table:table-cell table:style-name="Таблица1.A1" office:value-type="string">
              <text:p text:style-name="P65"><text:span text:style-name="Заголовок_20_таблицы"><text:span text:style-name="T159">Действительный залог</text:span></text:span></text:p>
            </table:table-cell>
            <table:table-cell table:style-name="Таблица1.A1" office:value-type="string">
              <text:p text:style-name="P65"><text:span text:style-name="Заголовок_20_таблицы"><text:span text:style-name="T159">Породы</text:span></text:span></text:p>
            </table:table-cell>
          </table:table-row>
        </table:table-header-rows>
        <table:table-row>
          <table:table-cell table:style-name="Таблица1.A6" office:value-type="string">
            <text:p text:style-name="P65"><text:span text:style-name="Арабиййун"><text:span text:style-name="T159">فُعِلَ</text:span></text:span></text:p>
          </table:table-cell>
          <table:table-cell table:style-name="Таблица1.B6" office:value-type="string">
            <text:p text:style-name="P65"><text:span text:style-name="Арабиййун"><text:span text:style-name="T159">فَعَلَ</text:span></text:span></text:p>
          </table:table-cell>
          <table:table-cell table:style-name="Таблица1.C6" office:value-type="string">
            <text:p text:style-name="P82">I</text:p>
          </table:table-cell>
        </table:table-row>
        <table:table-row>
          <table:table-cell table:style-name="Таблица1.A6" office:value-type="string">
            <text:p text:style-name="P65"><text:span text:style-name="Арабиййун"><text:span text:style-name="T159">فُعِّلَ</text:span></text:span></text:p>
          </table:table-cell>
          <table:table-cell table:style-name="Таблица1.B6" office:value-type="string">
            <text:p text:style-name="P65"><text:span text:style-name="Арабиййун"><text:span text:style-name="T159">فَعَّلَ</text:span></text:span></text:p>
          </table:table-cell>
          <table:table-cell table:style-name="Таблица1.C6" office:value-type="string">
            <text:p text:style-name="P82">II</text:p>
          </table:table-cell>
        </table:table-row>
        <table:table-row>
          <table:table-cell table:style-name="Таблица1.A6" office:value-type="string">
            <text:p text:style-name="P65"><text:span text:style-name="Арабиййун"><text:span text:style-name="T159">فُوعِلَ</text:span></text:span></text:p>
          </table:table-cell>
          <table:table-cell table:style-name="Таблица1.B6" office:value-type="string">
            <text:p text:style-name="P65"><text:span text:style-name="Арабиййун"><text:span text:style-name="T159">فَاعَلَ</text:span></text:span></text:p>
          </table:table-cell>
          <table:table-cell table:style-name="Таблица1.C6" office:value-type="string">
            <text:p text:style-name="P82">III</text:p>
          </table:table-cell>
        </table:table-row>
        <table:table-row>
          <table:table-cell table:style-name="Таблица1.A6" office:value-type="string">
            <text:p text:style-name="P65"><text:span text:style-name="Арабиййун"><text:span text:style-name="T159">أُفْعِلَ</text:span></text:span></text:p>
          </table:table-cell>
          <table:table-cell table:style-name="Таблица1.B6" office:value-type="string">
            <text:p text:style-name="P65"><text:span text:style-name="Арабиййун"><text:span text:style-name="T159">أَفْعَلَ</text:span></text:span></text:p>
          </table:table-cell>
          <table:table-cell table:style-name="Таблица1.C6" office:value-type="string">
            <text:p text:style-name="P82">IV</text:p>
          </table:table-cell>
        </table:table-row>
        <table:table-row>
          <table:table-cell table:style-name="Таблица1.A6" office:value-type="string">
            <text:p text:style-name="P65"><text:span text:style-name="Арабиййун"><text:span text:style-name="T159">تُفُعِّلَ</text:span></text:span></text:p>
          </table:table-cell>
          <table:table-cell table:style-name="Таблица1.B6" office:value-type="string">
            <text:p text:style-name="P65"><text:span text:style-name="Арабиййун"><text:span text:style-name="T159">تَفَعَّلَ</text:span></text:span></text:p>
          </table:table-cell>
          <table:table-cell table:style-name="Таблица1.C6" office:value-type="string">
            <text:p text:style-name="P82">V</text:p>
          </table:table-cell>
        </table:table-row>
        <table:table-row>
          <table:table-cell table:style-name="Таблица1.A8" office:value-type="string">
            <text:p text:style-name="P65"><text:span text:style-name="Арабиййун"><text:span text:style-name="T159">تُفُوعِلَ</text:span></text:span></text:p>
          </table:table-cell>
          <table:table-cell table:style-name="Таблица1.B8" office:value-type="string">
            <text:p text:style-name="P65"><text:span text:style-name="Арабиййун"><text:span text:style-name="T159">تَفَاعَلَ</text:span></text:span></text:p>
          </table:table-cell>
          <table:table-cell table:style-name="Таблица1.C8" office:value-type="string">
            <text:p text:style-name="P82">VI</text:p>
          </table:table-cell>
        </table:table-row>
        <table:table-row>
          <table:table-cell table:style-name="Таблица1.A8" office:value-type="string">
            <text:p text:style-name="P66"><text:span text:style-name="Арабиййун"><text:span text:style-name="T182">أُنْفُعِلَ</text:span></text:span></text:p>
          </table:table-cell>
          <table:table-cell table:style-name="Таблица1.B8" office:value-type="string">
            <text:p text:style-name="P66"><text:span text:style-name="Арабиййун"><text:span text:style-name="T182">إِنْفَعَلَ</text:span></text:span></text:p>
          </table:table-cell>
          <table:table-cell table:style-name="Таблица1.C8" office:value-type="string">
            <text:p text:style-name="P83">VII</text:p>
          </table:table-cell>
        </table:table-row>
        <table:table-row>
          <table:table-cell table:style-name="Таблица1.A9" office:value-type="string">
            <text:p text:style-name="P65"><text:span text:style-name="Арабиййун"><text:span text:style-name="T159">أُفْتُعِلَ</text:span></text:span></text:p>
          </table:table-cell>
          <table:table-cell table:style-name="Таблица1.B9" office:value-type="string">
            <text:p text:style-name="P65"><text:span text:style-name="Арабиййун"><text:span text:style-name="T159">إِفْتَعَلَ</text:span></text:span></text:p>
          </table:table-cell>
          <table:table-cell table:style-name="Таблица1.C9" office:value-type="string">
            <text:p text:style-name="P82">VIII</text:p>
          </table:table-cell>
        </table:table-row>
        <table:table-row>
          <table:table-cell table:style-name="Таблица1.A10" office:value-type="string">
            <text:p text:style-name="P65"><text:span text:style-name="Арабиййун"><text:span text:style-name="T159">أُسْتُفْعِلَ</text:span></text:span></text:p>
          </table:table-cell>
          <table:table-cell table:style-name="Таблица1.B10" office:value-type="string">
            <text:p text:style-name="P65"><text:span text:style-name="Арабиййун"><text:span text:style-name="T159">إِسْتَفْعَلَ</text:span></text:span></text:p>
          </table:table-cell>
          <table:table-cell table:style-name="Таблица1.C10" office:value-type="string">
            <text:p text:style-name="P82">X</text:p>
          </table:table-cell>
        </table:table-row>
      </table:table>
      <text:h text:style-name="P104" text:outline-level="2">Настояще-будущего времени</text:h>
      <text:p text:style-name="P59"><text:span text:style-name="T156">Образуется от формы настояще-будущего времени действительного залога соответствующих пород</text:span><text:span text:style-name="T157"> </text:span><text:span text:style-name="T158">установкой</text:span><text:span text:style-name="T156"> </text:span><text:span text:style-name="T157">дамм</text:span><text:span text:style-name="T158">ы над</text:span><text:span text:style-name="T157"> </text:span><text:span text:style-name="T156">личн</text:span><text:span text:style-name="T158">ым</text:span><text:span text:style-name="T156"> преформатив</text:span><text:span text:style-name="T158">ом</text:span><text:span text:style-name="T156"> </text:span><text:span text:style-name="T157">и фатх</text:span><text:span text:style-name="T158">и над</text:span><text:span text:style-name="T156"> средней коренной</text:span><text:span text:style-name="T157">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P84"><text:span text:style-name="Заголовок_20_таблицы"><text:span text:style-name="T159">Страдательный залог</text:span></text:span></text:p>
            </table:table-cell>
            <table:table-cell table:style-name="Таблица2.A1" office:value-type="string">
              <text:p text:style-name="P85"><text:span text:style-name="Заголовок_20_таблицы"><text:span text:style-name="T159">Действительный залог</text:span></text:span></text:p>
            </table:table-cell>
            <table:table-cell table:style-name="Таблица2.A1" office:value-type="string">
              <text:p text:style-name="Table_20_Contents"><text:span text:style-name="Заголовок_20_таблицы"><text:span text:style-name="T159">Породы</text:span></text:span></text:p>
            </table:table-cell>
          </table:table-row>
        </table:table-header-rows>
        <table:table-row>
          <table:table-cell table:style-name="Таблица2.A2" office:value-type="string">
            <text:p text:style-name="P67"><text:span text:style-name="Арабиййун"><text:span text:style-name="T161">يُفْعَلُ</text:span></text:span></text:p>
          </table:table-cell>
          <table:table-cell table:style-name="Таблица2.B2" office:value-type="string">
            <text:p text:style-name="P68"><text:span text:style-name="Арабиййун"><text:span text:style-name="T160">يَفْعَ</text:span></text:span><text:span text:style-name="Арабиййун"><text:span text:style-name="T184">ُِ</text:span></text:span><text:span text:style-name="Арабиййун"><text:span text:style-name="T160">لُ</text:span></text:span></text:p>
          </table:table-cell>
          <table:table-cell table:style-name="Таблица2.C2" office:value-type="string">
            <text:p text:style-name="P82">I</text:p>
          </table:table-cell>
        </table:table-row>
        <table:table-row>
          <table:table-cell table:style-name="Таблица2.A8" office:value-type="string">
            <text:p text:style-name="P67"><text:span text:style-name="Арабиййун"><text:span text:style-name="T161">يُفَعَّلُ</text:span></text:span></text:p>
          </table:table-cell>
          <table:table-cell table:style-name="Таблица2.B8" office:value-type="string">
            <text:p text:style-name="P68"><text:span text:style-name="Арабиййун"><text:span text:style-name="T160">يُفَعِّلُ</text:span></text:span></text:p>
          </table:table-cell>
          <table:table-cell table:style-name="Таблица2.C8" office:value-type="string">
            <text:p text:style-name="P82">II</text:p>
          </table:table-cell>
        </table:table-row>
        <table:table-row>
          <table:table-cell table:style-name="Таблица2.A8" office:value-type="string">
            <text:p text:style-name="P67"><text:span text:style-name="Арабиййун"><text:span text:style-name="T161">يُفَاعَلُ</text:span></text:span></text:p>
          </table:table-cell>
          <table:table-cell table:style-name="Таблица2.B8" office:value-type="string">
            <text:p text:style-name="P68"><text:span text:style-name="Арабиййун"><text:span text:style-name="T160">يُفَاعِلُ</text:span></text:span></text:p>
          </table:table-cell>
          <table:table-cell table:style-name="Таблица2.C8" office:value-type="string">
            <text:p text:style-name="P82">III</text:p>
          </table:table-cell>
        </table:table-row>
        <table:table-row>
          <table:table-cell table:style-name="Таблица2.A8" office:value-type="string">
            <text:p text:style-name="P67"><text:span text:style-name="Арабиййун"><text:span text:style-name="T161">يُفْعَلُ</text:span></text:span></text:p>
          </table:table-cell>
          <table:table-cell table:style-name="Таблица2.B8" office:value-type="string">
            <text:p text:style-name="P68"><text:span text:style-name="Арабиййун"><text:span text:style-name="T160">يُفْعِلُ</text:span></text:span></text:p>
          </table:table-cell>
          <table:table-cell table:style-name="Таблица2.C8" office:value-type="string">
            <text:p text:style-name="P82">IV</text:p>
          </table:table-cell>
        </table:table-row>
        <table:table-row>
          <table:table-cell table:style-name="Таблица2.A8" office:value-type="string">
            <text:p text:style-name="P67"><text:span text:style-name="Арабиййун"><text:span text:style-name="T161">يُتَفَعَّلُ</text:span></text:span></text:p>
          </table:table-cell>
          <table:table-cell table:style-name="Таблица2.B8" office:value-type="string">
            <text:p text:style-name="P68"><text:span text:style-name="Арабиййун"><text:span text:style-name="T160">يَتَفَعَّلُ</text:span></text:span></text:p>
          </table:table-cell>
          <table:table-cell table:style-name="Таблица2.C8" office:value-type="string">
            <text:p text:style-name="P82">V</text:p>
          </table:table-cell>
        </table:table-row>
        <table:table-row>
          <table:table-cell table:style-name="Таблица2.A8" office:value-type="string">
            <text:p text:style-name="P67"><text:span text:style-name="Арабиййун"><text:span text:style-name="T161">يُتَفَاعَلُ</text:span></text:span></text:p>
          </table:table-cell>
          <table:table-cell table:style-name="Таблица2.B8" office:value-type="string">
            <text:p text:style-name="P68"><text:span text:style-name="Арабиййун"><text:span text:style-name="T160">يَتَفَاعَلُ</text:span></text:span></text:p>
          </table:table-cell>
          <table:table-cell table:style-name="Таблица2.C8" office:value-type="string">
            <text:p text:style-name="P82">VI</text:p>
          </table:table-cell>
        </table:table-row>
        <table:table-row>
          <table:table-cell table:style-name="Таблица2.A8" office:value-type="string">
            <text:p text:style-name="P69"><text:span text:style-name="Арабиййун"><text:span text:style-name="T183">يُنْفَعَلُ</text:span></text:span></text:p>
          </table:table-cell>
          <table:table-cell table:style-name="Таблица2.B8" office:value-type="string">
            <text:p text:style-name="P69"><text:span text:style-name="Арабиййун"><text:span text:style-name="T183">يَنْفَعِلُ</text:span></text:span></text:p>
          </table:table-cell>
          <table:table-cell table:style-name="Таблица2.C8" office:value-type="string">
            <text:p text:style-name="P88">VII</text:p>
          </table:table-cell>
        </table:table-row>
        <table:table-row>
          <table:table-cell table:style-name="Таблица2.A9" office:value-type="string">
            <text:p text:style-name="P67"><text:span text:style-name="Арабиййун"><text:span text:style-name="T161">يُفْتَعَلُ</text:span></text:span></text:p>
          </table:table-cell>
          <table:table-cell table:style-name="Таблица2.B9" office:value-type="string">
            <text:p text:style-name="P68"><text:span text:style-name="Арабиййун"><text:span text:style-name="T160">يَفْتَعِلُ</text:span></text:span></text:p>
          </table:table-cell>
          <table:table-cell table:style-name="Таблица2.C9" office:value-type="string">
            <text:p text:style-name="P82">VIII</text:p>
          </table:table-cell>
        </table:table-row>
        <table:table-row>
          <table:table-cell table:style-name="Таблица2.A10" office:value-type="string">
            <text:p text:style-name="P67"><text:span text:style-name="Арабиййун"><text:span text:style-name="T161">يُسْتَفْعَلُ</text:span></text:span></text:p>
          </table:table-cell>
          <table:table-cell table:style-name="Таблица2.B10" office:value-type="string">
            <text:p text:style-name="P68"><text:span text:style-name="Арабиййун"><text:span text:style-name="T160">يَسْتَفْعِلُ</text:span></text:span></text:p>
          </table:table-cell>
          <table:table-cell table:style-name="Таблица2.C10" office:value-type="string">
            <text:p text:style-name="P82">X</text:p>
          </table:table-cell>
        </table:table-row>
      </table:table>
      <text:h text:style-name="P105" text:outline-level="2"><text:soft-page-break/>Оформление в предложении</text:h>
      <text:p text:style-name="P60"><text:span text:style-name="T162">Объект, который подвергается действию, оформляется как подлежащее, с которым и согласуется глагол, а субъект, производящий действие — как косвенное дополнение. Если субъект лицо, то используются обороты: </text:span><text:span text:style-name="Арабиййун"><text:span text:style-name="T162">مِنْ طَرَفِ؛ مِنْ قِبَلِ؛ مِنْ جَانِبِ</text:span></text:span><text:span text:style-name="T162"> (</text:span><text:span text:style-name="Акцент"><text:span text:style-name="T162">со стороны</text:span></text:span><text:span text:style-name="T162">), а если — предмет, то, чаще всего, предлог </text:span><text:span text:style-name="Арабиййун"><text:span text:style-name="T162">بِ</text:span></text:span><text:span text:style-name="T162">.</text:span></text:p>
      <text:h text:style-name="P63" text:outline-level="1">Числительные</text:h>
      <text:h text:style-name="P106" text:outline-level="2">Количественные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86"><text:span text:style-name="Заголовок_20_таблицы"/></text:p>
            </table:table-cell>
            <table:table-cell table:style-name="Таблица3.A1" office:value-type="string">
              <text:p text:style-name="P64"><text:span text:style-name="Заголовок_20_таблицы"/></text:p>
            </table:table-cell>
            <table:table-cell table:style-name="Таблица3.A1" office:value-type="string">
              <text:p text:style-name="P64"><text:span text:style-name="Заголовок_20_таблицы"><text:span text:style-name="T25">Женский род</text:span></text:span></text:p>
            </table:table-cell>
            <table:table-cell table:style-name="Таблица3.A1" office:value-type="string">
              <text:p text:style-name="P64"><text:span text:style-name="Заголовок_20_таблицы"><text:span text:style-name="T25">Мужской род</text:span></text:span></text:p>
            </table:table-cell>
          </table:table-row>
        </table:table-header-rows>
        <table:table-row>
          <table:table-cell table:style-name="Таблица3.A10" office:value-type="string">
            <text:p text:style-name="P89">1</text:p>
          </table:table-cell>
          <table:table-cell table:style-name="Таблица3.B10" office:value-type="string">
            <text:p text:style-name="P64"><text:span text:style-name="Арабиййун"><text:span text:style-name="T19">١</text:span></text:span></text:p>
          </table:table-cell>
          <table:table-cell table:style-name="Таблица3.C10" office:value-type="string">
            <text:p text:style-name="P70"><text:span text:style-name="Арабиййун"><text:span text:style-name="T26">وَاحِدَةٌ</text:span></text:span></text:p>
            <text:p text:style-name="P70"><text:span text:style-name="Арабиййун"><text:span text:style-name="T26">إِحْدَى</text:span></text:span></text:p>
          </table:table-cell>
          <table:table-cell table:style-name="Таблица3.D10" office:value-type="string">
            <text:p text:style-name="P70"><text:span text:style-name="Арабиййун"><text:span text:style-name="T26">وَاحِدٌ</text:span></text:span></text:p>
            <text:p text:style-name="P70"><text:span text:style-name="Арабиййун"><text:span text:style-name="T26">أَحَدٌ</text:span></text:span></text:p>
          </table:table-cell>
        </table:table-row>
        <table:table-row>
          <table:table-cell table:style-name="Таблица3.A10" office:value-type="string">
            <text:p text:style-name="P89">2</text:p>
          </table:table-cell>
          <table:table-cell table:style-name="Таблица3.B10" office:value-type="string">
            <text:p text:style-name="P71"><text:span text:style-name="Арабиййун"><text:span text:style-name="T19">٢</text:span></text:span></text:p>
          </table:table-cell>
          <table:table-cell table:style-name="Таблица3.C10" office:value-type="string">
            <text:p text:style-name="P72"><text:span text:style-name="Арабиййун"><text:span text:style-name="T27">إِثْنَتَانِ</text:span></text:span></text:p>
          </table:table-cell>
          <table:table-cell table:style-name="Таблица3.D10" office:value-type="string">
            <text:p text:style-name="P72"><text:span text:style-name="Арабиййун"><text:span text:style-name="T27">إِثْنَانِ</text:span></text:span></text:p>
          </table:table-cell>
        </table:table-row>
        <table:table-row>
          <table:table-cell table:style-name="Таблица3.A10" office:value-type="string">
            <text:p text:style-name="P89">3</text:p>
          </table:table-cell>
          <table:table-cell table:style-name="Таблица3.B10" office:value-type="string">
            <text:p text:style-name="P71"><text:span text:style-name="Арабиййун"><text:span text:style-name="T19">٣</text:span></text:span></text:p>
          </table:table-cell>
          <table:table-cell table:style-name="Таблица3.C10" office:value-type="string">
            <text:p text:style-name="P73"><text:span text:style-name="Арабиййун"><text:span text:style-name="T28">ثَلَاثَةٌ</text:span></text:span></text:p>
          </table:table-cell>
          <table:table-cell table:style-name="Таблица3.D10" office:value-type="string">
            <text:p text:style-name="P73"><text:span text:style-name="Арабиййун"><text:span text:style-name="T28">ثَلَاثٌ</text:span></text:span></text:p>
          </table:table-cell>
        </table:table-row>
        <table:table-row>
          <table:table-cell table:style-name="Таблица3.A10" office:value-type="string">
            <text:p text:style-name="P89">4</text:p>
          </table:table-cell>
          <table:table-cell table:style-name="Таблица3.B10" office:value-type="string">
            <text:p text:style-name="P71"><text:span text:style-name="Арабиййун"><text:span text:style-name="T19">٤</text:span></text:span></text:p>
          </table:table-cell>
          <table:table-cell table:style-name="Таблица3.C10" office:value-type="string">
            <text:p text:style-name="P73"><text:span text:style-name="Арабиййун"><text:span text:style-name="T28">أَرْبَعَةٌ</text:span></text:span></text:p>
          </table:table-cell>
          <table:table-cell table:style-name="Таблица3.D10" office:value-type="string">
            <text:p text:style-name="P73"><text:span text:style-name="Арабиййун"><text:span text:style-name="T28">أَرْبَعٌ</text:span></text:span></text:p>
          </table:table-cell>
        </table:table-row>
        <table:table-row>
          <table:table-cell table:style-name="Таблица3.A10" office:value-type="string">
            <text:p text:style-name="P89">5</text:p>
          </table:table-cell>
          <table:table-cell table:style-name="Таблица3.B10" office:value-type="string">
            <text:p text:style-name="P71"><text:span text:style-name="Арабиййун"><text:span text:style-name="T19">٥</text:span></text:span></text:p>
          </table:table-cell>
          <table:table-cell table:style-name="Таблица3.C10" office:value-type="string">
            <text:p text:style-name="P73"><text:span text:style-name="Арабиййун"><text:span text:style-name="T28">خَمْسَةٌ</text:span></text:span></text:p>
          </table:table-cell>
          <table:table-cell table:style-name="Таблица3.D10" office:value-type="string">
            <text:p text:style-name="P73"><text:span text:style-name="Арабиййун"><text:span text:style-name="T28">خَمْسٌ</text:span></text:span></text:p>
          </table:table-cell>
        </table:table-row>
        <table:table-row>
          <table:table-cell table:style-name="Таблица3.A10" office:value-type="string">
            <text:p text:style-name="P89">6</text:p>
          </table:table-cell>
          <table:table-cell table:style-name="Таблица3.B10" office:value-type="string">
            <text:p text:style-name="P71"><text:span text:style-name="Арабиййун"><text:span text:style-name="T19">٦</text:span></text:span></text:p>
          </table:table-cell>
          <table:table-cell table:style-name="Таблица3.C10" office:value-type="string">
            <text:p text:style-name="P74"><text:span text:style-name="Арабиййун"><text:span text:style-name="T29">سِتَّةٌ</text:span></text:span></text:p>
          </table:table-cell>
          <table:table-cell table:style-name="Таблица3.D10" office:value-type="string">
            <text:p text:style-name="P74"><text:span text:style-name="Арабиййун"><text:span text:style-name="T29">سِتٌّ</text:span></text:span></text:p>
          </table:table-cell>
        </table:table-row>
        <table:table-row>
          <table:table-cell table:style-name="Таблица3.A10" office:value-type="string">
            <text:p text:style-name="P89">7</text:p>
          </table:table-cell>
          <table:table-cell table:style-name="Таблица3.B10" office:value-type="string">
            <text:p text:style-name="P71"><text:span text:style-name="Арабиййун"><text:span text:style-name="T19">٧</text:span></text:span></text:p>
          </table:table-cell>
          <table:table-cell table:style-name="Таблица3.C10" office:value-type="string">
            <text:p text:style-name="P74"><text:span text:style-name="Арабиййун"><text:span text:style-name="T29">سَبْعَةٌ</text:span></text:span></text:p>
          </table:table-cell>
          <table:table-cell table:style-name="Таблица3.D10" office:value-type="string">
            <text:p text:style-name="P74"><text:span text:style-name="Арабиййун"><text:span text:style-name="T29">سَبْعٌ</text:span></text:span></text:p>
          </table:table-cell>
        </table:table-row>
        <table:table-row>
          <table:table-cell table:style-name="Таблица3.A10" office:value-type="string">
            <text:p text:style-name="P89">8</text:p>
          </table:table-cell>
          <table:table-cell table:style-name="Таблица3.B10" office:value-type="string">
            <text:p text:style-name="P71"><text:span text:style-name="Арабиййун"><text:span text:style-name="T19">٨</text:span></text:span></text:p>
          </table:table-cell>
          <table:table-cell table:style-name="Таблица3.C10" office:value-type="string">
            <text:p text:style-name="P74"><text:span text:style-name="Арабиййун"><text:span text:style-name="T29">ثَمَانِيَةٌ</text:span></text:span></text:p>
          </table:table-cell>
          <table:table-cell table:style-name="Таблица3.D10" office:value-type="string">
            <text:p text:style-name="P74"><text:span text:style-name="Арабиййун"><text:span text:style-name="T29">ثَمَانٍ</text:span></text:span></text:p>
          </table:table-cell>
        </table:table-row>
        <table:table-row>
          <table:table-cell table:style-name="Таблица3.A10" office:value-type="string">
            <text:p text:style-name="P89">9</text:p>
          </table:table-cell>
          <table:table-cell table:style-name="Таблица3.B10" office:value-type="string">
            <text:p text:style-name="P71"><text:span text:style-name="Арабиййун"><text:span text:style-name="T19">٩</text:span></text:span></text:p>
          </table:table-cell>
          <table:table-cell table:style-name="Таблица3.C10" office:value-type="string">
            <text:p text:style-name="P74"><text:span text:style-name="Арабиййун"><text:span text:style-name="T29">تِسْعَةٌ</text:span></text:span></text:p>
          </table:table-cell>
          <table:table-cell table:style-name="Таблица3.D10" office:value-type="string">
            <text:p text:style-name="P74"><text:span text:style-name="Арабиййун"><text:span text:style-name="T29">تِسْعٌ</text:span></text:span></text:p>
          </table:table-cell>
        </table:table-row>
        <table:table-row>
          <table:table-cell table:style-name="Таблица3.A11" office:value-type="string">
            <text:p text:style-name="P89">10</text:p>
          </table:table-cell>
          <table:table-cell table:style-name="Таблица3.B11" office:value-type="string">
            <text:p text:style-name="P71"><text:span text:style-name="Арабиййун"><text:span text:style-name="T19">١٠</text:span></text:span></text:p>
          </table:table-cell>
          <table:table-cell table:style-name="Таблица3.C11" office:value-type="string">
            <text:p text:style-name="P74"><text:span text:style-name="Арабиййун"><text:span text:style-name="T29">عَشَرَةٌ</text:span></text:span></text:p>
          </table:table-cell>
          <table:table-cell table:style-name="Таблица3.D11" office:value-type="string">
            <text:p text:style-name="P74"><text:span text:style-name="Арабиййун"><text:span text:style-name="T29">عَشْرٌ</text:span></text:span></text:p>
          </table:table-cell>
        </table:table-row>
        <table:table-row>
          <table:table-cell table:style-name="Таблица3.A14" office:value-type="string">
            <text:p text:style-name="P91">11</text:p>
          </table:table-cell>
          <table:table-cell table:style-name="Таблица3.B14" office:value-type="string">
            <text:p text:style-name="P75"><text:span text:style-name="Арабиййун"><text:span text:style-name="T19">١١</text:span></text:span></text:p>
          </table:table-cell>
          <table:table-cell table:style-name="Таблица3.C14" office:value-type="string">
            <text:p text:style-name="P76"><text:span text:style-name="Арабиййун"><text:span text:style-name="T26">إِحْدَ</text:span></text:span><text:span text:style-name="Арабиййун"><text:span text:style-name="T55">ى</text:span></text:span><text:span text:style-name="Арабиййун"><text:span text:style-name="T26"> </text:span></text:span><text:span text:style-name="Арабиййун"><text:span text:style-name="T29">عَش</text:span></text:span><text:span text:style-name="Арабиййун"><text:span text:style-name="T52">ْ</text:span></text:span><text:span text:style-name="Арабиййун"><text:span text:style-name="T29">رَة</text:span></text:span><text:span text:style-name="Арабиййун"><text:span text:style-name="T52">َ</text:span></text:span></text:p>
          </table:table-cell>
          <table:table-cell table:style-name="Таблица3.D14" office:value-type="string">
            <text:p text:style-name="P76"><text:span text:style-name="Арабиййун"><text:span text:style-name="T26">أَحَد</text:span></text:span><text:span text:style-name="Арабиййун"><text:span text:style-name="T55">َ</text:span></text:span><text:span text:style-name="Арабиййун"><text:span text:style-name="T26"> </text:span></text:span><text:span text:style-name="Арабиййун"><text:span text:style-name="T29">عَش</text:span></text:span><text:span text:style-name="Арабиййун"><text:span text:style-name="T52">َ</text:span></text:span><text:span text:style-name="Арабиййун"><text:span text:style-name="T29">ر</text:span></text:span><text:span text:style-name="Арабиййун"><text:span text:style-name="T52">َ</text:span></text:span></text:p>
          </table:table-cell>
        </table:table-row>
        <table:table-row>
          <table:table-cell table:style-name="Таблица3.A14" office:value-type="string">
            <text:p text:style-name="P91">12</text:p>
          </table:table-cell>
          <table:table-cell table:style-name="Таблица3.B14" office:value-type="string">
            <text:p text:style-name="P75"><text:span text:style-name="Арабиййун"><text:span text:style-name="T19">١٢</text:span></text:span></text:p>
          </table:table-cell>
          <table:table-cell table:style-name="Таблица3.C14" office:value-type="string">
            <text:p text:style-name="P76"><text:span text:style-name="Арабиййун"><text:span text:style-name="T27">إِثْنَتَا </text:span></text:span><text:span text:style-name="Арабиййун"><text:span text:style-name="T29">عَش</text:span></text:span><text:span text:style-name="Арабиййун"><text:span text:style-name="T52">ْ</text:span></text:span><text:span text:style-name="Арабиййун"><text:span text:style-name="T29">رَة</text:span></text:span><text:span text:style-name="Арабиййун"><text:span text:style-name="T52">َ</text:span></text:span></text:p>
          </table:table-cell>
          <table:table-cell table:style-name="Таблица3.D14" office:value-type="string">
            <text:p text:style-name="P76"><text:span text:style-name="Арабиййун"><text:span text:style-name="T27">إِثْنَا </text:span></text:span><text:span text:style-name="Арабиййун"><text:span text:style-name="T29">عَش</text:span></text:span><text:span text:style-name="Арабиййун"><text:span text:style-name="T52">َ</text:span></text:span><text:span text:style-name="Арабиййун"><text:span text:style-name="T29">ر</text:span></text:span><text:span text:style-name="Арабиййун"><text:span text:style-name="T52">َ</text:span></text:span></text:p>
          </table:table-cell>
        </table:table-row>
        <table:table-row>
          <table:table-cell table:style-name="Таблица3.A14" office:value-type="string">
            <text:p text:style-name="P91">13</text:p>
          </table:table-cell>
          <table:table-cell table:style-name="Таблица3.B14" office:value-type="string">
            <text:p text:style-name="P75"><text:span text:style-name="Арабиййун"><text:span text:style-name="T19">١٣</text:span></text:span></text:p>
          </table:table-cell>
          <table:table-cell table:style-name="Таблица3.C14" office:value-type="string">
            <text:p text:style-name="P77"><text:span text:style-name="Арабиййун"><text:span text:style-name="T28">ثَلَاث</text:span></text:span><text:span text:style-name="Арабиййун"><text:span text:style-name="T56">َ</text:span></text:span><text:span text:style-name="Арабиййун"><text:span text:style-name="T28"> </text:span></text:span><text:span text:style-name="Арабиййун"><text:span text:style-name="T29">عَش</text:span></text:span><text:span text:style-name="Арабиййун"><text:span text:style-name="T52">ْ</text:span></text:span><text:span text:style-name="Арабиййун"><text:span text:style-name="T29">رَة</text:span></text:span><text:span text:style-name="Арабиййун"><text:span text:style-name="T52">َ</text:span></text:span></text:p>
          </table:table-cell>
          <table:table-cell table:style-name="Таблица3.D14" office:value-type="string">
            <text:p text:style-name="P77"><text:span text:style-name="Арабиййун"><text:span text:style-name="T28">ثَلَاثَة</text:span></text:span><text:span text:style-name="Арабиййун"><text:span text:style-name="T56">َ</text:span></text:span><text:span text:style-name="Арабиййун"><text:span text:style-name="T28"> </text:span></text:span><text:span text:style-name="Арабиййун"><text:span text:style-name="T29">عَش</text:span></text:span><text:span text:style-name="Арабиййун"><text:span text:style-name="T52">َ</text:span></text:span><text:span text:style-name="Арабиййун"><text:span text:style-name="T29">ر</text:span></text:span><text:span text:style-name="Арабиййун"><text:span text:style-name="T52">َ</text:span></text:span></text:p>
          </table:table-cell>
        </table:table-row>
        <table:table-row>
          <table:table-cell table:style-name="Таблица3.A15" office:value-type="string">
            <text:p text:style-name="P91">14</text:p>
          </table:table-cell>
          <table:table-cell table:style-name="Таблица3.B15" office:value-type="string">
            <text:p text:style-name="P75"><text:span text:style-name="Арабиййун"><text:span text:style-name="T19">١٤</text:span></text:span></text:p>
          </table:table-cell>
          <table:table-cell table:style-name="Таблица3.C15" office:value-type="string">
            <text:p text:style-name="P77"><text:span text:style-name="Арабиййун"><text:span text:style-name="T28">أَرْبَع</text:span></text:span><text:span text:style-name="Арабиййун"><text:span text:style-name="T56">َ</text:span></text:span><text:span text:style-name="Арабиййун"><text:span text:style-name="T28"> </text:span></text:span><text:span text:style-name="Арабиййун"><text:span text:style-name="T29">عَش</text:span></text:span><text:span text:style-name="Арабиййун"><text:span text:style-name="T52">ْ</text:span></text:span><text:span text:style-name="Арабиййун"><text:span text:style-name="T29">رَة</text:span></text:span><text:span text:style-name="Арабиййун"><text:span text:style-name="T52">َ</text:span></text:span></text:p>
          </table:table-cell>
          <table:table-cell table:style-name="Таблица3.D15" office:value-type="string">
            <text:p text:style-name="P77"><text:span text:style-name="Арабиййун"><text:span text:style-name="T28">أَرْبَعَة</text:span></text:span><text:span text:style-name="Арабиййун"><text:span text:style-name="T56">َ</text:span></text:span><text:span text:style-name="Арабиййун"><text:span text:style-name="T28"> </text:span></text:span><text:span text:style-name="Арабиййун"><text:span text:style-name="T29">عَش</text:span></text:span><text:span text:style-name="Арабиййун"><text:span text:style-name="T52">َ</text:span></text:span><text:span text:style-name="Арабиййун"><text:span text:style-name="T29">ر</text:span></text:span><text:span text:style-name="Арабиййун"><text:span text:style-name="T52">َ</text:span></text:span></text:p>
          </table:table-cell>
        </table:table-row>
        <table:table-row>
          <table:table-cell table:style-name="Таблица3.A18" office:value-type="string">
            <text:p text:style-name="P91">15</text:p>
          </table:table-cell>
          <table:table-cell table:style-name="Таблица3.B18" office:value-type="string">
            <text:p text:style-name="P75"><text:span text:style-name="Арабиййун"><text:span text:style-name="T19">١٥</text:span></text:span></text:p>
          </table:table-cell>
          <table:table-cell table:style-name="Таблица3.C18" office:value-type="string">
            <text:p text:style-name="P77"><text:span text:style-name="Арабиййун"><text:span text:style-name="T28">خَمْس</text:span></text:span><text:span text:style-name="Арабиййун"><text:span text:style-name="T56">َ</text:span></text:span><text:span text:style-name="Арабиййун"><text:span text:style-name="T28"> </text:span></text:span><text:span text:style-name="Арабиййун"><text:span text:style-name="T29">عَش</text:span></text:span><text:span text:style-name="Арабиййун"><text:span text:style-name="T52">ْ</text:span></text:span><text:span text:style-name="Арабиййун"><text:span text:style-name="T29">رَة</text:span></text:span><text:span text:style-name="Арабиййун"><text:span text:style-name="T52">َ</text:span></text:span></text:p>
          </table:table-cell>
          <table:table-cell table:style-name="Таблица3.D18" office:value-type="string">
            <text:p text:style-name="P77"><text:span text:style-name="Арабиййун"><text:span text:style-name="T28">خَمْسَة</text:span></text:span><text:span text:style-name="Арабиййун"><text:span text:style-name="T56">َ</text:span></text:span><text:span text:style-name="Арабиййун"><text:span text:style-name="T28"> </text:span></text:span><text:span text:style-name="Арабиййун"><text:span text:style-name="T29">عَش</text:span></text:span><text:span text:style-name="Арабиййун"><text:span text:style-name="T52">َ</text:span></text:span><text:span text:style-name="Арабиййун"><text:span text:style-name="T29">ر</text:span></text:span><text:span text:style-name="Арабиййун"><text:span text:style-name="T52">َ</text:span></text:span></text:p>
          </table:table-cell>
        </table:table-row>
        <table:table-row>
          <table:table-cell table:style-name="Таблица3.A18" office:value-type="string">
            <text:p text:style-name="P91">16</text:p>
          </table:table-cell>
          <table:table-cell table:style-name="Таблица3.B18" office:value-type="string">
            <text:p text:style-name="P75"><text:span text:style-name="Арабиййун"><text:span text:style-name="T19">١٦</text:span></text:span></text:p>
          </table:table-cell>
          <table:table-cell table:style-name="Таблица3.C18" office:value-type="string">
            <text:p text:style-name="P77"><text:span text:style-name="Арабиййун"><text:span text:style-name="T29">سِتّ</text:span></text:span><text:span text:style-name="Арабиййун"><text:span text:style-name="T56">َ</text:span></text:span><text:span text:style-name="Арабиййун"><text:span text:style-name="T29"> عَش</text:span></text:span><text:span text:style-name="Арабиййун"><text:span text:style-name="T52">ْ</text:span></text:span><text:span text:style-name="Арабиййун"><text:span text:style-name="T29">رَة</text:span></text:span><text:span text:style-name="Арабиййун"><text:span text:style-name="T52">َ</text:span></text:span></text:p>
          </table:table-cell>
          <table:table-cell table:style-name="Таблица3.D18" office:value-type="string">
            <text:p text:style-name="P77"><text:span text:style-name="Арабиййун"><text:span text:style-name="T29">سِتَّة</text:span></text:span><text:span text:style-name="Арабиййун"><text:span text:style-name="T56">َ</text:span></text:span><text:span text:style-name="Арабиййун"><text:span text:style-name="T29"> عَش</text:span></text:span><text:span text:style-name="Арабиййун"><text:span text:style-name="T52">َ</text:span></text:span><text:span text:style-name="Арабиййун"><text:span text:style-name="T29">ر</text:span></text:span><text:span text:style-name="Арабиййун"><text:span text:style-name="T52">َ</text:span></text:span></text:p>
          </table:table-cell>
        </table:table-row>
        <text:soft-page-break/>
        <table:table-row>
          <table:table-cell table:style-name="Таблица3.A18" office:value-type="string">
            <text:p text:style-name="P91">17</text:p>
          </table:table-cell>
          <table:table-cell table:style-name="Таблица3.B18" office:value-type="string">
            <text:p text:style-name="P75"><text:span text:style-name="Арабиййун"><text:span text:style-name="T19">١٧</text:span></text:span></text:p>
          </table:table-cell>
          <table:table-cell table:style-name="Таблица3.C18" office:value-type="string">
            <text:p text:style-name="P77"><text:span text:style-name="Арабиййун"><text:span text:style-name="T29">سَبْع</text:span></text:span><text:span text:style-name="Арабиййун"><text:span text:style-name="T56">َ</text:span></text:span><text:span text:style-name="Арабиййун"><text:span text:style-name="T29"> عَش</text:span></text:span><text:span text:style-name="Арабиййун"><text:span text:style-name="T52">ْ</text:span></text:span><text:span text:style-name="Арабиййун"><text:span text:style-name="T29">رَة</text:span></text:span><text:span text:style-name="Арабиййун"><text:span text:style-name="T52">َ</text:span></text:span></text:p>
          </table:table-cell>
          <table:table-cell table:style-name="Таблица3.D18" office:value-type="string">
            <text:p text:style-name="P77"><text:span text:style-name="Арабиййун"><text:span text:style-name="T29">سَبْعَة</text:span></text:span><text:span text:style-name="Арабиййун"><text:span text:style-name="T56">َ</text:span></text:span><text:span text:style-name="Арабиййун"><text:span text:style-name="T29"> عَش</text:span></text:span><text:span text:style-name="Арабиййун"><text:span text:style-name="T52">َ</text:span></text:span><text:span text:style-name="Арабиййун"><text:span text:style-name="T29">ر</text:span></text:span><text:span text:style-name="Арабиййун"><text:span text:style-name="T52">َ</text:span></text:span></text:p>
          </table:table-cell>
        </table:table-row>
        <table:table-row>
          <table:table-cell table:style-name="Таблица3.A19" office:value-type="string">
            <text:p text:style-name="P91">18</text:p>
          </table:table-cell>
          <table:table-cell table:style-name="Таблица3.B19" office:value-type="string">
            <text:p text:style-name="P75"><text:span text:style-name="Арабиййун"><text:span text:style-name="T19">١٨</text:span></text:span></text:p>
          </table:table-cell>
          <table:table-cell table:style-name="Таблица3.C19" office:value-type="string">
            <text:p text:style-name="P77"><text:span text:style-name="Арабиййун"><text:span text:style-name="T29">ثَمَان</text:span></text:span><text:span text:style-name="Арабиййун"><text:span text:style-name="T56">ِىَ</text:span></text:span><text:span text:style-name="Арабиййун"><text:span text:style-name="T29"> عَش</text:span></text:span><text:span text:style-name="Арабиййун"><text:span text:style-name="T52">ْ</text:span></text:span><text:span text:style-name="Арабиййун"><text:span text:style-name="T29">رَة</text:span></text:span><text:span text:style-name="Арабиййун"><text:span text:style-name="T52">َ</text:span></text:span></text:p>
          </table:table-cell>
          <table:table-cell table:style-name="Таблица3.D19" office:value-type="string">
            <text:p text:style-name="P77"><text:span text:style-name="Арабиййун"><text:span text:style-name="T29">ثَمَانِيَة</text:span></text:span><text:span text:style-name="Арабиййун"><text:span text:style-name="T56">َ</text:span></text:span><text:span text:style-name="Арабиййун"><text:span text:style-name="T29"> عَش</text:span></text:span><text:span text:style-name="Арабиййун"><text:span text:style-name="T52">َ</text:span></text:span><text:span text:style-name="Арабиййун"><text:span text:style-name="T29">ر</text:span></text:span><text:span text:style-name="Арабиййун"><text:span text:style-name="T52">َ</text:span></text:span></text:p>
          </table:table-cell>
        </table:table-row>
        <table:table-row>
          <table:table-cell table:style-name="Таблица3.A20" office:value-type="string">
            <text:p text:style-name="P91">19</text:p>
          </table:table-cell>
          <table:table-cell table:style-name="Таблица3.B20" office:value-type="string">
            <text:p text:style-name="P75"><text:span text:style-name="Арабиййун"><text:span text:style-name="T19">١٩</text:span></text:span></text:p>
          </table:table-cell>
          <table:table-cell table:style-name="Таблица3.C20" office:value-type="string">
            <text:p text:style-name="P77"><text:span text:style-name="Арабиййун"><text:span text:style-name="T29">تِسْع</text:span></text:span><text:span text:style-name="Арабиййун"><text:span text:style-name="T57">َ</text:span></text:span><text:span text:style-name="Арабиййун"><text:span text:style-name="T29"> عَش</text:span></text:span><text:span text:style-name="Арабиййун"><text:span text:style-name="T52">ْ</text:span></text:span><text:span text:style-name="Арабиййун"><text:span text:style-name="T29">رَة</text:span></text:span><text:span text:style-name="Арабиййун"><text:span text:style-name="T52">َ</text:span></text:span></text:p>
          </table:table-cell>
          <table:table-cell table:style-name="Таблица3.D20" office:value-type="string">
            <text:p text:style-name="P77"><text:span text:style-name="Арабиййун"><text:span text:style-name="T29">تِسْعَة</text:span></text:span><text:span text:style-name="Арабиййун"><text:span text:style-name="T56">َ</text:span></text:span><text:span text:style-name="Арабиййун"><text:span text:style-name="T29"> عَش</text:span></text:span><text:span text:style-name="Арабиййун"><text:span text:style-name="T52">َ</text:span></text:span><text:span text:style-name="Арабиййун"><text:span text:style-name="T29">ر</text:span></text:span><text:span text:style-name="Арабиййун"><text:span text:style-name="T52">َ</text:span></text:span></text:p>
          </table:table-cell>
        </table:table-row>
      </table:table>
      <text:p text:style-name="Standard"><text:span text:style-name="Пункт"><text:span text:style-name="T30">Числительные </text:span></text:span><text:span text:style-name="Пункт">один</text:span><text:span text:style-name="Пункт"><text:span text:style-name="T30"> и </text:span></text:span><text:span text:style-name="Пункт">два</text:span><text:span text:style-name="T30"> </text:span><text:span text:style-name="T31">ставятся после исчисляемого и полностью с ними согласуются. Для обозначения двух предметов обычно используется форма двойственного числа. </text:span><text:span text:style-name="T32">Входя в состав сложных числительных, числительные </text:span><text:span text:style-name="Акцент"><text:span text:style-name="T32">один</text:span></text:span><text:span text:style-name="T32"> и </text:span><text:span text:style-name="Акцент"><text:span text:style-name="T32">два</text:span></text:span><text:span text:style-name="T32"> согласуется в роде с единственным числом имени исчисляемого. </text:span><text:span text:style-name="T33">В значении </text:span><text:span text:style-name="Акцент"><text:span text:style-name="T33">один</text:span></text:span><text:span text:style-name="T33"> в сложных числительных употребляются: для м. р. </text:span><text:span text:style-name="Арабиййун"><text:span text:style-name="T26">أَحَدٌ</text:span></text:span><text:span text:style-name="T33">, для ж. р. </text:span><text:span text:style-name="Арабиййун"><text:span text:style-name="T26">إِحْدَى</text:span></text:span><text:span text:style-name="T33">.</text:span></text:p>
      <text:p text:style-name="P7"><text:span text:style-name="Пункт"><text:span text:style-name="T34">Числительные от 3 до 10</text:span></text:span><text:span text:style-name="T34"> ставятся в роде, обратном роду единственного числа исчисляемого. После числительных от 3 до 10 исчисляемое ставится в родительном падеже множественного числа неопределенного состояния, за исключением сложных числительных со словом </text:span><text:span text:style-name="Арабиййун"><text:span text:style-name="T34">مِائَةٌ </text:span></text:span><text:span text:style-name="T42">(</text:span><text:span text:style-name="Акцент"><text:span text:style-name="T42">сотня</text:span></text:span><text:span text:style-name="T42">),</text:span><text:span text:style-name="T34"> которое всегда остается в единственном числе.</text:span></text:p>
      <text:p text:style-name="P8"><text:span text:style-name="Пункт"><text:span text:style-name="T43">В числительных от 11 до 99</text:span></text:span><text:span text:style-name="T43">, кроме круглых десятков, единицы (</text:span><text:span text:style-name="Акцент"><text:span text:style-name="T43">кроме</text:span></text:span><text:span text:style-name="T43"> </text:span><text:span text:style-name="Акцент"><text:span text:style-name="T43">1</text:span></text:span><text:span text:style-name="T43"> и </text:span><text:span text:style-name="Акцент"><text:span text:style-name="T51">2</text:span></text:span><text:span text:style-name="T43">, </text:span><text:span text:style-name="T44">которы</text:span><text:span text:style-name="T50">е</text:span><text:span text:style-name="T48"> </text:span><text:span text:style-name="T44">согласуются в роде</text:span><text:span text:style-name="T43">) ставятся в роде, обратном роду единственного числа имени исчисляемого, а десятки — в том же роде. </text:span><text:span text:style-name="T54">Исчисляемый предмет ставится после числительного в винительном падеже единственного числа неопределенного состояния.</text:span></text:p>
      <text:p text:style-name="P9"><text:span text:style-name="Пункт"><text:span text:style-name="T45">Числительные от 11 до 19</text:span></text:span><text:span text:style-name="T45"> по падежам не изменяются и всегда выступают в винительном падеже без танвина, </text:span><text:span text:style-name="Акцент"><text:span text:style-name="T45">кроме 12</text:span></text:span><text:span text:style-name="T45">, </text:span><text:span text:style-name="T46">где 2 в косвенном падеже изменяется по правилам склонения в двойственном числе. </text:span><text:span text:style-name="T52">Образуются добавлением </text:span><text:span text:style-name="Арабиййун"><text:span text:style-name="T29">عَش</text:span></text:span><text:span text:style-name="Арабиййун"><text:span text:style-name="T52">َ</text:span></text:span><text:span text:style-name="Арабиййун"><text:span text:style-name="T29">ر</text:span></text:span><text:span text:style-name="Арабиййун"><text:span text:style-name="T52">َ</text:span></text:span><text:span text:style-name="Арабиййун"><text:span text:style-name="T29"> </text:span></text:span><text:span text:style-name="T52">или </text:span><text:span text:style-name="Арабиййун"><text:span text:style-name="T29">عَش</text:span></text:span><text:span text:style-name="Арабиййун"><text:span text:style-name="T52">ْ</text:span></text:span><text:span text:style-name="Арабиййун"><text:span text:style-name="T29">رَة</text:span></text:span><text:span text:style-name="Арабиййун"><text:span text:style-name="T52">َ</text:span></text:span><text:span text:style-name="Арабиййун"><text:span text:style-name="T29"> </text:span></text:span><text:span text:style-name="T52">к единицам.</text:span></text:p>
      <text:p text:style-name="P10"><text:span text:style-name="Пункт"><text:span text:style-name="T47">Круглые десятки</text:span></text:span><text:span text:style-name="T47"> образуются прибавлением к числительным первого десятка окончания </text:span><text:span text:style-name="Арабиййун"><text:span text:style-name="T47">ـُونَ</text:span></text:span><text:span text:style-name="T47">, </text:span><text:span text:style-name="Акцент"><text:span text:style-name="T47">кроме 20</text:span></text:span><text:span text:style-name="T47"> — </text:span><text:span text:style-name="Арабиййун"><text:span text:style-name="T47">عِشْرُونَ</text:span></text:span><text:span text:style-name="T47">, и выступают в одной форме для обеих родов. </text:span><text:span text:style-name="T49">В родительном и винительном падежах окончанием будет </text:span><text:span text:style-name="Арабиййун"><text:span text:style-name="T49">ـِينَ</text:span></text:span><text:span text:style-name="T49">.</text:span></text:p>
      <text:p text:style-name="P11"><text:span text:style-name="Пункт"><text:span text:style-name="T53">Числительные от 21 до 99</text:span></text:span><text:span text:style-name="T53"> изменяются по падежам и образуются по типу </text:span><text:span text:style-name="Арабиййун"><text:span text:style-name="T53">ثلاث و عشرون</text:span></text:span><text:span text:style-name="T53"> — двадцать три.</text:span></text:p>
      <text:p text:style-name="P12"><text:span text:style-name="Пункт"><text:span text:style-name="T58">Числительные от 100</text:span></text:span><text:span text:style-name="T58">. </text:span><text:span text:style-name="T59">Сто</text:span><text:span text:style-name="T58"> — </text:span><text:span text:style-name="Арабиййун"><text:span text:style-name="T59">مِائَةٌ</text:span></text:span><text:span text:style-name="T58"> </text:span><text:span text:style-name="T59">или </text:span><text:span text:style-name="Арабиййун"><text:span text:style-name="T59">مِئَةٌ</text:span></text:span><text:span text:style-name="T59">. </text:span><text:span text:style-name="T60">В составе сложных числительных по числам не изменяется. </text:span><text:span text:style-name="T59">Форма множественного числа </text:span><text:span text:style-name="T60">в значении </text:span><text:span text:style-name="Акцент"><text:span text:style-name="T60">сотня</text:span></text:span><text:span text:style-name="T59"> — </text:span><text:span text:style-name="Арабиййун"><text:span text:style-name="T59">مِئَاتٌ</text:span></text:span><text:span text:style-name="T58">. </text:span><text:span text:style-name="T59">Тысяча </text:span><text:span text:style-name="T58">— </text:span><text:span text:style-name="Арабиййун"><text:span text:style-name="T59">أَلْفٌ</text:span></text:span><text:span text:style-name="T58">. </text:span><text:span text:style-name="T59">Формы множественного числа — </text:span><text:span text:style-name="Арабиййун"><text:span text:style-name="T59">آﻻَفٌ</text:span></text:span><text:span text:style-name="T59"> и </text:span><text:span text:style-name="Арабиййун"><text:span text:style-name="T59">أُلُفٌ</text:span></text:span><text:span text:style-name="T59">. Миллион</text:span><text:span text:style-name="T58"> — </text:span><text:span text:style-name="Арабиййун"><text:span text:style-name="T61">مَلْيُونٌ</text:span></text:span><text:span text:style-name="T58"> </text:span><text:span text:style-name="T59">или </text:span><text:span text:style-name="Арабиййун"><text:span text:style-name="T61">ألفُ ألفٍ</text:span></text:span><text:span text:style-name="T58">. </text:span><text:span text:style-name="T59">Форма множественного числа — </text:span><text:span text:style-name="Арабиййун"><text:span text:style-name="T61">مَلَايِينُ</text:span></text:span><text:span text:style-name="T59">. </text:span><text:span text:style-name="T61">После круглых сотен, тысяч исчисляемое ставится в родительном падеже единственного числа неопределенного состояния, а числительное — в сопряженное состояние. </text:span><text:span text:style-name="T62">В сложных числительных исчисляемый предмет ставится в соответствии с последним произносимым числительным.</text:span></text:p>
      <text:h text:style-name="P107" text:outline-level="2"><text:soft-page-break/>Порядковые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P87"><text:span text:style-name="Заголовок_20_таблицы"/></text:p>
            </table:table-cell>
            <table:table-cell table:style-name="Таблица4.A1" office:value-type="string">
              <text:p text:style-name="P78"><text:span text:style-name="Заголовок_20_таблицы"/></text:p>
            </table:table-cell>
            <table:table-cell table:style-name="Таблица4.A1" office:value-type="string">
              <text:p text:style-name="P78"><text:span text:style-name="Заголовок_20_таблицы"><text:span text:style-name="T25">Женский род</text:span></text:span></text:p>
            </table:table-cell>
            <table:table-cell table:style-name="Таблица4.A1" office:value-type="string">
              <text:p text:style-name="P78"><text:span text:style-name="Заголовок_20_таблицы"><text:span text:style-name="T25">Мужской род</text:span></text:span></text:p>
            </table:table-cell>
          </table:table-row>
        </table:table-header-rows>
        <table:table-row>
          <table:table-cell table:style-name="Таблица4.A10" office:value-type="string">
            <text:p text:style-name="P90">1</text:p>
          </table:table-cell>
          <table:table-cell table:style-name="Таблица4.B10" office:value-type="string">
            <text:p text:style-name="P78"><text:span text:style-name="Арабиййун"><text:span text:style-name="T19">١</text:span></text:span></text:p>
          </table:table-cell>
          <table:table-cell table:style-name="Таблица4.C10" office:value-type="string">
            <text:p text:style-name="P78"><text:span text:style-name="Арабиййун"><text:span text:style-name="T35">أُولَى</text:span></text:span></text:p>
          </table:table-cell>
          <table:table-cell table:style-name="Таблица4.D10" office:value-type="string">
            <text:p text:style-name="P78"><text:span text:style-name="Арабиййун"><text:span text:style-name="T26">أَ</text:span></text:span><text:span text:style-name="Арабиййун"><text:span text:style-name="T35">وَّلُ</text:span></text:span></text:p>
          </table:table-cell>
        </table:table-row>
        <table:table-row>
          <table:table-cell table:style-name="Таблица4.A10" office:value-type="string">
            <text:p text:style-name="P90">2</text:p>
          </table:table-cell>
          <table:table-cell table:style-name="Таблица4.B10" office:value-type="string">
            <text:p text:style-name="P78"><text:span text:style-name="Арабиййун"><text:span text:style-name="T19">٢</text:span></text:span></text:p>
          </table:table-cell>
          <table:table-cell table:style-name="Таблица4.C10" office:value-type="string">
            <text:p text:style-name="P78"><text:span text:style-name="Арабиййун"><text:span text:style-name="T35">ثَانِيَةٌ</text:span></text:span></text:p>
          </table:table-cell>
          <table:table-cell table:style-name="Таблица4.D10" office:value-type="string">
            <text:p text:style-name="P78"><text:span text:style-name="Арабиййун"><text:span text:style-name="T35">ثَانٍ</text:span></text:span></text:p>
          </table:table-cell>
        </table:table-row>
        <table:table-row>
          <table:table-cell table:style-name="Таблица4.A10" office:value-type="string">
            <text:p text:style-name="P90">3</text:p>
          </table:table-cell>
          <table:table-cell table:style-name="Таблица4.B10" office:value-type="string">
            <text:p text:style-name="P78"><text:span text:style-name="Арабиййун"><text:span text:style-name="T19">٣</text:span></text:span></text:p>
          </table:table-cell>
          <table:table-cell table:style-name="Таблица4.C10" office:value-type="string">
            <text:p text:style-name="P79"><text:span text:style-name="Арабиййун"><text:span text:style-name="T36">ثَالِثَةٌ</text:span></text:span></text:p>
          </table:table-cell>
          <table:table-cell table:style-name="Таблица4.D10" office:value-type="string">
            <text:p text:style-name="P79"><text:span text:style-name="Арабиййун"><text:span text:style-name="T36">ثَالِثٌ</text:span></text:span></text:p>
          </table:table-cell>
        </table:table-row>
        <table:table-row>
          <table:table-cell table:style-name="Таблица4.A10" office:value-type="string">
            <text:p text:style-name="P90">4</text:p>
          </table:table-cell>
          <table:table-cell table:style-name="Таблица4.B10" office:value-type="string">
            <text:p text:style-name="P78"><text:span text:style-name="Арабиййун"><text:span text:style-name="T19">٤</text:span></text:span></text:p>
          </table:table-cell>
          <table:table-cell table:style-name="Таблица4.C10" office:value-type="string">
            <text:p text:style-name="P79"><text:span text:style-name="Арабиййун"><text:span text:style-name="T36">رَابِعَةٌ</text:span></text:span></text:p>
          </table:table-cell>
          <table:table-cell table:style-name="Таблица4.D10" office:value-type="string">
            <text:p text:style-name="P79"><text:span text:style-name="Арабиййун"><text:span text:style-name="T36">رَابِعٌ</text:span></text:span></text:p>
          </table:table-cell>
        </table:table-row>
        <table:table-row>
          <table:table-cell table:style-name="Таблица4.A10" office:value-type="string">
            <text:p text:style-name="P90">5</text:p>
          </table:table-cell>
          <table:table-cell table:style-name="Таблица4.B10" office:value-type="string">
            <text:p text:style-name="P78"><text:span text:style-name="Арабиййун"><text:span text:style-name="T19">٥</text:span></text:span></text:p>
          </table:table-cell>
          <table:table-cell table:style-name="Таблица4.C10" office:value-type="string">
            <text:p text:style-name="P79"><text:span text:style-name="Арабиййун"><text:span text:style-name="T36">خَامِسَةٌ</text:span></text:span></text:p>
          </table:table-cell>
          <table:table-cell table:style-name="Таблица4.D10" office:value-type="string">
            <text:p text:style-name="P79"><text:span text:style-name="Арабиййун"><text:span text:style-name="T36">خَامِسٌ</text:span></text:span></text:p>
          </table:table-cell>
        </table:table-row>
        <table:table-row>
          <table:table-cell table:style-name="Таблица4.A10" office:value-type="string">
            <text:p text:style-name="P90">6</text:p>
          </table:table-cell>
          <table:table-cell table:style-name="Таблица4.B10" office:value-type="string">
            <text:p text:style-name="P78"><text:span text:style-name="Арабиййун"><text:span text:style-name="T19">٦</text:span></text:span></text:p>
          </table:table-cell>
          <table:table-cell table:style-name="Таблица4.C10" office:value-type="string">
            <text:p text:style-name="P79"><text:span text:style-name="Арабиййун"><text:span text:style-name="T36">سَادِسَةٌ</text:span></text:span></text:p>
          </table:table-cell>
          <table:table-cell table:style-name="Таблица4.D10" office:value-type="string">
            <text:p text:style-name="P79"><text:span text:style-name="Арабиййун"><text:span text:style-name="T36">سَادِسٌ</text:span></text:span></text:p>
          </table:table-cell>
        </table:table-row>
        <table:table-row>
          <table:table-cell table:style-name="Таблица4.A10" office:value-type="string">
            <text:p text:style-name="P90">7</text:p>
          </table:table-cell>
          <table:table-cell table:style-name="Таблица4.B10" office:value-type="string">
            <text:p text:style-name="P78"><text:span text:style-name="Арабиййун"><text:span text:style-name="T19">٧</text:span></text:span></text:p>
          </table:table-cell>
          <table:table-cell table:style-name="Таблица4.C10" office:value-type="string">
            <text:p text:style-name="P80"><text:span text:style-name="Арабиййун"><text:span text:style-name="T37">سَابِعَةٌ</text:span></text:span></text:p>
          </table:table-cell>
          <table:table-cell table:style-name="Таблица4.D10" office:value-type="string">
            <text:p text:style-name="P80"><text:span text:style-name="Арабиййун"><text:span text:style-name="T37">سَابِعٌ</text:span></text:span></text:p>
          </table:table-cell>
        </table:table-row>
        <table:table-row>
          <table:table-cell table:style-name="Таблица4.A10" office:value-type="string">
            <text:p text:style-name="P90">8</text:p>
          </table:table-cell>
          <table:table-cell table:style-name="Таблица4.B10" office:value-type="string">
            <text:p text:style-name="P78"><text:span text:style-name="Арабиййун"><text:span text:style-name="T19">٨</text:span></text:span></text:p>
          </table:table-cell>
          <table:table-cell table:style-name="Таблица4.C10" office:value-type="string">
            <text:p text:style-name="P80"><text:span text:style-name="Арабиййун"><text:span text:style-name="T37">ثَامِنَةٌ</text:span></text:span></text:p>
          </table:table-cell>
          <table:table-cell table:style-name="Таблица4.D10" office:value-type="string">
            <text:p text:style-name="P80"><text:span text:style-name="Арабиййун"><text:span text:style-name="T37">ثَامِنٌ</text:span></text:span></text:p>
          </table:table-cell>
        </table:table-row>
        <table:table-row>
          <table:table-cell table:style-name="Таблица4.A10" office:value-type="string">
            <text:p text:style-name="P90">9</text:p>
          </table:table-cell>
          <table:table-cell table:style-name="Таблица4.B10" office:value-type="string">
            <text:p text:style-name="P78"><text:span text:style-name="Арабиййун"><text:span text:style-name="T19">٩</text:span></text:span></text:p>
          </table:table-cell>
          <table:table-cell table:style-name="Таблица4.C10" office:value-type="string">
            <text:p text:style-name="P81"><text:span text:style-name="Арабиййун"><text:span text:style-name="T38">تَاسِعَةٌ</text:span></text:span></text:p>
          </table:table-cell>
          <table:table-cell table:style-name="Таблица4.D10" office:value-type="string">
            <text:p text:style-name="P81"><text:span text:style-name="Арабиййун"><text:span text:style-name="T38">تَاسِعٌ</text:span></text:span></text:p>
          </table:table-cell>
        </table:table-row>
        <table:table-row>
          <table:table-cell table:style-name="Таблица4.A11" office:value-type="string">
            <text:p text:style-name="P90">10</text:p>
          </table:table-cell>
          <table:table-cell table:style-name="Таблица4.B11" office:value-type="string">
            <text:p text:style-name="P78"><text:span text:style-name="Арабиййун"><text:span text:style-name="T19">١٠</text:span></text:span></text:p>
          </table:table-cell>
          <table:table-cell table:style-name="Таблица4.C11" office:value-type="string">
            <text:p text:style-name="P81"><text:span text:style-name="Арабиййун"><text:span text:style-name="T38">عَاشِرَةٌ</text:span></text:span></text:p>
          </table:table-cell>
          <table:table-cell table:style-name="Таблица4.D11" office:value-type="string">
            <text:p text:style-name="P81"><text:span text:style-name="Арабиййун"><text:span text:style-name="T38">عَاشِرٌ</text:span></text:span></text:p>
          </table:table-cell>
        </table:table-row>
      </table:table>
      <text:p text:style-name="Standard"><text:span text:style-name="T39">Общая формула — </text:span><text:span text:style-name="Арабиййун"><text:span text:style-name="T39">فَاعِلٌ</text:span></text:span><text:span text:style-name="T39">, за исключением числительных 1</text:span><text:span text:style-name="T40">ый(ая)</text:span><text:span text:style-name="T39">, 2</text:span><text:span text:style-name="T40">ой(ая)</text:span><text:span text:style-name="T39"> и 6</text:span><text:span text:style-name="T40">ой(ая)</text:span><text:span text:style-name="T39">. </text:span><text:span text:style-name="T41">В предложении оформляются как согласованные определения.</text:span></text:p>
      <text:p text:style-name="Standard"><text:span text:style-name="Пункт"><text:span text:style-name="T63">Числительные после 10</text:span></text:span><text:span text:style-name="T63"> (кроме круглых десятков и сотен, которые образуются также, как и количественные): единицы ставятся в порядковой форме, а десятки — в количественной. В роде согласуются и десятки, и единицы. При согласовании в состоянии в числительных второго десятка определенный артикль получают только единицы, а в </text:span><text:span text:style-name="T64">числительных от 20 </text:span><text:span text:style-name="T63">— как единицы, так и десятки.</text:span></text:p>
      <text:h text:style-name="Heading_20_1" text:outline-level="1">Прочее</text:h>
      <text:p text:style-name="P20"><text:span text:style-name="Пункт"><text:span text:style-name="T99">Союз</text:span></text:span><text:span text:style-name="T117"> </text:span><text:span text:style-name="Арабиййун"><text:span text:style-name="T118">أَمَّا … ف</text:span></text:span><text:span text:style-name="Арабиййун"><text:span text:style-name="T119">َ </text:span></text:span><text:span text:style-name="Арабиййун"><text:span text:style-name="T176">… ـ</text:span></text:span><text:span text:style-name="T120"> означает </text:span><text:span text:style-name="Акцент"><text:span text:style-name="T120">что касается..., то...</text:span></text:span><text:span text:style-name="T120">. Как правило, подлежащее, следующее за </text:span><text:span text:style-name="Арабиййун"><text:span text:style-name="T120">أَمَّا</text:span></text:span><text:span text:style-name="T120"> в первой части предложения, повторяется во второй ее части в виде соответствующего личного местоимения. Последнее пишется с </text:span><text:span text:style-name="Арабиййун"><text:span text:style-name="T120">فَ</text:span></text:span><text:span text:style-name="T120"> слитно. При этом </text:span><text:span text:style-name="T177">этот </text:span><text:span text:style-name="T120">союз не влечет за собой изменений падежных флексий.</text:span></text:p>
      <text:p text:style-name="P13"><text:span text:style-name="Пункт">Союз</text:span> <text:span text:style-name="Арабиййун">وَ لَوْ لَا … لَـ</text:span> означает <text:span text:style-name="Акцент">если бы не …, то …</text:span>.</text:p>
      <text:p text:style-name="P13"><text:span text:style-name="Пункт"><text:span text:style-name="T168">Союз</text:span></text:span><text:span text:style-name="T168"> </text:span><text:span text:style-name="Арабиййун"><text:span text:style-name="T168">لَا … <text:s text:c="2"/>فَحَسْبُ بَلْ … ـ</text:span></text:span><text:span text:style-name="T168"> означает </text:span><text:span text:style-name="Акцент"><text:span text:style-name="T168">не только …, но и …</text:span></text:span><text:span text:style-name="T168">.</text:span></text:p>
      <text:p text:style-name="P13"><text:span text:style-name="Пункт"><text:span text:style-name="T177">Союзы</text:span></text:span><text:span text:style-name="T177"> </text:span><text:span text:style-name="Арабиййун"><text:span text:style-name="T177">إِمَّا … <text:s/>أَوْ (أَمْ) … ؛ إِمَّا … <text:s/>إِمَّا … ـ</text:span></text:span><text:span text:style-name="T177"> означают </text:span><text:span text:style-name="Акцент"><text:span text:style-name="T177">либо …, либо …; или …, или …</text:span></text:span><text:span text:style-name="T177">.</text:span></text:p>
      <text:p text:style-name="P18"><text:span text:style-name="Пункт"><text:span text:style-name="T100">Если</text:span></text:span><text:span text:style-name="T120"> предлог </text:span><text:span text:style-name="Арабиййун"><text:span text:style-name="T120">لِ</text:span></text:span><text:span text:style-name="T120"> присоединяе</text:span><text:span text:style-name="T119">т</text:span><text:span text:style-name="T120">ся к определенному артиклю, то </text:span><text:span text:style-name="Арабиййун"><text:span text:style-name="T121">أَ</text:span></text:span><text:span text:style-name="T120"> опускается — </text:span><text:span text:style-name="Арабиййун"><text:span text:style-name="T120">للْمعلم</text:span></text:span><text:span text:style-name="T120">. Если в </text:span><text:soft-page-break/><text:span text:style-name="T120">слове с определенным артиклем первой коренной является </text:span><text:span text:style-name="Арабиййун"><text:span text:style-name="T120">ل</text:span></text:span><text:span text:style-name="T120">, то опускается весь артикль — </text:span><text:span text:style-name="Арабиййун"><text:span text:style-name="T120">للّغة</text:span></text:span><text:span text:style-name="T120">. </text:span></text:p>
      <text:p text:style-name="P18"><text:span text:style-name="Пункт"><text:span text:style-name="T100">Указательное</text:span></text:span><text:span text:style-name="T120"> местоимение, выступающее в качестве определения, ставится перед именем существительным с артиклем и согласуется с ним в роде, числе и падеже. Если имя без артикля, то указательное местоимение ставится после имени со всеми его определениями. </text:span></text:p>
      <text:p text:style-name="P18"><text:span text:style-name="Пункт"><text:span text:style-name="T100">Оборот</text:span></text:span><text:span text:style-name="T120"> </text:span><text:span text:style-name="Арабиййун"><text:span text:style-name="T120">عِيَارَةٌ عَنْ</text:span></text:span><text:span text:style-name="T120"> означает </text:span><text:span text:style-name="Акцент"><text:span text:style-name="T120">представляет собой</text:span></text:span><text:span text:style-name="T120">. </text:span></text:p>
      <text:p text:style-name="P18"><text:span text:style-name="Пункт"><text:span text:style-name="T94">Глагол</text:span></text:span><text:span text:style-name="T122"> </text:span><text:span text:style-name="Арабиййун"><text:span text:style-name="T122">كَانَ</text:span></text:span><text:span text:style-name="T122">, помимо полнозначного глагола (</text:span><text:span text:style-name="Акцент"><text:span text:style-name="T122">быть</text:span></text:span><text:span text:style-name="T122">, </text:span><text:span text:style-name="Акцент"><text:span text:style-name="T122">находиться</text:span></text:span><text:span text:style-name="T122">), также выполняет функцию глагола-связки прошедшего времени (</text:span><text:span text:style-name="Акцент"><text:span text:style-name="T122">быть</text:span></text:span><text:span text:style-name="T122">, </text:span><text:span text:style-name="Акцент"><text:span text:style-name="T122">являться</text:span></text:span><text:span text:style-name="T122">). Употребляясь в качестве глагола-связки прошедшего времени в именном предложении, глагол </text:span><text:span text:style-name="Арабиййун"><text:span text:style-name="T122">كَانَ</text:span></text:span><text:span text:style-name="T122"> требует постановки именной части составного сказуемого в винительном падеже неопределенного состояния.</text:span></text:p>
      <text:p text:style-name="P18"><text:span text:style-name="Пункт"><text:span text:style-name="T93">Глагол</text:span></text:span><text:span text:style-name="T113"> </text:span><text:span text:style-name="Арабиййун"><text:span text:style-name="T93">لَيْسَ</text:span></text:span><text:span text:style-name="T93"> (</text:span><text:span text:style-name="Акцент"><text:span text:style-name="T93">не быть</text:span></text:span><text:span text:style-name="T93">) является как бы отрицательным вариантом </text:span><text:span text:style-name="Арабиййун"><text:span text:style-name="T94">كَانَ</text:span></text:span><text:span text:style-name="T94"> </text:span><text:span text:style-name="T95">(</text:span><text:span text:style-name="Акцент"><text:span text:style-name="T95">быть</text:span></text:span><text:span text:style-name="T95">, </text:span><text:span text:style-name="Акцент"><text:span text:style-name="T95">иметься</text:span></text:span><text:span text:style-name="T95">, </text:span><text:span text:style-name="Акцент"><text:span text:style-name="T95">являться</text:span></text:span><text:span text:style-name="T95">)</text:span><text:span text:style-name="T93">. </text:span><text:span text:style-name="T95">Особенность: спрягается только в прошедшем времени, при этом имеет значение настоящего времени. </text:span><text:span text:style-name="T96">Может выступать как самостоятельный глагол </text:span><text:span text:style-name="Акцент"><text:span text:style-name="T96">не быть</text:span></text:span><text:span text:style-name="T96">, </text:span><text:span text:style-name="Акцент"><text:span text:style-name="T96">не иметься</text:span></text:span><text:span text:style-name="T96">, </text:span><text:span text:style-name="Акцент"><text:span text:style-name="T96">не иметь места</text:span></text:span><text:span text:style-name="T96">, так и как глагола-связка </text:span><text:span text:style-name="Акцент"><text:span text:style-name="T96">не быть</text:span></text:span><text:span text:style-name="T96">, </text:span><text:span text:style-name="Акцент"><text:span text:style-name="T96">не являться</text:span></text:span><text:span text:style-name="T96">. Будучи употребленным в функции глагола-связки, именная часть составного сказуемого ставится </text:span><text:span text:style-name="T97">в неопределенном состоянии</text:span><text:span text:style-name="T96"> либо в винительном падеже без предлога, либо в родительном падеже с предлогом </text:span><text:span text:style-name="Арабиййун"><text:span text:style-name="T96">بِ</text:span></text:span><text:span text:style-name="T96">.</text:span></text:p>
      <text:p text:style-name="P18"><text:span text:style-name="Пункт"><text:span text:style-name="T101">Приложени</text:span></text:span><text:span text:style-name="Пункт"><text:span text:style-name="T102">е</text:span></text:span><text:span text:style-name="T121"> (т. е. определение, выраженн</text:span><text:span text:style-name="T126">ое</text:span><text:span text:style-name="T121"> существительным и согласованным с поясняемым словом в состоянии, роде, числе и падеже) — определени</text:span><text:span text:style-name="T123">е</text:span><text:span text:style-name="T121">, </text:span><text:span text:style-name="T124">обозначающ</text:span><text:span text:style-name="T123">е</text:span><text:span text:style-name="T124">е звание, профессию, род занятий, титул, прозвище и т. п. </text:span><text:span text:style-name="T125">Приложение обычно стоит перед поясняемым словом.</text:span></text:p>
      <text:p text:style-name="P1"><text:span text:style-name="Пункт"><text:span text:style-name="T98">В арабском</text:span></text:span><text:span text:style-name="T98"> нет специального глагола </text:span><text:span text:style-name="Акцент"><text:span text:style-name="T98">иметь</text:span></text:span><text:span text:style-name="T98">. Принадлежность выражается либо с помощью определения в родительном падеже, либо с помощью оборотов с предлогами </text:span><text:span text:style-name="Арабиййун"><text:span text:style-name="T98">لِ</text:span></text:span><text:span text:style-name="Арабиййун"><text:span text:style-name="T108">، </text:span></text:span><text:span text:style-name="Арабиййун"><text:span text:style-name="T98">عِنْدَ</text:span></text:span><text:span text:style-name="Арабиййун"><text:span text:style-name="T108">،</text:span></text:span><text:span text:style-name="T98"> </text:span><text:span text:style-name="Арабиййун"><text:span text:style-name="T98">مَعَ</text:span></text:span><text:span text:style-name="T98">: при этом, как правило, </text:span><text:span text:style-name="Арабиййун"><text:span text:style-name="T98">لِ</text:span></text:span><text:span text:style-name="T98"> выражает принадлежность, </text:span><text:span text:style-name="Арабиййун"><text:span text:style-name="T98">عِنْدَ</text:span></text:span><text:span text:style-name="T98"> — наличие вообще, </text:span><text:span text:style-name="Арабиййун"><text:span text:style-name="T98">مَعَ</text:span></text:span><text:span text:style-name="T98"> — наличие в данное время.</text:span></text:p>
      <text:p text:style-name="P2"><text:span text:style-name="Пункт"><text:span text:style-name="T103">Существительное</text:span></text:span><text:span text:style-name="T103"> </text:span><text:span text:style-name="Арабиййун"><text:span text:style-name="T103">غَيْرٌ</text:span></text:span><text:span text:style-name="T103"> (</text:span><text:span text:style-name="Акцент"><text:span text:style-name="T103">нечто иное</text:span></text:span><text:span text:style-name="T103">, </text:span><text:span text:style-name="Акцент"><text:span text:style-name="T103">другое</text:span></text:span><text:span text:style-name="T103">) </text:span><text:span text:style-name="T104">в</text:span><text:span text:style-name="T103"> сочетании с последующим прилагательным в родительном падеже сообщает прилагательному отрицательное значение, </text:span><text:span text:style-name="T104">причем согласование в роде, числе и состоянии происходит только в прилагательном. Слово </text:span><text:span text:style-name="Арабиййун"><text:span text:style-name="T103">غَيْرٌ</text:span></text:span><text:span text:style-name="T104"> согласуется с определяемым в падеже. </text:span><text:span text:style-name="T105">Употребляясь со слитным местоимением это слово выступает в значении </text:span><text:span text:style-name="Акцент"><text:span text:style-name="T105">другой</text:span></text:span><text:span text:style-name="T105">, </text:span><text:span text:style-name="Акцент"><text:span text:style-name="T105">иной</text:span></text:span><text:span text:style-name="T105">.</text:span></text:p>
      <text:p text:style-name="P3"><text:span text:style-name="Пункт"><text:span text:style-name="T106">Глагольная</text:span></text:span><text:span text:style-name="T106"> частица </text:span><text:span text:style-name="Арабиййун"><text:span text:style-name="T106">قَدْ</text:span></text:span><text:span text:style-name="T106"> или </text:span><text:span text:style-name="Арабиййун"><text:span text:style-name="T106">لَقَدْ</text:span></text:span><text:span text:style-name="T106">, будучи употребленной перед формой прошедшего времени, выполняет подтвердительную функцию в значении </text:span><text:span text:style-name="Акцент"><text:span text:style-name="T106">уже</text:span></text:span><text:span text:style-name="T106"> для выражения законченности, завершенности. </text:span><text:span text:style-name="T107">А </text:span><text:span text:style-name="T106">частица </text:span><text:span text:style-name="Арабиййун"><text:span text:style-name="T106">قَدْ</text:span></text:span><text:span text:style-name="T106">, будучи употребленной </text:span><text:span text:style-name="T107">при форме настояще-будущего времени, выполняет ограничительную или модально-ограничительную функцию, в значении </text:span><text:span text:style-name="Акцент"><text:span text:style-name="T107">иногда</text:span></text:span><text:span text:style-name="T107">, </text:span><text:span text:style-name="Акцент"><text:span text:style-name="T107">немного</text:span></text:span><text:span text:style-name="T107">, </text:span><text:span text:style-name="Акцент"><text:span text:style-name="T107">возможно</text:span></text:span><text:span text:style-name="T107"> и т. д.</text:span></text:p>
      <text:p text:style-name="P4"><text:span text:style-name="Пункт"><text:span text:style-name="T109">Имя единичности</text:span></text:span><text:span text:style-name="T109"> (</text:span><text:span text:style-name="Акцент"><text:span text:style-name="T111">лук </text:span></text:span><text:span text:style-name="T111">—</text:span><text:span text:style-name="Акцент"><text:span text:style-name="T111"> луковица</text:span></text:span><text:span text:style-name="T111">,</text:span><text:span text:style-name="Акцент"><text:span text:style-name="T111"> </text:span></text:span><text:span text:style-name="Акцент"><text:span text:style-name="T112">с</text:span></text:span><text:span text:style-name="Акцент"><text:span text:style-name="T111">кот</text:span></text:span><text:span text:style-name="Акцент"><text:span text:style-name="T109"> </text:span></text:span><text:span text:style-name="T109">—</text:span><text:span text:style-name="Акцент"><text:span text:style-name="T109"> корова</text:span></text:span><text:span text:style-name="T109">) образуется от имен собирательных прибавлением окончания </text:span><text:span text:style-name="Арабиййун"><text:span text:style-name="T109">ـَةٌ</text:span></text:span><text:span text:style-name="T109">.</text:span></text:p>
      <text:p text:style-name="P4"><text:span text:style-name="Пункт"><text:span text:style-name="T109">Имя однократности</text:span></text:span><text:span text:style-name="T109"> (</text:span><text:span text:style-name="Акцент"><text:span text:style-name="T109">биение</text:span></text:span><text:span text:style-name="T109"> — </text:span><text:span text:style-name="Акцент"><text:span text:style-name="T109">удар</text:span></text:span><text:span text:style-name="T109">) образуется прибавлением </text:span><text:span text:style-name="Арабиййун"><text:span text:style-name="T109">ـَةٌ</text:span></text:span><text:span text:style-name="T109"> к масдару.</text:span></text:p>
      <text:p text:style-name="P4"><text:span text:style-name="Пункт"><text:span text:style-name="T109">Абсолютный масдар</text:span></text:span><text:span text:style-name="T109"> (</text:span><text:span text:style-name="Акцент"><text:span text:style-name="T109">говорить говором, читать чтением</text:span></text:span><text:span text:style-name="T109">) образуется от того же глагола и часто стоит в винительном падеже неопределенного состояния. </text:span><text:span text:style-name="T110">Обычно ставится в конце </text:span><text:soft-page-break/><text:span text:style-name="T110">предложения.</text:span></text:p>
      <text:p text:style-name="P14"><text:span text:style-name="Пункт"><text:span text:style-name="T169">Неопределенность</text:span></text:span><text:span text:style-name="T169"> выражается с помощью: </text:span><text:span text:style-name="Арабиййун"><text:span text:style-name="T169">مَا</text:span></text:span><text:span text:style-name="T169"> в значении </text:span><text:span text:style-name="Акцент"><text:span text:style-name="T169">какой-нибудь, какой-либо, любой</text:span></text:span><text:span text:style-name="T169">, которое ставится после существительного, при этом танвин имеет тенденцию ассимилироваться с </text:span><text:span text:style-name="Акцент"><text:span text:style-name="T172">мим</text:span></text:span><text:span text:style-name="T169">; </text:span><text:span text:style-name="Арабиййун"><text:span text:style-name="T170">أَيٌّ</text:span></text:span><text:span text:style-name="T170"> (м. р.), </text:span><text:span text:style-name="Арабиййун"><text:span text:style-name="T170">أَيَّةٌ</text:span></text:span><text:span text:style-name="T170"> (ж. р.) в значении </text:span><text:span text:style-name="Акцент"><text:span text:style-name="T170">какой-нибудь, какой-либо, любой</text:span></text:span><text:span text:style-name="T170">, которое ставится перед поясняемым словом, стоящим в неопределенном состоянии, и обычно согласуется с ним в роде, и образует с ним несогласованное определение; </text:span><text:span text:style-name="Арабиййун"><text:span text:style-name="T171">شَىْءٌ</text:span></text:span><text:span text:style-name="T171"> и </text:span><text:span text:style-name="Арабиййун"><text:span text:style-name="T171">أَحَدٌ</text:span></text:span><text:span text:style-name="T171"> в значении </text:span><text:span text:style-name="Акцент"><text:span text:style-name="T171">нечто</text:span></text:span><text:span text:style-name="T171"> и </text:span><text:span text:style-name="Акцент"><text:span text:style-name="T171">некто</text:span></text:span><text:span text:style-name="T171">, соответственно; </text:span><text:span text:style-name="Арабиййун"><text:span text:style-name="T173">بَعْضٌ</text:span></text:span><text:span text:style-name="T173"> </text:span><text:span text:style-name="Акцент"><text:span text:style-name="T173">кто-нибудь из, один из, некоторые из</text:span></text:span><text:span text:style-name="T173"> (предпочтительно для лиц) и </text:span><text:span text:style-name="Арабиййун"><text:span text:style-name="T173">عِدَّةٌ</text:span></text:span><text:span text:style-name="T173"> </text:span><text:span text:style-name="Акцент"><text:span text:style-name="T173">некоторое число, несколько</text:span></text:span><text:span text:style-name="T173"> (в основном для предметов), </text:span><text:span text:style-name="T174">которые ставятся перед именем во множественном числе, определенного и неопределенного состояний, соот</text:span><text:span text:style-name="T175">ветственно.</text:span></text:p>
      <text:p text:style-name="P15"><text:span text:style-name="Пункт"><text:span text:style-name="T180">Частица</text:span></text:span><text:span text:style-name="T180"> </text:span><text:span text:style-name="Арабиййун"><text:span text:style-name="T180">كَلَّا</text:span></text:span><text:span text:style-name="T180"> (</text:span><text:span text:style-name="Акцент"><text:span text:style-name="T180">нет, совсем нет</text:span></text:span><text:span text:style-name="T180">) служит для выражения абсолютного отрицания. Употребляется тогда, когда опровергается вопрос, предполагавший положительный ответ.</text:span></text:p>
      <text:p text:style-name="P15"><text:span text:style-name="Пункт"><text:span text:style-name="T180">Частица</text:span></text:span><text:span text:style-name="T180"> </text:span><text:span text:style-name="Арабиййун"><text:span text:style-name="T180">إِيَّا</text:span></text:span><text:span text:style-name="T180"> служит для выделения второго слитного местоимения при вдвойне переходном глаголе, а также для изолированного от глагола оформления слитного местоимения, выступающего в функции личного местоимения в именительном падеже.</text:span></text:p>
      <text:p text:style-name="P16"/>
      <text:p text:style-name="P16"/>
      <text:p text:style-name="P17"/>
      <text:p text:style-name="P5"><text:span text:style-name="T1">И</text:span><text:span text:style-name="T2">з </text:span><text:span text:style-name="T4">У</text:span><text:span text:style-name="T3">чебника арабского языка / А.А. Ковалев, Г.Ш. Шарбатов.</text:span><text:span text:style-name="T2"> — </text:span><text:span text:style-name="T5">3 (4)</text:span><text:span text:style-name="T2">-е изд. — М.: Вост. </text:span><text:span text:style-name="T6">л</text:span><text:span text:style-name="T2">ит., </text:span><text:span text:style-name="T6">1998 (</text:span><text:span text:style-name="T2">2004</text:span><text:span text:style-name="T6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Lohit Hindi" svg:font-family="'Lohit Hindi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Lohit Hindi" fo:font-size="12pt" fo:background-color="transparent" style:font-size-asian="10.5pt"/>
    </style:style>
    <style:style style:name="Заголовок_20_таблицы" style:display-name="Заголовок таблицы" style:family="text">
      <style:text-properties fo:color="#5e11a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17T09:58:16</dc:date>
    <dc:creator>Yerzhan Tulepov</dc:creator>
    <meta:editing-duration>P1DT1H29M12S</meta:editing-duration>
    <meta:editing-cycles>231</meta:editing-cycles>
    <meta:generator>LibreOffice/3.6$Linux_X86_64 LibreOffice_project/360m1$Build-2</meta:generator>
    <meta:document-statistic meta:table-count="4" meta:image-count="0" meta:object-count="0" meta:page-count="11" meta:paragraph-count="302" meta:word-count="2463" meta:character-count="16763" meta:non-whitespace-character-count="14595"/>
  </office:meta>
</office:document-meta>
</file>